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0.3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ce1" style:family="table-cell" style:parent-style-name="Default">
      <style:map style:condition="cell-content()=0" style:apply-style-name="Untitled1" style:base-cell-address="Sheet.G4"/>
      <style:map style:condition="cell-content()=1" style:apply-style-name="Untitled2" style:base-cell-address="Sheet.G4"/>
    </style:style>
    <style:style style:name="ce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1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-8% 58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19" table:default-cell-style-name="Default"/>
        <table:table-column table:style-name="co1" table:number-columns-repeated="16359" table:default-cell-style-name="Default"/>
        <table:table-row table:style-name="ro1">
          <table:table-cell/>
          <table:table-cell office:value-type="string" calcext:value-type="string">
            <text:p>A =</text:p>
          </table:table-cell>
          <table:table-cell office:value-type="float" office:value="7389" calcext:value-type="float">
            <text:p>7389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 =</text:p>
          </table:table-cell>
          <table:table-cell office:value-type="float" office:value="17178" calcext:value-type="float">
            <text:p>17178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X1 =</text:p>
          </table:table-cell>
          <table:table-cell office:value-type="string" calcext:value-type="string">
            <text:p>A =</text:p>
          </table:table-cell>
          <table:table-cell table:formula="of:=[.C1]" office:value-type="float" office:value="7389" calcext:value-type="float">
            <text:p>7389</text:p>
          </table:table-cell>
          <table:table-cell/>
          <table:table-cell office:value-type="string" calcext:value-type="string">
            <text:p>B1 =</text:p>
          </table:table-cell>
          <table:table-cell/>
          <table:table-cell table:style-name="ce1" table:formula="of:=IF([.$C$4] &gt; 0; IF(15 &lt; COM.MICROSOFT.FLOOR.MATH(LOG(ABS([.$C$4]); 2)) + 1; MOD(BITRSHIFT(ABS([.$C$4]); 15); 2); 0); IF(15 &lt; COM.MICROSOFT.FLOOR.MATH(LOG(ABS([.$C$4]); 2)) + 1; 1 - MOD(BITRSHIFT(ABS([.$C$4]) - 1; 15); 2); 1))" office:value-type="float" office:value="0" calcext:value-type="float">
            <text:p>0</text:p>
          </table:table-cell>
          <table:table-cell table:style-name="ce1" table:formula="of:=IF([.$C$4] &gt; 0; IF(14 &lt; COM.MICROSOFT.FLOOR.MATH(LOG(ABS([.$C$4]); 2)) + 1; MOD(BITRSHIFT(ABS([.$C$4]); 14); 2); 0); IF(14 &lt; COM.MICROSOFT.FLOOR.MATH(LOG(ABS([.$C$4]); 2)) + 1; 1 - MOD(BITRSHIFT(ABS([.$C$4]) - 1; 14); 2); 1))" office:value-type="float" office:value="0" calcext:value-type="float">
            <text:p>0</text:p>
          </table:table-cell>
          <table:table-cell table:style-name="ce1" table:formula="of:=IF([.$C$4] &gt; 0; IF(13 &lt; COM.MICROSOFT.FLOOR.MATH(LOG(ABS([.$C$4]); 2)) + 1; MOD(BITRSHIFT(ABS([.$C$4]); 13); 2); 0); IF(13 &lt; COM.MICROSOFT.FLOOR.MATH(LOG(ABS([.$C$4]); 2)) + 1; 1 - MOD(BITRSHIFT(ABS([.$C$4]) - 1; 13); 2); 1))" office:value-type="float" office:value="0" calcext:value-type="float">
            <text:p>0</text:p>
          </table:table-cell>
          <table:table-cell table:style-name="ce1" table:formula="of:=IF([.$C$4] &gt; 0; IF(12 &lt; COM.MICROSOFT.FLOOR.MATH(LOG(ABS([.$C$4]); 2)) + 1; MOD(BITRSHIFT(ABS([.$C$4]); 12); 2); 0); IF(12 &lt; COM.MICROSOFT.FLOOR.MATH(LOG(ABS([.$C$4]); 2)) + 1; 1 - MOD(BITRSHIFT(ABS([.$C$4]) - 1; 12); 2); 1))" office:value-type="float" office:value="1" calcext:value-type="float">
            <text:p>1</text:p>
          </table:table-cell>
          <table:table-cell table:style-name="ce1" office:value-type="string" calcext:value-type="string">
            <text:p>.</text:p>
          </table:table-cell>
          <table:table-cell table:style-name="ce1" table:formula="of:=IF([.$C$4] &gt; 0; IF(11 &lt; COM.MICROSOFT.FLOOR.MATH(LOG(ABS([.$C$4]); 2)) + 1; MOD(BITRSHIFT(ABS([.$C$4]); 11); 2); 0); IF(11 &lt; COM.MICROSOFT.FLOOR.MATH(LOG(ABS([.$C$4]); 2)) + 1; 1 - MOD(BITRSHIFT(ABS([.$C$4]) - 1; 11); 2); 1))" office:value-type="float" office:value="1" calcext:value-type="float">
            <text:p>1</text:p>
          </table:table-cell>
          <table:table-cell table:style-name="ce1" table:formula="of:=IF([.$C$4] &gt; 0; IF(10 &lt; COM.MICROSOFT.FLOOR.MATH(LOG(ABS([.$C$4]); 2)) + 1; MOD(BITRSHIFT(ABS([.$C$4]); 10); 2); 0); IF(10 &lt; COM.MICROSOFT.FLOOR.MATH(LOG(ABS([.$C$4]); 2)) + 1; 1 - MOD(BITRSHIFT(ABS([.$C$4]) - 1; 10); 2); 1))" office:value-type="float" office:value="1" calcext:value-type="float">
            <text:p>1</text:p>
          </table:table-cell>
          <table:table-cell table:style-name="ce1" table:formula="of:=IF([.$C$4] &gt; 0; IF(9 &lt; COM.MICROSOFT.FLOOR.MATH(LOG(ABS([.$C$4]); 2)) + 1; MOD(BITRSHIFT(ABS([.$C$4]); 9); 2); 0); IF(9 &lt; COM.MICROSOFT.FLOOR.MATH(LOG(ABS([.$C$4]); 2)) + 1; 1 - MOD(BITRSHIFT(ABS([.$C$4]) - 1; 9); 2); 1))" office:value-type="float" office:value="0" calcext:value-type="float">
            <text:p>0</text:p>
          </table:table-cell>
          <table:table-cell table:style-name="ce1" table:formula="of:=IF([.$C$4] &gt; 0; IF(8 &lt; COM.MICROSOFT.FLOOR.MATH(LOG(ABS([.$C$4]); 2)) + 1; MOD(BITRSHIFT(ABS([.$C$4]); 8); 2); 0); IF(8 &lt; COM.MICROSOFT.FLOOR.MATH(LOG(ABS([.$C$4]); 2)) + 1; 1 - MOD(BITRSHIFT(ABS([.$C$4]) - 1; 8); 2); 1))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style-name="ce1" table:formula="of:=IF([.$C$4] &gt; 0; IF(7 &lt; COM.MICROSOFT.FLOOR.MATH(LOG(ABS([.$C$4]); 2)) + 1; MOD(BITRSHIFT(ABS([.$C$4]); 7); 2); 0); IF(7 &lt; COM.MICROSOFT.FLOOR.MATH(LOG(ABS([.$C$4]); 2)) + 1; 1 - MOD(BITRSHIFT(ABS([.$C$4]) - 1; 7); 2); 1))" office:value-type="float" office:value="1" calcext:value-type="float">
            <text:p>1</text:p>
          </table:table-cell>
          <table:table-cell table:style-name="ce1" table:formula="of:=IF([.$C$4] &gt; 0; IF(6 &lt; COM.MICROSOFT.FLOOR.MATH(LOG(ABS([.$C$4]); 2)) + 1; MOD(BITRSHIFT(ABS([.$C$4]); 6); 2); 0); IF(6 &lt; COM.MICROSOFT.FLOOR.MATH(LOG(ABS([.$C$4]); 2)) + 1; 1 - MOD(BITRSHIFT(ABS([.$C$4]) - 1; 6); 2); 1))" office:value-type="float" office:value="1" calcext:value-type="float">
            <text:p>1</text:p>
          </table:table-cell>
          <table:table-cell table:style-name="ce1" table:formula="of:=IF([.$C$4] &gt; 0; IF(5 &lt; COM.MICROSOFT.FLOOR.MATH(LOG(ABS([.$C$4]); 2)) + 1; MOD(BITRSHIFT(ABS([.$C$4]); 5); 2); 0); IF(5 &lt; COM.MICROSOFT.FLOOR.MATH(LOG(ABS([.$C$4]); 2)) + 1; 1 - MOD(BITRSHIFT(ABS([.$C$4]) - 1; 5); 2); 1))" office:value-type="float" office:value="0" calcext:value-type="float">
            <text:p>0</text:p>
          </table:table-cell>
          <table:table-cell table:style-name="ce1" table:formula="of:=IF([.$C$4] &gt; 0; IF(4 &lt; COM.MICROSOFT.FLOOR.MATH(LOG(ABS([.$C$4]); 2)) + 1; MOD(BITRSHIFT(ABS([.$C$4]); 4); 2); 0); IF(4 &lt; COM.MICROSOFT.FLOOR.MATH(LOG(ABS([.$C$4]); 2)) + 1; 1 - MOD(BITRSHIFT(ABS([.$C$4]) - 1; 4); 2); 1))" office:value-type="float" office:value="1" calcext:value-type="float">
            <text:p>1</text:p>
          </table:table-cell>
          <table:table-cell table:style-name="ce1" office:value-type="string" calcext:value-type="string">
            <text:p>.</text:p>
          </table:table-cell>
          <table:table-cell table:style-name="ce1" table:formula="of:=IF([.$C$4] &gt; 0; IF(3 &lt; COM.MICROSOFT.FLOOR.MATH(LOG(ABS([.$C$4]); 2)) + 1; MOD(BITRSHIFT(ABS([.$C$4]); 3); 2); 0); IF(3 &lt; COM.MICROSOFT.FLOOR.MATH(LOG(ABS([.$C$4]); 2)) + 1; 1 - MOD(BITRSHIFT(ABS([.$C$4]) - 1; 3); 2); 1))" office:value-type="float" office:value="1" calcext:value-type="float">
            <text:p>1</text:p>
          </table:table-cell>
          <table:table-cell table:style-name="ce1" table:formula="of:=IF([.$C$4] &gt; 0; IF(2 &lt; COM.MICROSOFT.FLOOR.MATH(LOG(ABS([.$C$4]); 2)) + 1; MOD(BITRSHIFT(ABS([.$C$4]); 2); 2); 0); IF(2 &lt; COM.MICROSOFT.FLOOR.MATH(LOG(ABS([.$C$4]); 2)) + 1; 1 - MOD(BITRSHIFT(ABS([.$C$4]) - 1; 2); 2); 1))" office:value-type="float" office:value="1" calcext:value-type="float">
            <text:p>1</text:p>
          </table:table-cell>
          <table:table-cell table:style-name="ce1" table:formula="of:=IF([.$C$4] &gt; 0; IF(1 &lt; COM.MICROSOFT.FLOOR.MATH(LOG(ABS([.$C$4]); 2)) + 1; MOD(BITRSHIFT(ABS([.$C$4]); 1); 2); 0); IF(1 &lt; COM.MICROSOFT.FLOOR.MATH(LOG(ABS([.$C$4]); 2)) + 1; 1 - MOD(BITRSHIFT(ABS([.$C$4]) - 1; 1); 2); 1))" office:value-type="float" office:value="0" calcext:value-type="float">
            <text:p>0</text:p>
          </table:table-cell>
          <table:table-cell table:style-name="ce1" table:formula="of:=IF([.$C$4] &gt; 0; IF(0 &lt; COM.MICROSOFT.FLOOR.MATH(LOG(ABS([.$C$4]); 2)) + 1; MOD(BITRSHIFT(ABS([.$C$4]); 0); 2); 0); IF(0 &lt; COM.MICROSOFT.FLOOR.MATH(LOG(ABS([.$C$4]); 2)) + 1; 1 - MOD(BITRSHIFT(ABS([.$C$4]) - 1; 0); 2); 1))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2 =</text:p>
          </table:table-cell>
          <table:table-cell office:value-type="string" calcext:value-type="string">
            <text:p>C =</text:p>
          </table:table-cell>
          <table:table-cell table:formula="of:=[.C2]" office:value-type="float" office:value="17178" calcext:value-type="float">
            <text:p>17178</text:p>
          </table:table-cell>
          <table:table-cell/>
          <table:table-cell office:value-type="string" calcext:value-type="string">
            <text:p>B2 =</text:p>
          </table:table-cell>
          <table:table-cell/>
          <table:table-cell table:style-name="ce1" table:formula="of:=IF([.$C$5] &gt; 0; IF(15 &lt; COM.MICROSOFT.FLOOR.MATH(LOG(ABS([.$C$5]); 2)) + 1; MOD(BITRSHIFT(ABS([.$C$5]); 15); 2); 0); IF(15 &lt; COM.MICROSOFT.FLOOR.MATH(LOG(ABS([.$C$5]); 2)) + 1; 1 - MOD(BITRSHIFT(ABS([.$C$5]) - 1; 15); 2); 1))" office:value-type="float" office:value="0" calcext:value-type="float">
            <text:p>0</text:p>
          </table:table-cell>
          <table:table-cell table:style-name="ce1" table:formula="of:=IF([.$C$5] &gt; 0; IF(14 &lt; COM.MICROSOFT.FLOOR.MATH(LOG(ABS([.$C$5]); 2)) + 1; MOD(BITRSHIFT(ABS([.$C$5]); 14); 2); 0); IF(14 &lt; COM.MICROSOFT.FLOOR.MATH(LOG(ABS([.$C$5]); 2)) + 1; 1 - MOD(BITRSHIFT(ABS([.$C$5]) - 1; 14); 2); 1))" office:value-type="float" office:value="1" calcext:value-type="float">
            <text:p>1</text:p>
          </table:table-cell>
          <table:table-cell table:style-name="ce1" table:formula="of:=IF([.$C$5] &gt; 0; IF(13 &lt; COM.MICROSOFT.FLOOR.MATH(LOG(ABS([.$C$5]); 2)) + 1; MOD(BITRSHIFT(ABS([.$C$5]); 13); 2); 0); IF(13 &lt; COM.MICROSOFT.FLOOR.MATH(LOG(ABS([.$C$5]); 2)) + 1; 1 - MOD(BITRSHIFT(ABS([.$C$5]) - 1; 13); 2); 1))" office:value-type="float" office:value="0" calcext:value-type="float">
            <text:p>0</text:p>
          </table:table-cell>
          <table:table-cell table:style-name="ce1" table:formula="of:=IF([.$C$5] &gt; 0; IF(12 &lt; COM.MICROSOFT.FLOOR.MATH(LOG(ABS([.$C$5]); 2)) + 1; MOD(BITRSHIFT(ABS([.$C$5]); 12); 2); 0); IF(12 &lt; COM.MICROSOFT.FLOOR.MATH(LOG(ABS([.$C$5]); 2)) + 1; 1 - MOD(BITRSHIFT(ABS([.$C$5]) - 1; 12); 2); 1))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style-name="ce1" table:formula="of:=IF([.$C$5] &gt; 0; IF(11 &lt; COM.MICROSOFT.FLOOR.MATH(LOG(ABS([.$C$5]); 2)) + 1; MOD(BITRSHIFT(ABS([.$C$5]); 11); 2); 0); IF(11 &lt; COM.MICROSOFT.FLOOR.MATH(LOG(ABS([.$C$5]); 2)) + 1; 1 - MOD(BITRSHIFT(ABS([.$C$5]) - 1; 11); 2); 1))" office:value-type="float" office:value="0" calcext:value-type="float">
            <text:p>0</text:p>
          </table:table-cell>
          <table:table-cell table:style-name="ce1" table:formula="of:=IF([.$C$5] &gt; 0; IF(10 &lt; COM.MICROSOFT.FLOOR.MATH(LOG(ABS([.$C$5]); 2)) + 1; MOD(BITRSHIFT(ABS([.$C$5]); 10); 2); 0); IF(10 &lt; COM.MICROSOFT.FLOOR.MATH(LOG(ABS([.$C$5]); 2)) + 1; 1 - MOD(BITRSHIFT(ABS([.$C$5]) - 1; 10); 2); 1))" office:value-type="float" office:value="0" calcext:value-type="float">
            <text:p>0</text:p>
          </table:table-cell>
          <table:table-cell table:style-name="ce1" table:formula="of:=IF([.$C$5] &gt; 0; IF(9 &lt; COM.MICROSOFT.FLOOR.MATH(LOG(ABS([.$C$5]); 2)) + 1; MOD(BITRSHIFT(ABS([.$C$5]); 9); 2); 0); IF(9 &lt; COM.MICROSOFT.FLOOR.MATH(LOG(ABS([.$C$5]); 2)) + 1; 1 - MOD(BITRSHIFT(ABS([.$C$5]) - 1; 9); 2); 1))" office:value-type="float" office:value="1" calcext:value-type="float">
            <text:p>1</text:p>
          </table:table-cell>
          <table:table-cell table:style-name="ce1" table:formula="of:=IF([.$C$5] &gt; 0; IF(8 &lt; COM.MICROSOFT.FLOOR.MATH(LOG(ABS([.$C$5]); 2)) + 1; MOD(BITRSHIFT(ABS([.$C$5]); 8); 2); 0); IF(8 &lt; COM.MICROSOFT.FLOOR.MATH(LOG(ABS([.$C$5]); 2)) + 1; 1 - MOD(BITRSHIFT(ABS([.$C$5]) - 1; 8); 2); 1))" office:value-type="float" office:value="1" calcext:value-type="float">
            <text:p>1</text:p>
          </table:table-cell>
          <table:table-cell table:style-name="ce1" office:value-type="string" calcext:value-type="string">
            <text:p>.</text:p>
          </table:table-cell>
          <table:table-cell table:style-name="ce1" table:formula="of:=IF([.$C$5] &gt; 0; IF(7 &lt; COM.MICROSOFT.FLOOR.MATH(LOG(ABS([.$C$5]); 2)) + 1; MOD(BITRSHIFT(ABS([.$C$5]); 7); 2); 0); IF(7 &lt; COM.MICROSOFT.FLOOR.MATH(LOG(ABS([.$C$5]); 2)) + 1; 1 - MOD(BITRSHIFT(ABS([.$C$5]) - 1; 7); 2); 1))" office:value-type="float" office:value="0" calcext:value-type="float">
            <text:p>0</text:p>
          </table:table-cell>
          <table:table-cell table:style-name="ce1" table:formula="of:=IF([.$C$5] &gt; 0; IF(6 &lt; COM.MICROSOFT.FLOOR.MATH(LOG(ABS([.$C$5]); 2)) + 1; MOD(BITRSHIFT(ABS([.$C$5]); 6); 2); 0); IF(6 &lt; COM.MICROSOFT.FLOOR.MATH(LOG(ABS([.$C$5]); 2)) + 1; 1 - MOD(BITRSHIFT(ABS([.$C$5]) - 1; 6); 2); 1))" office:value-type="float" office:value="0" calcext:value-type="float">
            <text:p>0</text:p>
          </table:table-cell>
          <table:table-cell table:style-name="ce1" table:formula="of:=IF([.$C$5] &gt; 0; IF(5 &lt; COM.MICROSOFT.FLOOR.MATH(LOG(ABS([.$C$5]); 2)) + 1; MOD(BITRSHIFT(ABS([.$C$5]); 5); 2); 0); IF(5 &lt; COM.MICROSOFT.FLOOR.MATH(LOG(ABS([.$C$5]); 2)) + 1; 1 - MOD(BITRSHIFT(ABS([.$C$5]) - 1; 5); 2); 1))" office:value-type="float" office:value="0" calcext:value-type="float">
            <text:p>0</text:p>
          </table:table-cell>
          <table:table-cell table:style-name="ce1" table:formula="of:=IF([.$C$5] &gt; 0; IF(4 &lt; COM.MICROSOFT.FLOOR.MATH(LOG(ABS([.$C$5]); 2)) + 1; MOD(BITRSHIFT(ABS([.$C$5]); 4); 2); 0); IF(4 &lt; COM.MICROSOFT.FLOOR.MATH(LOG(ABS([.$C$5]); 2)) + 1; 1 - MOD(BITRSHIFT(ABS([.$C$5]) - 1; 4); 2); 1))" office:value-type="float" office:value="1" calcext:value-type="float">
            <text:p>1</text:p>
          </table:table-cell>
          <table:table-cell table:style-name="ce1" office:value-type="string" calcext:value-type="string">
            <text:p>.</text:p>
          </table:table-cell>
          <table:table-cell table:style-name="ce1" table:formula="of:=IF([.$C$5] &gt; 0; IF(3 &lt; COM.MICROSOFT.FLOOR.MATH(LOG(ABS([.$C$5]); 2)) + 1; MOD(BITRSHIFT(ABS([.$C$5]); 3); 2); 0); IF(3 &lt; COM.MICROSOFT.FLOOR.MATH(LOG(ABS([.$C$5]); 2)) + 1; 1 - MOD(BITRSHIFT(ABS([.$C$5]) - 1; 3); 2); 1))" office:value-type="float" office:value="1" calcext:value-type="float">
            <text:p>1</text:p>
          </table:table-cell>
          <table:table-cell table:style-name="ce1" table:formula="of:=IF([.$C$5] &gt; 0; IF(2 &lt; COM.MICROSOFT.FLOOR.MATH(LOG(ABS([.$C$5]); 2)) + 1; MOD(BITRSHIFT(ABS([.$C$5]); 2); 2); 0); IF(2 &lt; COM.MICROSOFT.FLOOR.MATH(LOG(ABS([.$C$5]); 2)) + 1; 1 - MOD(BITRSHIFT(ABS([.$C$5]) - 1; 2); 2); 1))" office:value-type="float" office:value="0" calcext:value-type="float">
            <text:p>0</text:p>
          </table:table-cell>
          <table:table-cell table:style-name="ce1" table:formula="of:=IF([.$C$5] &gt; 0; IF(1 &lt; COM.MICROSOFT.FLOOR.MATH(LOG(ABS([.$C$5]); 2)) + 1; MOD(BITRSHIFT(ABS([.$C$5]); 1); 2); 0); IF(1 &lt; COM.MICROSOFT.FLOOR.MATH(LOG(ABS([.$C$5]); 2)) + 1; 1 - MOD(BITRSHIFT(ABS([.$C$5]) - 1; 1); 2); 1))" office:value-type="float" office:value="1" calcext:value-type="float">
            <text:p>1</text:p>
          </table:table-cell>
          <table:table-cell table:style-name="ce1" table:formula="of:=IF([.$C$5] &gt; 0; IF(0 &lt; COM.MICROSOFT.FLOOR.MATH(LOG(ABS([.$C$5]); 2)) + 1; MOD(BITRSHIFT(ABS([.$C$5]); 0); 2); 0); IF(0 &lt; COM.MICROSOFT.FLOOR.MATH(LOG(ABS([.$C$5]); 2)) + 1; 1 - MOD(BITRSHIFT(ABS([.$C$5]) - 1; 0); 2); 1))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3 =</text:p>
          </table:table-cell>
          <table:table-cell office:value-type="string" calcext:value-type="string">
            <text:p>A + C =</text:p>
          </table:table-cell>
          <table:table-cell table:formula="of:=[.C1] + [.C2]" office:value-type="float" office:value="24567" calcext:value-type="float">
            <text:p>24567</text:p>
          </table:table-cell>
          <table:table-cell/>
          <table:table-cell office:value-type="string" calcext:value-type="string">
            <text:p>B3 =</text:p>
          </table:table-cell>
          <table:table-cell/>
          <table:table-cell table:style-name="ce1" table:formula="of:=IF([.$C$6] &gt; 0; IF(15 &lt; COM.MICROSOFT.FLOOR.MATH(LOG(ABS([.$C$6]); 2)) + 1; MOD(BITRSHIFT(ABS([.$C$6]); 15); 2); 0); IF(15 &lt; COM.MICROSOFT.FLOOR.MATH(LOG(ABS([.$C$6]); 2)) + 1; 1 - MOD(BITRSHIFT(ABS([.$C$6]) - 1; 15); 2); 1))" office:value-type="float" office:value="0" calcext:value-type="float">
            <text:p>0</text:p>
          </table:table-cell>
          <table:table-cell table:style-name="ce1" table:formula="of:=IF([.$C$6] &gt; 0; IF(14 &lt; COM.MICROSOFT.FLOOR.MATH(LOG(ABS([.$C$6]); 2)) + 1; MOD(BITRSHIFT(ABS([.$C$6]); 14); 2); 0); IF(14 &lt; COM.MICROSOFT.FLOOR.MATH(LOG(ABS([.$C$6]); 2)) + 1; 1 - MOD(BITRSHIFT(ABS([.$C$6]) - 1; 14); 2); 1))" office:value-type="float" office:value="1" calcext:value-type="float">
            <text:p>1</text:p>
          </table:table-cell>
          <table:table-cell table:style-name="ce1" table:formula="of:=IF([.$C$6] &gt; 0; IF(13 &lt; COM.MICROSOFT.FLOOR.MATH(LOG(ABS([.$C$6]); 2)) + 1; MOD(BITRSHIFT(ABS([.$C$6]); 13); 2); 0); IF(13 &lt; COM.MICROSOFT.FLOOR.MATH(LOG(ABS([.$C$6]); 2)) + 1; 1 - MOD(BITRSHIFT(ABS([.$C$6]) - 1; 13); 2); 1))" office:value-type="float" office:value="0" calcext:value-type="float">
            <text:p>0</text:p>
          </table:table-cell>
          <table:table-cell table:style-name="ce1" table:formula="of:=IF([.$C$6] &gt; 0; IF(12 &lt; COM.MICROSOFT.FLOOR.MATH(LOG(ABS([.$C$6]); 2)) + 1; MOD(BITRSHIFT(ABS([.$C$6]); 12); 2); 0); IF(12 &lt; COM.MICROSOFT.FLOOR.MATH(LOG(ABS([.$C$6]); 2)) + 1; 1 - MOD(BITRSHIFT(ABS([.$C$6]) - 1; 12); 2); 1))" office:value-type="float" office:value="1" calcext:value-type="float">
            <text:p>1</text:p>
          </table:table-cell>
          <table:table-cell table:style-name="ce1" office:value-type="string" calcext:value-type="string">
            <text:p>.</text:p>
          </table:table-cell>
          <table:table-cell table:style-name="ce1" table:formula="of:=IF([.$C$6] &gt; 0; IF(11 &lt; COM.MICROSOFT.FLOOR.MATH(LOG(ABS([.$C$6]); 2)) + 1; MOD(BITRSHIFT(ABS([.$C$6]); 11); 2); 0); IF(11 &lt; COM.MICROSOFT.FLOOR.MATH(LOG(ABS([.$C$6]); 2)) + 1; 1 - MOD(BITRSHIFT(ABS([.$C$6]) - 1; 11); 2); 1))" office:value-type="float" office:value="1" calcext:value-type="float">
            <text:p>1</text:p>
          </table:table-cell>
          <table:table-cell table:style-name="ce1" table:formula="of:=IF([.$C$6] &gt; 0; IF(10 &lt; COM.MICROSOFT.FLOOR.MATH(LOG(ABS([.$C$6]); 2)) + 1; MOD(BITRSHIFT(ABS([.$C$6]); 10); 2); 0); IF(10 &lt; COM.MICROSOFT.FLOOR.MATH(LOG(ABS([.$C$6]); 2)) + 1; 1 - MOD(BITRSHIFT(ABS([.$C$6]) - 1; 10); 2); 1))" office:value-type="float" office:value="1" calcext:value-type="float">
            <text:p>1</text:p>
          </table:table-cell>
          <table:table-cell table:style-name="ce1" table:formula="of:=IF([.$C$6] &gt; 0; IF(9 &lt; COM.MICROSOFT.FLOOR.MATH(LOG(ABS([.$C$6]); 2)) + 1; MOD(BITRSHIFT(ABS([.$C$6]); 9); 2); 0); IF(9 &lt; COM.MICROSOFT.FLOOR.MATH(LOG(ABS([.$C$6]); 2)) + 1; 1 - MOD(BITRSHIFT(ABS([.$C$6]) - 1; 9); 2); 1))" office:value-type="float" office:value="1" calcext:value-type="float">
            <text:p>1</text:p>
          </table:table-cell>
          <table:table-cell table:style-name="ce1" table:formula="of:=IF([.$C$6] &gt; 0; IF(8 &lt; COM.MICROSOFT.FLOOR.MATH(LOG(ABS([.$C$6]); 2)) + 1; MOD(BITRSHIFT(ABS([.$C$6]); 8); 2); 0); IF(8 &lt; COM.MICROSOFT.FLOOR.MATH(LOG(ABS([.$C$6]); 2)) + 1; 1 - MOD(BITRSHIFT(ABS([.$C$6]) - 1; 8); 2); 1))" office:value-type="float" office:value="1" calcext:value-type="float">
            <text:p>1</text:p>
          </table:table-cell>
          <table:table-cell table:style-name="ce1" office:value-type="string" calcext:value-type="string">
            <text:p>.</text:p>
          </table:table-cell>
          <table:table-cell table:style-name="ce1" table:formula="of:=IF([.$C$6] &gt; 0; IF(7 &lt; COM.MICROSOFT.FLOOR.MATH(LOG(ABS([.$C$6]); 2)) + 1; MOD(BITRSHIFT(ABS([.$C$6]); 7); 2); 0); IF(7 &lt; COM.MICROSOFT.FLOOR.MATH(LOG(ABS([.$C$6]); 2)) + 1; 1 - MOD(BITRSHIFT(ABS([.$C$6]) - 1; 7); 2); 1))" office:value-type="float" office:value="1" calcext:value-type="float">
            <text:p>1</text:p>
          </table:table-cell>
          <table:table-cell table:style-name="ce1" table:formula="of:=IF([.$C$6] &gt; 0; IF(6 &lt; COM.MICROSOFT.FLOOR.MATH(LOG(ABS([.$C$6]); 2)) + 1; MOD(BITRSHIFT(ABS([.$C$6]); 6); 2); 0); IF(6 &lt; COM.MICROSOFT.FLOOR.MATH(LOG(ABS([.$C$6]); 2)) + 1; 1 - MOD(BITRSHIFT(ABS([.$C$6]) - 1; 6); 2); 1))" office:value-type="float" office:value="1" calcext:value-type="float">
            <text:p>1</text:p>
          </table:table-cell>
          <table:table-cell table:style-name="ce1" table:formula="of:=IF([.$C$6] &gt; 0; IF(5 &lt; COM.MICROSOFT.FLOOR.MATH(LOG(ABS([.$C$6]); 2)) + 1; MOD(BITRSHIFT(ABS([.$C$6]); 5); 2); 0); IF(5 &lt; COM.MICROSOFT.FLOOR.MATH(LOG(ABS([.$C$6]); 2)) + 1; 1 - MOD(BITRSHIFT(ABS([.$C$6]) - 1; 5); 2); 1))" office:value-type="float" office:value="1" calcext:value-type="float">
            <text:p>1</text:p>
          </table:table-cell>
          <table:table-cell table:style-name="ce1" table:formula="of:=IF([.$C$6] &gt; 0; IF(4 &lt; COM.MICROSOFT.FLOOR.MATH(LOG(ABS([.$C$6]); 2)) + 1; MOD(BITRSHIFT(ABS([.$C$6]); 4); 2); 0); IF(4 &lt; COM.MICROSOFT.FLOOR.MATH(LOG(ABS([.$C$6]); 2)) + 1; 1 - MOD(BITRSHIFT(ABS([.$C$6]) - 1; 4); 2); 1))" office:value-type="float" office:value="1" calcext:value-type="float">
            <text:p>1</text:p>
          </table:table-cell>
          <table:table-cell table:style-name="ce1" office:value-type="string" calcext:value-type="string">
            <text:p>.</text:p>
          </table:table-cell>
          <table:table-cell table:style-name="ce1" table:formula="of:=IF([.$C$6] &gt; 0; IF(3 &lt; COM.MICROSOFT.FLOOR.MATH(LOG(ABS([.$C$6]); 2)) + 1; MOD(BITRSHIFT(ABS([.$C$6]); 3); 2); 0); IF(3 &lt; COM.MICROSOFT.FLOOR.MATH(LOG(ABS([.$C$6]); 2)) + 1; 1 - MOD(BITRSHIFT(ABS([.$C$6]) - 1; 3); 2); 1))" office:value-type="float" office:value="0" calcext:value-type="float">
            <text:p>0</text:p>
          </table:table-cell>
          <table:table-cell table:style-name="ce1" table:formula="of:=IF([.$C$6] &gt; 0; IF(2 &lt; COM.MICROSOFT.FLOOR.MATH(LOG(ABS([.$C$6]); 2)) + 1; MOD(BITRSHIFT(ABS([.$C$6]); 2); 2); 0); IF(2 &lt; COM.MICROSOFT.FLOOR.MATH(LOG(ABS([.$C$6]); 2)) + 1; 1 - MOD(BITRSHIFT(ABS([.$C$6]) - 1; 2); 2); 1))" office:value-type="float" office:value="1" calcext:value-type="float">
            <text:p>1</text:p>
          </table:table-cell>
          <table:table-cell table:style-name="ce1" table:formula="of:=IF([.$C$6] &gt; 0; IF(1 &lt; COM.MICROSOFT.FLOOR.MATH(LOG(ABS([.$C$6]); 2)) + 1; MOD(BITRSHIFT(ABS([.$C$6]); 1); 2); 0); IF(1 &lt; COM.MICROSOFT.FLOOR.MATH(LOG(ABS([.$C$6]); 2)) + 1; 1 - MOD(BITRSHIFT(ABS([.$C$6]) - 1; 1); 2); 1))" office:value-type="float" office:value="1" calcext:value-type="float">
            <text:p>1</text:p>
          </table:table-cell>
          <table:table-cell table:style-name="ce1" table:formula="of:=IF([.$C$6] &gt; 0; IF(0 &lt; COM.MICROSOFT.FLOOR.MATH(LOG(ABS([.$C$6]); 2)) + 1; MOD(BITRSHIFT(ABS([.$C$6]); 0); 2); 0); IF(0 &lt; COM.MICROSOFT.FLOOR.MATH(LOG(ABS([.$C$6]); 2)) + 1; 1 - MOD(BITRSHIFT(ABS([.$C$6]) - 1; 0); 2); 1))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4 =</text:p>
          </table:table-cell>
          <table:table-cell office:value-type="string" calcext:value-type="string">
            <text:p>A + C + C =</text:p>
          </table:table-cell>
          <table:table-cell table:formula="of:=[.C1] + [.C2] + [.C2]" office:value-type="float" office:value="41745" calcext:value-type="float">
            <text:p>41745</text:p>
          </table:table-cell>
          <table:table-cell/>
          <table:table-cell office:value-type="string" calcext:value-type="string">
            <text:p>B4 =</text:p>
          </table:table-cell>
          <table:table-cell/>
          <table:table-cell table:style-name="ce1" table:formula="of:=IF([.$C$7] &gt; 0; IF(15 &lt; COM.MICROSOFT.FLOOR.MATH(LOG(ABS([.$C$7]); 2)) + 1; MOD(BITRSHIFT(ABS([.$C$7]); 15); 2); 0); IF(15 &lt; COM.MICROSOFT.FLOOR.MATH(LOG(ABS([.$C$7]); 2)) + 1; 1 - MOD(BITRSHIFT(ABS([.$C$7]) - 1; 15); 2); 1))" office:value-type="float" office:value="1" calcext:value-type="float">
            <text:p>1</text:p>
          </table:table-cell>
          <table:table-cell table:style-name="ce1" table:formula="of:=IF([.$C$7] &gt; 0; IF(14 &lt; COM.MICROSOFT.FLOOR.MATH(LOG(ABS([.$C$7]); 2)) + 1; MOD(BITRSHIFT(ABS([.$C$7]); 14); 2); 0); IF(14 &lt; COM.MICROSOFT.FLOOR.MATH(LOG(ABS([.$C$7]); 2)) + 1; 1 - MOD(BITRSHIFT(ABS([.$C$7]) - 1; 14); 2); 1))" office:value-type="float" office:value="0" calcext:value-type="float">
            <text:p>0</text:p>
          </table:table-cell>
          <table:table-cell table:style-name="ce1" table:formula="of:=IF([.$C$7] &gt; 0; IF(13 &lt; COM.MICROSOFT.FLOOR.MATH(LOG(ABS([.$C$7]); 2)) + 1; MOD(BITRSHIFT(ABS([.$C$7]); 13); 2); 0); IF(13 &lt; COM.MICROSOFT.FLOOR.MATH(LOG(ABS([.$C$7]); 2)) + 1; 1 - MOD(BITRSHIFT(ABS([.$C$7]) - 1; 13); 2); 1))" office:value-type="float" office:value="1" calcext:value-type="float">
            <text:p>1</text:p>
          </table:table-cell>
          <table:table-cell table:style-name="ce1" table:formula="of:=IF([.$C$7] &gt; 0; IF(12 &lt; COM.MICROSOFT.FLOOR.MATH(LOG(ABS([.$C$7]); 2)) + 1; MOD(BITRSHIFT(ABS([.$C$7]); 12); 2); 0); IF(12 &lt; COM.MICROSOFT.FLOOR.MATH(LOG(ABS([.$C$7]); 2)) + 1; 1 - MOD(BITRSHIFT(ABS([.$C$7]) - 1; 12); 2); 1))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style-name="ce1" table:formula="of:=IF([.$C$7] &gt; 0; IF(11 &lt; COM.MICROSOFT.FLOOR.MATH(LOG(ABS([.$C$7]); 2)) + 1; MOD(BITRSHIFT(ABS([.$C$7]); 11); 2); 0); IF(11 &lt; COM.MICROSOFT.FLOOR.MATH(LOG(ABS([.$C$7]); 2)) + 1; 1 - MOD(BITRSHIFT(ABS([.$C$7]) - 1; 11); 2); 1))" office:value-type="float" office:value="0" calcext:value-type="float">
            <text:p>0</text:p>
          </table:table-cell>
          <table:table-cell table:style-name="ce1" table:formula="of:=IF([.$C$7] &gt; 0; IF(10 &lt; COM.MICROSOFT.FLOOR.MATH(LOG(ABS([.$C$7]); 2)) + 1; MOD(BITRSHIFT(ABS([.$C$7]); 10); 2); 0); IF(10 &lt; COM.MICROSOFT.FLOOR.MATH(LOG(ABS([.$C$7]); 2)) + 1; 1 - MOD(BITRSHIFT(ABS([.$C$7]) - 1; 10); 2); 1))" office:value-type="float" office:value="0" calcext:value-type="float">
            <text:p>0</text:p>
          </table:table-cell>
          <table:table-cell table:style-name="ce1" table:formula="of:=IF([.$C$7] &gt; 0; IF(9 &lt; COM.MICROSOFT.FLOOR.MATH(LOG(ABS([.$C$7]); 2)) + 1; MOD(BITRSHIFT(ABS([.$C$7]); 9); 2); 0); IF(9 &lt; COM.MICROSOFT.FLOOR.MATH(LOG(ABS([.$C$7]); 2)) + 1; 1 - MOD(BITRSHIFT(ABS([.$C$7]) - 1; 9); 2); 1))" office:value-type="float" office:value="1" calcext:value-type="float">
            <text:p>1</text:p>
          </table:table-cell>
          <table:table-cell table:style-name="ce1" table:formula="of:=IF([.$C$7] &gt; 0; IF(8 &lt; COM.MICROSOFT.FLOOR.MATH(LOG(ABS([.$C$7]); 2)) + 1; MOD(BITRSHIFT(ABS([.$C$7]); 8); 2); 0); IF(8 &lt; COM.MICROSOFT.FLOOR.MATH(LOG(ABS([.$C$7]); 2)) + 1; 1 - MOD(BITRSHIFT(ABS([.$C$7]) - 1; 8); 2); 1))" office:value-type="float" office:value="1" calcext:value-type="float">
            <text:p>1</text:p>
          </table:table-cell>
          <table:table-cell table:style-name="ce1" office:value-type="string" calcext:value-type="string">
            <text:p>.</text:p>
          </table:table-cell>
          <table:table-cell table:style-name="ce1" table:formula="of:=IF([.$C$7] &gt; 0; IF(7 &lt; COM.MICROSOFT.FLOOR.MATH(LOG(ABS([.$C$7]); 2)) + 1; MOD(BITRSHIFT(ABS([.$C$7]); 7); 2); 0); IF(7 &lt; COM.MICROSOFT.FLOOR.MATH(LOG(ABS([.$C$7]); 2)) + 1; 1 - MOD(BITRSHIFT(ABS([.$C$7]) - 1; 7); 2); 1))" office:value-type="float" office:value="0" calcext:value-type="float">
            <text:p>0</text:p>
          </table:table-cell>
          <table:table-cell table:style-name="ce1" table:formula="of:=IF([.$C$7] &gt; 0; IF(6 &lt; COM.MICROSOFT.FLOOR.MATH(LOG(ABS([.$C$7]); 2)) + 1; MOD(BITRSHIFT(ABS([.$C$7]); 6); 2); 0); IF(6 &lt; COM.MICROSOFT.FLOOR.MATH(LOG(ABS([.$C$7]); 2)) + 1; 1 - MOD(BITRSHIFT(ABS([.$C$7]) - 1; 6); 2); 1))" office:value-type="float" office:value="0" calcext:value-type="float">
            <text:p>0</text:p>
          </table:table-cell>
          <table:table-cell table:style-name="ce1" table:formula="of:=IF([.$C$7] &gt; 0; IF(5 &lt; COM.MICROSOFT.FLOOR.MATH(LOG(ABS([.$C$7]); 2)) + 1; MOD(BITRSHIFT(ABS([.$C$7]); 5); 2); 0); IF(5 &lt; COM.MICROSOFT.FLOOR.MATH(LOG(ABS([.$C$7]); 2)) + 1; 1 - MOD(BITRSHIFT(ABS([.$C$7]) - 1; 5); 2); 1))" office:value-type="float" office:value="0" calcext:value-type="float">
            <text:p>0</text:p>
          </table:table-cell>
          <table:table-cell table:style-name="ce1" table:formula="of:=IF([.$C$7] &gt; 0; IF(4 &lt; COM.MICROSOFT.FLOOR.MATH(LOG(ABS([.$C$7]); 2)) + 1; MOD(BITRSHIFT(ABS([.$C$7]); 4); 2); 0); IF(4 &lt; COM.MICROSOFT.FLOOR.MATH(LOG(ABS([.$C$7]); 2)) + 1; 1 - MOD(BITRSHIFT(ABS([.$C$7]) - 1; 4); 2); 1))" office:value-type="float" office:value="1" calcext:value-type="float">
            <text:p>1</text:p>
          </table:table-cell>
          <table:table-cell table:style-name="ce1" office:value-type="string" calcext:value-type="string">
            <text:p>.</text:p>
          </table:table-cell>
          <table:table-cell table:style-name="ce1" table:formula="of:=IF([.$C$7] &gt; 0; IF(3 &lt; COM.MICROSOFT.FLOOR.MATH(LOG(ABS([.$C$7]); 2)) + 1; MOD(BITRSHIFT(ABS([.$C$7]); 3); 2); 0); IF(3 &lt; COM.MICROSOFT.FLOOR.MATH(LOG(ABS([.$C$7]); 2)) + 1; 1 - MOD(BITRSHIFT(ABS([.$C$7]) - 1; 3); 2); 1))" office:value-type="float" office:value="0" calcext:value-type="float">
            <text:p>0</text:p>
          </table:table-cell>
          <table:table-cell table:style-name="ce1" table:formula="of:=IF([.$C$7] &gt; 0; IF(2 &lt; COM.MICROSOFT.FLOOR.MATH(LOG(ABS([.$C$7]); 2)) + 1; MOD(BITRSHIFT(ABS([.$C$7]); 2); 2); 0); IF(2 &lt; COM.MICROSOFT.FLOOR.MATH(LOG(ABS([.$C$7]); 2)) + 1; 1 - MOD(BITRSHIFT(ABS([.$C$7]) - 1; 2); 2); 1))" office:value-type="float" office:value="0" calcext:value-type="float">
            <text:p>0</text:p>
          </table:table-cell>
          <table:table-cell table:style-name="ce1" table:formula="of:=IF([.$C$7] &gt; 0; IF(1 &lt; COM.MICROSOFT.FLOOR.MATH(LOG(ABS([.$C$7]); 2)) + 1; MOD(BITRSHIFT(ABS([.$C$7]); 1); 2); 0); IF(1 &lt; COM.MICROSOFT.FLOOR.MATH(LOG(ABS([.$C$7]); 2)) + 1; 1 - MOD(BITRSHIFT(ABS([.$C$7]) - 1; 1); 2); 1))" office:value-type="float" office:value="0" calcext:value-type="float">
            <text:p>0</text:p>
          </table:table-cell>
          <table:table-cell table:style-name="ce1" table:formula="of:=IF([.$C$7] &gt; 0; IF(0 &lt; COM.MICROSOFT.FLOOR.MATH(LOG(ABS([.$C$7]); 2)) + 1; MOD(BITRSHIFT(ABS([.$C$7]); 0); 2); 0); IF(0 &lt; COM.MICROSOFT.FLOOR.MATH(LOG(ABS([.$C$7]); 2)) + 1; 1 - MOD(BITRSHIFT(ABS([.$C$7]) - 1; 0); 2); 1))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5 =</text:p>
          </table:table-cell>
          <table:table-cell office:value-type="string" calcext:value-type="string">
            <text:p>C - A =</text:p>
          </table:table-cell>
          <table:table-cell table:formula="of:=[.C2] - [.C1]" office:value-type="float" office:value="9789" calcext:value-type="float">
            <text:p>9789</text:p>
          </table:table-cell>
          <table:table-cell/>
          <table:table-cell office:value-type="string" calcext:value-type="string">
            <text:p>B5 =</text:p>
          </table:table-cell>
          <table:table-cell/>
          <table:table-cell table:formula="of:=IF([.$C$8] &gt; 0; IF(15 &lt; COM.MICROSOFT.FLOOR.MATH(LOG(ABS([.$C$8]); 2)) + 1; MOD(BITRSHIFT(ABS([.$C$8]); 15); 2); 0); IF(15 &lt; COM.MICROSOFT.FLOOR.MATH(LOG(ABS([.$C$8]); 2)) + 1; 1 - MOD(BITRSHIFT(ABS([.$C$8]) - 1; 15); 2); 1))" office:value-type="float" office:value="0" calcext:value-type="float">
            <text:p>0</text:p>
          </table:table-cell>
          <table:table-cell table:formula="of:=IF([.$C$8] &gt; 0; IF(14 &lt; COM.MICROSOFT.FLOOR.MATH(LOG(ABS([.$C$8]); 2)) + 1; MOD(BITRSHIFT(ABS([.$C$8]); 14); 2); 0); IF(14 &lt; COM.MICROSOFT.FLOOR.MATH(LOG(ABS([.$C$8]); 2)) + 1; 1 - MOD(BITRSHIFT(ABS([.$C$8]) - 1; 14); 2); 1))" office:value-type="float" office:value="0" calcext:value-type="float">
            <text:p>0</text:p>
          </table:table-cell>
          <table:table-cell table:formula="of:=IF([.$C$8] &gt; 0; IF(13 &lt; COM.MICROSOFT.FLOOR.MATH(LOG(ABS([.$C$8]); 2)) + 1; MOD(BITRSHIFT(ABS([.$C$8]); 13); 2); 0); IF(13 &lt; COM.MICROSOFT.FLOOR.MATH(LOG(ABS([.$C$8]); 2)) + 1; 1 - MOD(BITRSHIFT(ABS([.$C$8]) - 1; 13); 2); 1))" office:value-type="float" office:value="1" calcext:value-type="float">
            <text:p>1</text:p>
          </table:table-cell>
          <table:table-cell table:formula="of:=IF([.$C$8] &gt; 0; IF(12 &lt; COM.MICROSOFT.FLOOR.MATH(LOG(ABS([.$C$8]); 2)) + 1; MOD(BITRSHIFT(ABS([.$C$8]); 12); 2); 0); IF(12 &lt; COM.MICROSOFT.FLOOR.MATH(LOG(ABS([.$C$8]); 2)) + 1; 1 - MOD(BITRSHIFT(ABS([.$C$8]) - 1; 12); 2); 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[.$C$8] &gt; 0; IF(11 &lt; COM.MICROSOFT.FLOOR.MATH(LOG(ABS([.$C$8]); 2)) + 1; MOD(BITRSHIFT(ABS([.$C$8]); 11); 2); 0); IF(11 &lt; COM.MICROSOFT.FLOOR.MATH(LOG(ABS([.$C$8]); 2)) + 1; 1 - MOD(BITRSHIFT(ABS([.$C$8]) - 1; 11); 2); 1))" office:value-type="float" office:value="0" calcext:value-type="float">
            <text:p>0</text:p>
          </table:table-cell>
          <table:table-cell table:formula="of:=IF([.$C$8] &gt; 0; IF(10 &lt; COM.MICROSOFT.FLOOR.MATH(LOG(ABS([.$C$8]); 2)) + 1; MOD(BITRSHIFT(ABS([.$C$8]); 10); 2); 0); IF(10 &lt; COM.MICROSOFT.FLOOR.MATH(LOG(ABS([.$C$8]); 2)) + 1; 1 - MOD(BITRSHIFT(ABS([.$C$8]) - 1; 10); 2); 1))" office:value-type="float" office:value="1" calcext:value-type="float">
            <text:p>1</text:p>
          </table:table-cell>
          <table:table-cell table:formula="of:=IF([.$C$8] &gt; 0; IF(9 &lt; COM.MICROSOFT.FLOOR.MATH(LOG(ABS([.$C$8]); 2)) + 1; MOD(BITRSHIFT(ABS([.$C$8]); 9); 2); 0); IF(9 &lt; COM.MICROSOFT.FLOOR.MATH(LOG(ABS([.$C$8]); 2)) + 1; 1 - MOD(BITRSHIFT(ABS([.$C$8]) - 1; 9); 2); 1))" office:value-type="float" office:value="1" calcext:value-type="float">
            <text:p>1</text:p>
          </table:table-cell>
          <table:table-cell table:formula="of:=IF([.$C$8] &gt; 0; IF(8 &lt; COM.MICROSOFT.FLOOR.MATH(LOG(ABS([.$C$8]); 2)) + 1; MOD(BITRSHIFT(ABS([.$C$8]); 8); 2); 0); IF(8 &lt; COM.MICROSOFT.FLOOR.MATH(LOG(ABS([.$C$8]); 2)) + 1; 1 - MOD(BITRSHIFT(ABS([.$C$8]) - 1; 8); 2); 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[.$C$8] &gt; 0; IF(7 &lt; COM.MICROSOFT.FLOOR.MATH(LOG(ABS([.$C$8]); 2)) + 1; MOD(BITRSHIFT(ABS([.$C$8]); 7); 2); 0); IF(7 &lt; COM.MICROSOFT.FLOOR.MATH(LOG(ABS([.$C$8]); 2)) + 1; 1 - MOD(BITRSHIFT(ABS([.$C$8]) - 1; 7); 2); 1))" office:value-type="float" office:value="0" calcext:value-type="float">
            <text:p>0</text:p>
          </table:table-cell>
          <table:table-cell table:formula="of:=IF([.$C$8] &gt; 0; IF(6 &lt; COM.MICROSOFT.FLOOR.MATH(LOG(ABS([.$C$8]); 2)) + 1; MOD(BITRSHIFT(ABS([.$C$8]); 6); 2); 0); IF(6 &lt; COM.MICROSOFT.FLOOR.MATH(LOG(ABS([.$C$8]); 2)) + 1; 1 - MOD(BITRSHIFT(ABS([.$C$8]) - 1; 6); 2); 1))" office:value-type="float" office:value="0" calcext:value-type="float">
            <text:p>0</text:p>
          </table:table-cell>
          <table:table-cell table:formula="of:=IF([.$C$8] &gt; 0; IF(5 &lt; COM.MICROSOFT.FLOOR.MATH(LOG(ABS([.$C$8]); 2)) + 1; MOD(BITRSHIFT(ABS([.$C$8]); 5); 2); 0); IF(5 &lt; COM.MICROSOFT.FLOOR.MATH(LOG(ABS([.$C$8]); 2)) + 1; 1 - MOD(BITRSHIFT(ABS([.$C$8]) - 1; 5); 2); 1))" office:value-type="float" office:value="1" calcext:value-type="float">
            <text:p>1</text:p>
          </table:table-cell>
          <table:table-cell table:formula="of:=IF([.$C$8] &gt; 0; IF(4 &lt; COM.MICROSOFT.FLOOR.MATH(LOG(ABS([.$C$8]); 2)) + 1; MOD(BITRSHIFT(ABS([.$C$8]); 4); 2); 0); IF(4 &lt; COM.MICROSOFT.FLOOR.MATH(LOG(ABS([.$C$8]); 2)) + 1; 1 - MOD(BITRSHIFT(ABS([.$C$8]) - 1; 4); 2); 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[.$C$8] &gt; 0; IF(3 &lt; COM.MICROSOFT.FLOOR.MATH(LOG(ABS([.$C$8]); 2)) + 1; MOD(BITRSHIFT(ABS([.$C$8]); 3); 2); 0); IF(3 &lt; COM.MICROSOFT.FLOOR.MATH(LOG(ABS([.$C$8]); 2)) + 1; 1 - MOD(BITRSHIFT(ABS([.$C$8]) - 1; 3); 2); 1))" office:value-type="float" office:value="1" calcext:value-type="float">
            <text:p>1</text:p>
          </table:table-cell>
          <table:table-cell table:formula="of:=IF([.$C$8] &gt; 0; IF(2 &lt; COM.MICROSOFT.FLOOR.MATH(LOG(ABS([.$C$8]); 2)) + 1; MOD(BITRSHIFT(ABS([.$C$8]); 2); 2); 0); IF(2 &lt; COM.MICROSOFT.FLOOR.MATH(LOG(ABS([.$C$8]); 2)) + 1; 1 - MOD(BITRSHIFT(ABS([.$C$8]) - 1; 2); 2); 1))" office:value-type="float" office:value="1" calcext:value-type="float">
            <text:p>1</text:p>
          </table:table-cell>
          <table:table-cell table:formula="of:=IF([.$C$8] &gt; 0; IF(1 &lt; COM.MICROSOFT.FLOOR.MATH(LOG(ABS([.$C$8]); 2)) + 1; MOD(BITRSHIFT(ABS([.$C$8]); 1); 2); 0); IF(1 &lt; COM.MICROSOFT.FLOOR.MATH(LOG(ABS([.$C$8]); 2)) + 1; 1 - MOD(BITRSHIFT(ABS([.$C$8]) - 1; 1); 2); 1))" office:value-type="float" office:value="0" calcext:value-type="float">
            <text:p>0</text:p>
          </table:table-cell>
          <table:table-cell table:formula="of:=IF([.$C$8] &gt; 0; IF(0 &lt; COM.MICROSOFT.FLOOR.MATH(LOG(ABS([.$C$8]); 2)) + 1; MOD(BITRSHIFT(ABS([.$C$8]); 0); 2); 0); IF(0 &lt; COM.MICROSOFT.FLOOR.MATH(LOG(ABS([.$C$8]); 2)) + 1; 1 - MOD(BITRSHIFT(ABS([.$C$8]) - 1; 0); 2); 1))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6 =</text:p>
          </table:table-cell>
          <table:table-cell office:value-type="string" calcext:value-type="string">
            <text:p>65536 - X4 =</text:p>
          </table:table-cell>
          <table:table-cell table:formula="of:=65536 - [.C7]" office:value-type="float" office:value="23791" calcext:value-type="float">
            <text:p>23791</text:p>
          </table:table-cell>
          <table:table-cell/>
          <table:table-cell office:value-type="string" calcext:value-type="string">
            <text:p>B6 =</text:p>
          </table:table-cell>
          <table:table-cell/>
          <table:table-cell table:formula="of:=IF([.$C$9] &gt; 0; IF(15 &lt; COM.MICROSOFT.FLOOR.MATH(LOG(ABS([.$C$9]); 2)) + 1; MOD(BITRSHIFT(ABS([.$C$9]); 15); 2); 0); IF(15 &lt; COM.MICROSOFT.FLOOR.MATH(LOG(ABS([.$C$9]); 2)) + 1; 1 - MOD(BITRSHIFT(ABS([.$C$9]) - 1; 15); 2); 1))" office:value-type="float" office:value="0" calcext:value-type="float">
            <text:p>0</text:p>
          </table:table-cell>
          <table:table-cell table:formula="of:=IF([.$C$9] &gt; 0; IF(14 &lt; COM.MICROSOFT.FLOOR.MATH(LOG(ABS([.$C$9]); 2)) + 1; MOD(BITRSHIFT(ABS([.$C$9]); 14); 2); 0); IF(14 &lt; COM.MICROSOFT.FLOOR.MATH(LOG(ABS([.$C$9]); 2)) + 1; 1 - MOD(BITRSHIFT(ABS([.$C$9]) - 1; 14); 2); 1))" office:value-type="float" office:value="1" calcext:value-type="float">
            <text:p>1</text:p>
          </table:table-cell>
          <table:table-cell table:formula="of:=IF([.$C$9] &gt; 0; IF(13 &lt; COM.MICROSOFT.FLOOR.MATH(LOG(ABS([.$C$9]); 2)) + 1; MOD(BITRSHIFT(ABS([.$C$9]); 13); 2); 0); IF(13 &lt; COM.MICROSOFT.FLOOR.MATH(LOG(ABS([.$C$9]); 2)) + 1; 1 - MOD(BITRSHIFT(ABS([.$C$9]) - 1; 13); 2); 1))" office:value-type="float" office:value="0" calcext:value-type="float">
            <text:p>0</text:p>
          </table:table-cell>
          <table:table-cell table:formula="of:=IF([.$C$9] &gt; 0; IF(12 &lt; COM.MICROSOFT.FLOOR.MATH(LOG(ABS([.$C$9]); 2)) + 1; MOD(BITRSHIFT(ABS([.$C$9]); 12); 2); 0); IF(12 &lt; COM.MICROSOFT.FLOOR.MATH(LOG(ABS([.$C$9]); 2)) + 1; 1 - MOD(BITRSHIFT(ABS([.$C$9]) - 1; 12); 2); 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[.$C$9] &gt; 0; IF(11 &lt; COM.MICROSOFT.FLOOR.MATH(LOG(ABS([.$C$9]); 2)) + 1; MOD(BITRSHIFT(ABS([.$C$9]); 11); 2); 0); IF(11 &lt; COM.MICROSOFT.FLOOR.MATH(LOG(ABS([.$C$9]); 2)) + 1; 1 - MOD(BITRSHIFT(ABS([.$C$9]) - 1; 11); 2); 1))" office:value-type="float" office:value="1" calcext:value-type="float">
            <text:p>1</text:p>
          </table:table-cell>
          <table:table-cell table:formula="of:=IF([.$C$9] &gt; 0; IF(10 &lt; COM.MICROSOFT.FLOOR.MATH(LOG(ABS([.$C$9]); 2)) + 1; MOD(BITRSHIFT(ABS([.$C$9]); 10); 2); 0); IF(10 &lt; COM.MICROSOFT.FLOOR.MATH(LOG(ABS([.$C$9]); 2)) + 1; 1 - MOD(BITRSHIFT(ABS([.$C$9]) - 1; 10); 2); 1))" office:value-type="float" office:value="1" calcext:value-type="float">
            <text:p>1</text:p>
          </table:table-cell>
          <table:table-cell table:formula="of:=IF([.$C$9] &gt; 0; IF(9 &lt; COM.MICROSOFT.FLOOR.MATH(LOG(ABS([.$C$9]); 2)) + 1; MOD(BITRSHIFT(ABS([.$C$9]); 9); 2); 0); IF(9 &lt; COM.MICROSOFT.FLOOR.MATH(LOG(ABS([.$C$9]); 2)) + 1; 1 - MOD(BITRSHIFT(ABS([.$C$9]) - 1; 9); 2); 1))" office:value-type="float" office:value="0" calcext:value-type="float">
            <text:p>0</text:p>
          </table:table-cell>
          <table:table-cell table:formula="of:=IF([.$C$9] &gt; 0; IF(8 &lt; COM.MICROSOFT.FLOOR.MATH(LOG(ABS([.$C$9]); 2)) + 1; MOD(BITRSHIFT(ABS([.$C$9]); 8); 2); 0); IF(8 &lt; COM.MICROSOFT.FLOOR.MATH(LOG(ABS([.$C$9]); 2)) + 1; 1 - MOD(BITRSHIFT(ABS([.$C$9]) - 1; 8); 2); 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[.$C$9] &gt; 0; IF(7 &lt; COM.MICROSOFT.FLOOR.MATH(LOG(ABS([.$C$9]); 2)) + 1; MOD(BITRSHIFT(ABS([.$C$9]); 7); 2); 0); IF(7 &lt; COM.MICROSOFT.FLOOR.MATH(LOG(ABS([.$C$9]); 2)) + 1; 1 - MOD(BITRSHIFT(ABS([.$C$9]) - 1; 7); 2); 1))" office:value-type="float" office:value="1" calcext:value-type="float">
            <text:p>1</text:p>
          </table:table-cell>
          <table:table-cell table:formula="of:=IF([.$C$9] &gt; 0; IF(6 &lt; COM.MICROSOFT.FLOOR.MATH(LOG(ABS([.$C$9]); 2)) + 1; MOD(BITRSHIFT(ABS([.$C$9]); 6); 2); 0); IF(6 &lt; COM.MICROSOFT.FLOOR.MATH(LOG(ABS([.$C$9]); 2)) + 1; 1 - MOD(BITRSHIFT(ABS([.$C$9]) - 1; 6); 2); 1))" office:value-type="float" office:value="1" calcext:value-type="float">
            <text:p>1</text:p>
          </table:table-cell>
          <table:table-cell table:formula="of:=IF([.$C$9] &gt; 0; IF(5 &lt; COM.MICROSOFT.FLOOR.MATH(LOG(ABS([.$C$9]); 2)) + 1; MOD(BITRSHIFT(ABS([.$C$9]); 5); 2); 0); IF(5 &lt; COM.MICROSOFT.FLOOR.MATH(LOG(ABS([.$C$9]); 2)) + 1; 1 - MOD(BITRSHIFT(ABS([.$C$9]) - 1; 5); 2); 1))" office:value-type="float" office:value="1" calcext:value-type="float">
            <text:p>1</text:p>
          </table:table-cell>
          <table:table-cell table:formula="of:=IF([.$C$9] &gt; 0; IF(4 &lt; COM.MICROSOFT.FLOOR.MATH(LOG(ABS([.$C$9]); 2)) + 1; MOD(BITRSHIFT(ABS([.$C$9]); 4); 2); 0); IF(4 &lt; COM.MICROSOFT.FLOOR.MATH(LOG(ABS([.$C$9]); 2)) + 1; 1 - MOD(BITRSHIFT(ABS([.$C$9]) - 1; 4); 2); 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[.$C$9] &gt; 0; IF(3 &lt; COM.MICROSOFT.FLOOR.MATH(LOG(ABS([.$C$9]); 2)) + 1; MOD(BITRSHIFT(ABS([.$C$9]); 3); 2); 0); IF(3 &lt; COM.MICROSOFT.FLOOR.MATH(LOG(ABS([.$C$9]); 2)) + 1; 1 - MOD(BITRSHIFT(ABS([.$C$9]) - 1; 3); 2); 1))" office:value-type="float" office:value="1" calcext:value-type="float">
            <text:p>1</text:p>
          </table:table-cell>
          <table:table-cell table:formula="of:=IF([.$C$9] &gt; 0; IF(2 &lt; COM.MICROSOFT.FLOOR.MATH(LOG(ABS([.$C$9]); 2)) + 1; MOD(BITRSHIFT(ABS([.$C$9]); 2); 2); 0); IF(2 &lt; COM.MICROSOFT.FLOOR.MATH(LOG(ABS([.$C$9]); 2)) + 1; 1 - MOD(BITRSHIFT(ABS([.$C$9]) - 1; 2); 2); 1))" office:value-type="float" office:value="1" calcext:value-type="float">
            <text:p>1</text:p>
          </table:table-cell>
          <table:table-cell table:formula="of:=IF([.$C$9] &gt; 0; IF(1 &lt; COM.MICROSOFT.FLOOR.MATH(LOG(ABS([.$C$9]); 2)) + 1; MOD(BITRSHIFT(ABS([.$C$9]); 1); 2); 0); IF(1 &lt; COM.MICROSOFT.FLOOR.MATH(LOG(ABS([.$C$9]); 2)) + 1; 1 - MOD(BITRSHIFT(ABS([.$C$9]) - 1; 1); 2); 1))" office:value-type="float" office:value="1" calcext:value-type="float">
            <text:p>1</text:p>
          </table:table-cell>
          <table:table-cell table:formula="of:=IF([.$C$9] &gt; 0; IF(0 &lt; COM.MICROSOFT.FLOOR.MATH(LOG(ABS([.$C$9]); 2)) + 1; MOD(BITRSHIFT(ABS([.$C$9]); 0); 2); 0); IF(0 &lt; COM.MICROSOFT.FLOOR.MATH(LOG(ABS([.$C$9]); 2)) + 1; 1 - MOD(BITRSHIFT(ABS([.$C$9]) - 1; 0); 2); 1))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7 =</text:p>
          </table:table-cell>
          <table:table-cell office:value-type="string" calcext:value-type="string">
            <text:p>-X1 =</text:p>
          </table:table-cell>
          <table:table-cell table:formula="of:=-[.C4]" office:value-type="float" office:value="-7389" calcext:value-type="float">
            <text:p>-7389</text:p>
          </table:table-cell>
          <table:table-cell/>
          <table:table-cell office:value-type="string" calcext:value-type="string">
            <text:p>B7 =</text:p>
          </table:table-cell>
          <table:table-cell office:value-type="string" calcext:value-type="string">
            <text:p>-B1=</text:p>
          </table:table-cell>
          <table:table-cell table:formula="of:=IF([.$C$10] &gt; 0; IF(15 &lt; COM.MICROSOFT.FLOOR.MATH(LOG(ABS([.$C$10]); 2)) + 1; MOD(BITRSHIFT(ABS([.$C$10]); 15); 2); 0); IF(15 &lt; COM.MICROSOFT.FLOOR.MATH(LOG(ABS([.$C$10]); 2)) + 1; 1 - MOD(BITRSHIFT(ABS([.$C$10]) - 1; 15); 2); 1))" office:value-type="float" office:value="1" calcext:value-type="float">
            <text:p>1</text:p>
          </table:table-cell>
          <table:table-cell table:formula="of:=IF([.$C$10] &gt; 0; IF(14 &lt; COM.MICROSOFT.FLOOR.MATH(LOG(ABS([.$C$10]); 2)) + 1; MOD(BITRSHIFT(ABS([.$C$10]); 14); 2); 0); IF(14 &lt; COM.MICROSOFT.FLOOR.MATH(LOG(ABS([.$C$10]); 2)) + 1; 1 - MOD(BITRSHIFT(ABS([.$C$10]) - 1; 14); 2); 1))" office:value-type="float" office:value="1" calcext:value-type="float">
            <text:p>1</text:p>
          </table:table-cell>
          <table:table-cell table:formula="of:=IF([.$C$10] &gt; 0; IF(13 &lt; COM.MICROSOFT.FLOOR.MATH(LOG(ABS([.$C$10]); 2)) + 1; MOD(BITRSHIFT(ABS([.$C$10]); 13); 2); 0); IF(13 &lt; COM.MICROSOFT.FLOOR.MATH(LOG(ABS([.$C$10]); 2)) + 1; 1 - MOD(BITRSHIFT(ABS([.$C$10]) - 1; 13); 2); 1))" office:value-type="float" office:value="1" calcext:value-type="float">
            <text:p>1</text:p>
          </table:table-cell>
          <table:table-cell table:formula="of:=IF([.$C$10] &gt; 0; IF(12 &lt; COM.MICROSOFT.FLOOR.MATH(LOG(ABS([.$C$10]); 2)) + 1; MOD(BITRSHIFT(ABS([.$C$10]); 12); 2); 0); IF(12 &lt; COM.MICROSOFT.FLOOR.MATH(LOG(ABS([.$C$10]); 2)) + 1; 1 - MOD(BITRSHIFT(ABS([.$C$10]) - 1; 12); 2); 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[.$C$10] &gt; 0; IF(11 &lt; COM.MICROSOFT.FLOOR.MATH(LOG(ABS([.$C$10]); 2)) + 1; MOD(BITRSHIFT(ABS([.$C$10]); 11); 2); 0); IF(11 &lt; COM.MICROSOFT.FLOOR.MATH(LOG(ABS([.$C$10]); 2)) + 1; 1 - MOD(BITRSHIFT(ABS([.$C$10]) - 1; 11); 2); 1))" office:value-type="float" office:value="0" calcext:value-type="float">
            <text:p>0</text:p>
          </table:table-cell>
          <table:table-cell table:formula="of:=IF([.$C$10] &gt; 0; IF(10 &lt; COM.MICROSOFT.FLOOR.MATH(LOG(ABS([.$C$10]); 2)) + 1; MOD(BITRSHIFT(ABS([.$C$10]); 10); 2); 0); IF(10 &lt; COM.MICROSOFT.FLOOR.MATH(LOG(ABS([.$C$10]); 2)) + 1; 1 - MOD(BITRSHIFT(ABS([.$C$10]) - 1; 10); 2); 1))" office:value-type="float" office:value="0" calcext:value-type="float">
            <text:p>0</text:p>
          </table:table-cell>
          <table:table-cell table:formula="of:=IF([.$C$10] &gt; 0; IF(9 &lt; COM.MICROSOFT.FLOOR.MATH(LOG(ABS([.$C$10]); 2)) + 1; MOD(BITRSHIFT(ABS([.$C$10]); 9); 2); 0); IF(9 &lt; COM.MICROSOFT.FLOOR.MATH(LOG(ABS([.$C$10]); 2)) + 1; 1 - MOD(BITRSHIFT(ABS([.$C$10]) - 1; 9); 2); 1))" office:value-type="float" office:value="1" calcext:value-type="float">
            <text:p>1</text:p>
          </table:table-cell>
          <table:table-cell table:formula="of:=IF([.$C$10] &gt; 0; IF(8 &lt; COM.MICROSOFT.FLOOR.MATH(LOG(ABS([.$C$10]); 2)) + 1; MOD(BITRSHIFT(ABS([.$C$10]); 8); 2); 0); IF(8 &lt; COM.MICROSOFT.FLOOR.MATH(LOG(ABS([.$C$10]); 2)) + 1; 1 - MOD(BITRSHIFT(ABS([.$C$10]) - 1; 8); 2); 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[.$C$10] &gt; 0; IF(7 &lt; COM.MICROSOFT.FLOOR.MATH(LOG(ABS([.$C$10]); 2)) + 1; MOD(BITRSHIFT(ABS([.$C$10]); 7); 2); 0); IF(7 &lt; COM.MICROSOFT.FLOOR.MATH(LOG(ABS([.$C$10]); 2)) + 1; 1 - MOD(BITRSHIFT(ABS([.$C$10]) - 1; 7); 2); 1))" office:value-type="float" office:value="0" calcext:value-type="float">
            <text:p>0</text:p>
          </table:table-cell>
          <table:table-cell table:formula="of:=IF([.$C$10] &gt; 0; IF(6 &lt; COM.MICROSOFT.FLOOR.MATH(LOG(ABS([.$C$10]); 2)) + 1; MOD(BITRSHIFT(ABS([.$C$10]); 6); 2); 0); IF(6 &lt; COM.MICROSOFT.FLOOR.MATH(LOG(ABS([.$C$10]); 2)) + 1; 1 - MOD(BITRSHIFT(ABS([.$C$10]) - 1; 6); 2); 1))" office:value-type="float" office:value="0" calcext:value-type="float">
            <text:p>0</text:p>
          </table:table-cell>
          <table:table-cell table:formula="of:=IF([.$C$10] &gt; 0; IF(5 &lt; COM.MICROSOFT.FLOOR.MATH(LOG(ABS([.$C$10]); 2)) + 1; MOD(BITRSHIFT(ABS([.$C$10]); 5); 2); 0); IF(5 &lt; COM.MICROSOFT.FLOOR.MATH(LOG(ABS([.$C$10]); 2)) + 1; 1 - MOD(BITRSHIFT(ABS([.$C$10]) - 1; 5); 2); 1))" office:value-type="float" office:value="1" calcext:value-type="float">
            <text:p>1</text:p>
          </table:table-cell>
          <table:table-cell table:formula="of:=IF([.$C$10] &gt; 0; IF(4 &lt; COM.MICROSOFT.FLOOR.MATH(LOG(ABS([.$C$10]); 2)) + 1; MOD(BITRSHIFT(ABS([.$C$10]); 4); 2); 0); IF(4 &lt; COM.MICROSOFT.FLOOR.MATH(LOG(ABS([.$C$10]); 2)) + 1; 1 - MOD(BITRSHIFT(ABS([.$C$10]) - 1; 4); 2); 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[.$C$10] &gt; 0; IF(3 &lt; COM.MICROSOFT.FLOOR.MATH(LOG(ABS([.$C$10]); 2)) + 1; MOD(BITRSHIFT(ABS([.$C$10]); 3); 2); 0); IF(3 &lt; COM.MICROSOFT.FLOOR.MATH(LOG(ABS([.$C$10]); 2)) + 1; 1 - MOD(BITRSHIFT(ABS([.$C$10]) - 1; 3); 2); 1))" office:value-type="float" office:value="0" calcext:value-type="float">
            <text:p>0</text:p>
          </table:table-cell>
          <table:table-cell table:formula="of:=IF([.$C$10] &gt; 0; IF(2 &lt; COM.MICROSOFT.FLOOR.MATH(LOG(ABS([.$C$10]); 2)) + 1; MOD(BITRSHIFT(ABS([.$C$10]); 2); 2); 0); IF(2 &lt; COM.MICROSOFT.FLOOR.MATH(LOG(ABS([.$C$10]); 2)) + 1; 1 - MOD(BITRSHIFT(ABS([.$C$10]) - 1; 2); 2); 1))" office:value-type="float" office:value="0" calcext:value-type="float">
            <text:p>0</text:p>
          </table:table-cell>
          <table:table-cell table:formula="of:=IF([.$C$10] &gt; 0; IF(1 &lt; COM.MICROSOFT.FLOOR.MATH(LOG(ABS([.$C$10]); 2)) + 1; MOD(BITRSHIFT(ABS([.$C$10]); 1); 2); 0); IF(1 &lt; COM.MICROSOFT.FLOOR.MATH(LOG(ABS([.$C$10]); 2)) + 1; 1 - MOD(BITRSHIFT(ABS([.$C$10]) - 1; 1); 2); 1))" office:value-type="float" office:value="1" calcext:value-type="float">
            <text:p>1</text:p>
          </table:table-cell>
          <table:table-cell table:formula="of:=IF([.$C$10] &gt; 0; IF(0 &lt; COM.MICROSOFT.FLOOR.MATH(LOG(ABS([.$C$10]); 2)) + 1; MOD(BITRSHIFT(ABS([.$C$10]); 0); 2); 0); IF(0 &lt; COM.MICROSOFT.FLOOR.MATH(LOG(ABS([.$C$10]); 2)) + 1; 1 - MOD(BITRSHIFT(ABS([.$C$10]) - 1; 0); 2); 1))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8 =</text:p>
          </table:table-cell>
          <table:table-cell office:value-type="string" calcext:value-type="string">
            <text:p>-X2 =</text:p>
          </table:table-cell>
          <table:table-cell table:formula="of:=-[.C5]" office:value-type="float" office:value="-17178" calcext:value-type="float">
            <text:p>-17178</text:p>
          </table:table-cell>
          <table:table-cell/>
          <table:table-cell office:value-type="string" calcext:value-type="string">
            <text:p>B8 =</text:p>
          </table:table-cell>
          <table:table-cell office:value-type="string" calcext:value-type="string">
            <text:p>-B2=</text:p>
          </table:table-cell>
          <table:table-cell table:formula="of:=IF([.$C$11] &gt; 0; IF(15 &lt; COM.MICROSOFT.FLOOR.MATH(LOG(ABS([.$C$11]); 2)) + 1; MOD(BITRSHIFT(ABS([.$C$11]); 15); 2); 0); IF(15 &lt; COM.MICROSOFT.FLOOR.MATH(LOG(ABS([.$C$11]); 2)) + 1; 1 - MOD(BITRSHIFT(ABS([.$C$11]) - 1; 15); 2); 1))" office:value-type="float" office:value="1" calcext:value-type="float">
            <text:p>1</text:p>
          </table:table-cell>
          <table:table-cell table:formula="of:=IF([.$C$11] &gt; 0; IF(14 &lt; COM.MICROSOFT.FLOOR.MATH(LOG(ABS([.$C$11]); 2)) + 1; MOD(BITRSHIFT(ABS([.$C$11]); 14); 2); 0); IF(14 &lt; COM.MICROSOFT.FLOOR.MATH(LOG(ABS([.$C$11]); 2)) + 1; 1 - MOD(BITRSHIFT(ABS([.$C$11]) - 1; 14); 2); 1))" office:value-type="float" office:value="0" calcext:value-type="float">
            <text:p>0</text:p>
          </table:table-cell>
          <table:table-cell table:formula="of:=IF([.$C$11] &gt; 0; IF(13 &lt; COM.MICROSOFT.FLOOR.MATH(LOG(ABS([.$C$11]); 2)) + 1; MOD(BITRSHIFT(ABS([.$C$11]); 13); 2); 0); IF(13 &lt; COM.MICROSOFT.FLOOR.MATH(LOG(ABS([.$C$11]); 2)) + 1; 1 - MOD(BITRSHIFT(ABS([.$C$11]) - 1; 13); 2); 1))" office:value-type="float" office:value="1" calcext:value-type="float">
            <text:p>1</text:p>
          </table:table-cell>
          <table:table-cell table:formula="of:=IF([.$C$11] &gt; 0; IF(12 &lt; COM.MICROSOFT.FLOOR.MATH(LOG(ABS([.$C$11]); 2)) + 1; MOD(BITRSHIFT(ABS([.$C$11]); 12); 2); 0); IF(12 &lt; COM.MICROSOFT.FLOOR.MATH(LOG(ABS([.$C$11]); 2)) + 1; 1 - MOD(BITRSHIFT(ABS([.$C$11]) - 1; 12); 2); 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[.$C$11] &gt; 0; IF(11 &lt; COM.MICROSOFT.FLOOR.MATH(LOG(ABS([.$C$11]); 2)) + 1; MOD(BITRSHIFT(ABS([.$C$11]); 11); 2); 0); IF(11 &lt; COM.MICROSOFT.FLOOR.MATH(LOG(ABS([.$C$11]); 2)) + 1; 1 - MOD(BITRSHIFT(ABS([.$C$11]) - 1; 11); 2); 1))" office:value-type="float" office:value="1" calcext:value-type="float">
            <text:p>1</text:p>
          </table:table-cell>
          <table:table-cell table:formula="of:=IF([.$C$11] &gt; 0; IF(10 &lt; COM.MICROSOFT.FLOOR.MATH(LOG(ABS([.$C$11]); 2)) + 1; MOD(BITRSHIFT(ABS([.$C$11]); 10); 2); 0); IF(10 &lt; COM.MICROSOFT.FLOOR.MATH(LOG(ABS([.$C$11]); 2)) + 1; 1 - MOD(BITRSHIFT(ABS([.$C$11]) - 1; 10); 2); 1))" office:value-type="float" office:value="1" calcext:value-type="float">
            <text:p>1</text:p>
          </table:table-cell>
          <table:table-cell table:formula="of:=IF([.$C$11] &gt; 0; IF(9 &lt; COM.MICROSOFT.FLOOR.MATH(LOG(ABS([.$C$11]); 2)) + 1; MOD(BITRSHIFT(ABS([.$C$11]); 9); 2); 0); IF(9 &lt; COM.MICROSOFT.FLOOR.MATH(LOG(ABS([.$C$11]); 2)) + 1; 1 - MOD(BITRSHIFT(ABS([.$C$11]) - 1; 9); 2); 1))" office:value-type="float" office:value="0" calcext:value-type="float">
            <text:p>0</text:p>
          </table:table-cell>
          <table:table-cell table:formula="of:=IF([.$C$11] &gt; 0; IF(8 &lt; COM.MICROSOFT.FLOOR.MATH(LOG(ABS([.$C$11]); 2)) + 1; MOD(BITRSHIFT(ABS([.$C$11]); 8); 2); 0); IF(8 &lt; COM.MICROSOFT.FLOOR.MATH(LOG(ABS([.$C$11]); 2)) + 1; 1 - MOD(BITRSHIFT(ABS([.$C$11]) - 1; 8); 2); 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[.$C$11] &gt; 0; IF(7 &lt; COM.MICROSOFT.FLOOR.MATH(LOG(ABS([.$C$11]); 2)) + 1; MOD(BITRSHIFT(ABS([.$C$11]); 7); 2); 0); IF(7 &lt; COM.MICROSOFT.FLOOR.MATH(LOG(ABS([.$C$11]); 2)) + 1; 1 - MOD(BITRSHIFT(ABS([.$C$11]) - 1; 7); 2); 1))" office:value-type="float" office:value="1" calcext:value-type="float">
            <text:p>1</text:p>
          </table:table-cell>
          <table:table-cell table:formula="of:=IF([.$C$11] &gt; 0; IF(6 &lt; COM.MICROSOFT.FLOOR.MATH(LOG(ABS([.$C$11]); 2)) + 1; MOD(BITRSHIFT(ABS([.$C$11]); 6); 2); 0); IF(6 &lt; COM.MICROSOFT.FLOOR.MATH(LOG(ABS([.$C$11]); 2)) + 1; 1 - MOD(BITRSHIFT(ABS([.$C$11]) - 1; 6); 2); 1))" office:value-type="float" office:value="1" calcext:value-type="float">
            <text:p>1</text:p>
          </table:table-cell>
          <table:table-cell table:formula="of:=IF([.$C$11] &gt; 0; IF(5 &lt; COM.MICROSOFT.FLOOR.MATH(LOG(ABS([.$C$11]); 2)) + 1; MOD(BITRSHIFT(ABS([.$C$11]); 5); 2); 0); IF(5 &lt; COM.MICROSOFT.FLOOR.MATH(LOG(ABS([.$C$11]); 2)) + 1; 1 - MOD(BITRSHIFT(ABS([.$C$11]) - 1; 5); 2); 1))" office:value-type="float" office:value="1" calcext:value-type="float">
            <text:p>1</text:p>
          </table:table-cell>
          <table:table-cell table:formula="of:=IF([.$C$11] &gt; 0; IF(4 &lt; COM.MICROSOFT.FLOOR.MATH(LOG(ABS([.$C$11]); 2)) + 1; MOD(BITRSHIFT(ABS([.$C$11]); 4); 2); 0); IF(4 &lt; COM.MICROSOFT.FLOOR.MATH(LOG(ABS([.$C$11]); 2)) + 1; 1 - MOD(BITRSHIFT(ABS([.$C$11]) - 1; 4); 2); 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[.$C$11] &gt; 0; IF(3 &lt; COM.MICROSOFT.FLOOR.MATH(LOG(ABS([.$C$11]); 2)) + 1; MOD(BITRSHIFT(ABS([.$C$11]); 3); 2); 0); IF(3 &lt; COM.MICROSOFT.FLOOR.MATH(LOG(ABS([.$C$11]); 2)) + 1; 1 - MOD(BITRSHIFT(ABS([.$C$11]) - 1; 3); 2); 1))" office:value-type="float" office:value="0" calcext:value-type="float">
            <text:p>0</text:p>
          </table:table-cell>
          <table:table-cell table:formula="of:=IF([.$C$11] &gt; 0; IF(2 &lt; COM.MICROSOFT.FLOOR.MATH(LOG(ABS([.$C$11]); 2)) + 1; MOD(BITRSHIFT(ABS([.$C$11]); 2); 2); 0); IF(2 &lt; COM.MICROSOFT.FLOOR.MATH(LOG(ABS([.$C$11]); 2)) + 1; 1 - MOD(BITRSHIFT(ABS([.$C$11]) - 1; 2); 2); 1))" office:value-type="float" office:value="1" calcext:value-type="float">
            <text:p>1</text:p>
          </table:table-cell>
          <table:table-cell table:formula="of:=IF([.$C$11] &gt; 0; IF(1 &lt; COM.MICROSOFT.FLOOR.MATH(LOG(ABS([.$C$11]); 2)) + 1; MOD(BITRSHIFT(ABS([.$C$11]); 1); 2); 0); IF(1 &lt; COM.MICROSOFT.FLOOR.MATH(LOG(ABS([.$C$11]); 2)) + 1; 1 - MOD(BITRSHIFT(ABS([.$C$11]) - 1; 1); 2); 1))" office:value-type="float" office:value="1" calcext:value-type="float">
            <text:p>1</text:p>
          </table:table-cell>
          <table:table-cell table:formula="of:=IF([.$C$11] &gt; 0; IF(0 &lt; COM.MICROSOFT.FLOOR.MATH(LOG(ABS([.$C$11]); 2)) + 1; MOD(BITRSHIFT(ABS([.$C$11]); 0); 2); 0); IF(0 &lt; COM.MICROSOFT.FLOOR.MATH(LOG(ABS([.$C$11]); 2)) + 1; 1 - MOD(BITRSHIFT(ABS([.$C$11]) - 1; 0); 2); 1))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9 =</text:p>
          </table:table-cell>
          <table:table-cell office:value-type="string" calcext:value-type="string">
            <text:p>-X3 =</text:p>
          </table:table-cell>
          <table:table-cell table:formula="of:=-[.C6]" office:value-type="float" office:value="-24567" calcext:value-type="float">
            <text:p>-24567</text:p>
          </table:table-cell>
          <table:table-cell/>
          <table:table-cell office:value-type="string" calcext:value-type="string">
            <text:p>B9 =</text:p>
          </table:table-cell>
          <table:table-cell office:value-type="string" calcext:value-type="string">
            <text:p>-B3=</text:p>
          </table:table-cell>
          <table:table-cell table:formula="of:=IF([.$C$12] &gt; 0; IF(15 &lt; COM.MICROSOFT.FLOOR.MATH(LOG(ABS([.$C$12]); 2)) + 1; MOD(BITRSHIFT(ABS([.$C$12]); 15); 2); 0); IF(15 &lt; COM.MICROSOFT.FLOOR.MATH(LOG(ABS([.$C$12]); 2)) + 1; 1 - MOD(BITRSHIFT(ABS([.$C$12]) - 1; 15); 2); 1))" office:value-type="float" office:value="1" calcext:value-type="float">
            <text:p>1</text:p>
          </table:table-cell>
          <table:table-cell table:formula="of:=IF([.$C$12] &gt; 0; IF(14 &lt; COM.MICROSOFT.FLOOR.MATH(LOG(ABS([.$C$12]); 2)) + 1; MOD(BITRSHIFT(ABS([.$C$12]); 14); 2); 0); IF(14 &lt; COM.MICROSOFT.FLOOR.MATH(LOG(ABS([.$C$12]); 2)) + 1; 1 - MOD(BITRSHIFT(ABS([.$C$12]) - 1; 14); 2); 1))" office:value-type="float" office:value="0" calcext:value-type="float">
            <text:p>0</text:p>
          </table:table-cell>
          <table:table-cell table:formula="of:=IF([.$C$12] &gt; 0; IF(13 &lt; COM.MICROSOFT.FLOOR.MATH(LOG(ABS([.$C$12]); 2)) + 1; MOD(BITRSHIFT(ABS([.$C$12]); 13); 2); 0); IF(13 &lt; COM.MICROSOFT.FLOOR.MATH(LOG(ABS([.$C$12]); 2)) + 1; 1 - MOD(BITRSHIFT(ABS([.$C$12]) - 1; 13); 2); 1))" office:value-type="float" office:value="1" calcext:value-type="float">
            <text:p>1</text:p>
          </table:table-cell>
          <table:table-cell table:formula="of:=IF([.$C$12] &gt; 0; IF(12 &lt; COM.MICROSOFT.FLOOR.MATH(LOG(ABS([.$C$12]); 2)) + 1; MOD(BITRSHIFT(ABS([.$C$12]); 12); 2); 0); IF(12 &lt; COM.MICROSOFT.FLOOR.MATH(LOG(ABS([.$C$12]); 2)) + 1; 1 - MOD(BITRSHIFT(ABS([.$C$12]) - 1; 12); 2); 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[.$C$12] &gt; 0; IF(11 &lt; COM.MICROSOFT.FLOOR.MATH(LOG(ABS([.$C$12]); 2)) + 1; MOD(BITRSHIFT(ABS([.$C$12]); 11); 2); 0); IF(11 &lt; COM.MICROSOFT.FLOOR.MATH(LOG(ABS([.$C$12]); 2)) + 1; 1 - MOD(BITRSHIFT(ABS([.$C$12]) - 1; 11); 2); 1))" office:value-type="float" office:value="0" calcext:value-type="float">
            <text:p>0</text:p>
          </table:table-cell>
          <table:table-cell table:formula="of:=IF([.$C$12] &gt; 0; IF(10 &lt; COM.MICROSOFT.FLOOR.MATH(LOG(ABS([.$C$12]); 2)) + 1; MOD(BITRSHIFT(ABS([.$C$12]); 10); 2); 0); IF(10 &lt; COM.MICROSOFT.FLOOR.MATH(LOG(ABS([.$C$12]); 2)) + 1; 1 - MOD(BITRSHIFT(ABS([.$C$12]) - 1; 10); 2); 1))" office:value-type="float" office:value="0" calcext:value-type="float">
            <text:p>0</text:p>
          </table:table-cell>
          <table:table-cell table:formula="of:=IF([.$C$12] &gt; 0; IF(9 &lt; COM.MICROSOFT.FLOOR.MATH(LOG(ABS([.$C$12]); 2)) + 1; MOD(BITRSHIFT(ABS([.$C$12]); 9); 2); 0); IF(9 &lt; COM.MICROSOFT.FLOOR.MATH(LOG(ABS([.$C$12]); 2)) + 1; 1 - MOD(BITRSHIFT(ABS([.$C$12]) - 1; 9); 2); 1))" office:value-type="float" office:value="0" calcext:value-type="float">
            <text:p>0</text:p>
          </table:table-cell>
          <table:table-cell table:formula="of:=IF([.$C$12] &gt; 0; IF(8 &lt; COM.MICROSOFT.FLOOR.MATH(LOG(ABS([.$C$12]); 2)) + 1; MOD(BITRSHIFT(ABS([.$C$12]); 8); 2); 0); IF(8 &lt; COM.MICROSOFT.FLOOR.MATH(LOG(ABS([.$C$12]); 2)) + 1; 1 - MOD(BITRSHIFT(ABS([.$C$12]) - 1; 8); 2); 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[.$C$12] &gt; 0; IF(7 &lt; COM.MICROSOFT.FLOOR.MATH(LOG(ABS([.$C$12]); 2)) + 1; MOD(BITRSHIFT(ABS([.$C$12]); 7); 2); 0); IF(7 &lt; COM.MICROSOFT.FLOOR.MATH(LOG(ABS([.$C$12]); 2)) + 1; 1 - MOD(BITRSHIFT(ABS([.$C$12]) - 1; 7); 2); 1))" office:value-type="float" office:value="0" calcext:value-type="float">
            <text:p>0</text:p>
          </table:table-cell>
          <table:table-cell table:formula="of:=IF([.$C$12] &gt; 0; IF(6 &lt; COM.MICROSOFT.FLOOR.MATH(LOG(ABS([.$C$12]); 2)) + 1; MOD(BITRSHIFT(ABS([.$C$12]); 6); 2); 0); IF(6 &lt; COM.MICROSOFT.FLOOR.MATH(LOG(ABS([.$C$12]); 2)) + 1; 1 - MOD(BITRSHIFT(ABS([.$C$12]) - 1; 6); 2); 1))" office:value-type="float" office:value="0" calcext:value-type="float">
            <text:p>0</text:p>
          </table:table-cell>
          <table:table-cell table:formula="of:=IF([.$C$12] &gt; 0; IF(5 &lt; COM.MICROSOFT.FLOOR.MATH(LOG(ABS([.$C$12]); 2)) + 1; MOD(BITRSHIFT(ABS([.$C$12]); 5); 2); 0); IF(5 &lt; COM.MICROSOFT.FLOOR.MATH(LOG(ABS([.$C$12]); 2)) + 1; 1 - MOD(BITRSHIFT(ABS([.$C$12]) - 1; 5); 2); 1))" office:value-type="float" office:value="0" calcext:value-type="float">
            <text:p>0</text:p>
          </table:table-cell>
          <table:table-cell table:formula="of:=IF([.$C$12] &gt; 0; IF(4 &lt; COM.MICROSOFT.FLOOR.MATH(LOG(ABS([.$C$12]); 2)) + 1; MOD(BITRSHIFT(ABS([.$C$12]); 4); 2); 0); IF(4 &lt; COM.MICROSOFT.FLOOR.MATH(LOG(ABS([.$C$12]); 2)) + 1; 1 - MOD(BITRSHIFT(ABS([.$C$12]) - 1; 4); 2); 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[.$C$12] &gt; 0; IF(3 &lt; COM.MICROSOFT.FLOOR.MATH(LOG(ABS([.$C$12]); 2)) + 1; MOD(BITRSHIFT(ABS([.$C$12]); 3); 2); 0); IF(3 &lt; COM.MICROSOFT.FLOOR.MATH(LOG(ABS([.$C$12]); 2)) + 1; 1 - MOD(BITRSHIFT(ABS([.$C$12]) - 1; 3); 2); 1))" office:value-type="float" office:value="1" calcext:value-type="float">
            <text:p>1</text:p>
          </table:table-cell>
          <table:table-cell table:formula="of:=IF([.$C$12] &gt; 0; IF(2 &lt; COM.MICROSOFT.FLOOR.MATH(LOG(ABS([.$C$12]); 2)) + 1; MOD(BITRSHIFT(ABS([.$C$12]); 2); 2); 0); IF(2 &lt; COM.MICROSOFT.FLOOR.MATH(LOG(ABS([.$C$12]); 2)) + 1; 1 - MOD(BITRSHIFT(ABS([.$C$12]) - 1; 2); 2); 1))" office:value-type="float" office:value="0" calcext:value-type="float">
            <text:p>0</text:p>
          </table:table-cell>
          <table:table-cell table:formula="of:=IF([.$C$12] &gt; 0; IF(1 &lt; COM.MICROSOFT.FLOOR.MATH(LOG(ABS([.$C$12]); 2)) + 1; MOD(BITRSHIFT(ABS([.$C$12]); 1); 2); 0); IF(1 &lt; COM.MICROSOFT.FLOOR.MATH(LOG(ABS([.$C$12]); 2)) + 1; 1 - MOD(BITRSHIFT(ABS([.$C$12]) - 1; 1); 2); 1))" office:value-type="float" office:value="0" calcext:value-type="float">
            <text:p>0</text:p>
          </table:table-cell>
          <table:table-cell table:formula="of:=IF([.$C$12] &gt; 0; IF(0 &lt; COM.MICROSOFT.FLOOR.MATH(LOG(ABS([.$C$12]); 2)) + 1; MOD(BITRSHIFT(ABS([.$C$12]); 0); 2); 0); IF(0 &lt; COM.MICROSOFT.FLOOR.MATH(LOG(ABS([.$C$12]); 2)) + 1; 1 - MOD(BITRSHIFT(ABS([.$C$12]) - 1; 0); 2); 1))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10 =</text:p>
          </table:table-cell>
          <table:table-cell office:value-type="string" calcext:value-type="string">
            <text:p>-X4 =</text:p>
          </table:table-cell>
          <table:table-cell table:formula="of:=-[.C7]" office:value-type="float" office:value="-41745" calcext:value-type="float">
            <text:p>-41745</text:p>
          </table:table-cell>
          <table:table-cell/>
          <table:table-cell office:value-type="string" calcext:value-type="string">
            <text:p>B10 =</text:p>
          </table:table-cell>
          <table:table-cell office:value-type="string" calcext:value-type="string">
            <text:p>-B4=</text:p>
          </table:table-cell>
          <table:table-cell table:formula="of:=IF([.$C$13] &gt; 0; IF(15 &lt; COM.MICROSOFT.FLOOR.MATH(LOG(ABS([.$C$13]); 2)) + 1; MOD(BITRSHIFT(ABS([.$C$13]); 15); 2); 0); IF(15 &lt; COM.MICROSOFT.FLOOR.MATH(LOG(ABS([.$C$13]); 2)) + 1; 1 - MOD(BITRSHIFT(ABS([.$C$13]) - 1; 15); 2); 1))" office:value-type="float" office:value="0" calcext:value-type="float">
            <text:p>0</text:p>
          </table:table-cell>
          <table:table-cell table:formula="of:=IF([.$C$13] &gt; 0; IF(14 &lt; COM.MICROSOFT.FLOOR.MATH(LOG(ABS([.$C$13]); 2)) + 1; MOD(BITRSHIFT(ABS([.$C$13]); 14); 2); 0); IF(14 &lt; COM.MICROSOFT.FLOOR.MATH(LOG(ABS([.$C$13]); 2)) + 1; 1 - MOD(BITRSHIFT(ABS([.$C$13]) - 1; 14); 2); 1))" office:value-type="float" office:value="1" calcext:value-type="float">
            <text:p>1</text:p>
          </table:table-cell>
          <table:table-cell table:formula="of:=IF([.$C$13] &gt; 0; IF(13 &lt; COM.MICROSOFT.FLOOR.MATH(LOG(ABS([.$C$13]); 2)) + 1; MOD(BITRSHIFT(ABS([.$C$13]); 13); 2); 0); IF(13 &lt; COM.MICROSOFT.FLOOR.MATH(LOG(ABS([.$C$13]); 2)) + 1; 1 - MOD(BITRSHIFT(ABS([.$C$13]) - 1; 13); 2); 1))" office:value-type="float" office:value="0" calcext:value-type="float">
            <text:p>0</text:p>
          </table:table-cell>
          <table:table-cell table:formula="of:=IF([.$C$13] &gt; 0; IF(12 &lt; COM.MICROSOFT.FLOOR.MATH(LOG(ABS([.$C$13]); 2)) + 1; MOD(BITRSHIFT(ABS([.$C$13]); 12); 2); 0); IF(12 &lt; COM.MICROSOFT.FLOOR.MATH(LOG(ABS([.$C$13]); 2)) + 1; 1 - MOD(BITRSHIFT(ABS([.$C$13]) - 1; 12); 2); 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[.$C$13] &gt; 0; IF(11 &lt; COM.MICROSOFT.FLOOR.MATH(LOG(ABS([.$C$13]); 2)) + 1; MOD(BITRSHIFT(ABS([.$C$13]); 11); 2); 0); IF(11 &lt; COM.MICROSOFT.FLOOR.MATH(LOG(ABS([.$C$13]); 2)) + 1; 1 - MOD(BITRSHIFT(ABS([.$C$13]) - 1; 11); 2); 1))" office:value-type="float" office:value="1" calcext:value-type="float">
            <text:p>1</text:p>
          </table:table-cell>
          <table:table-cell table:formula="of:=IF([.$C$13] &gt; 0; IF(10 &lt; COM.MICROSOFT.FLOOR.MATH(LOG(ABS([.$C$13]); 2)) + 1; MOD(BITRSHIFT(ABS([.$C$13]); 10); 2); 0); IF(10 &lt; COM.MICROSOFT.FLOOR.MATH(LOG(ABS([.$C$13]); 2)) + 1; 1 - MOD(BITRSHIFT(ABS([.$C$13]) - 1; 10); 2); 1))" office:value-type="float" office:value="1" calcext:value-type="float">
            <text:p>1</text:p>
          </table:table-cell>
          <table:table-cell table:formula="of:=IF([.$C$13] &gt; 0; IF(9 &lt; COM.MICROSOFT.FLOOR.MATH(LOG(ABS([.$C$13]); 2)) + 1; MOD(BITRSHIFT(ABS([.$C$13]); 9); 2); 0); IF(9 &lt; COM.MICROSOFT.FLOOR.MATH(LOG(ABS([.$C$13]); 2)) + 1; 1 - MOD(BITRSHIFT(ABS([.$C$13]) - 1; 9); 2); 1))" office:value-type="float" office:value="0" calcext:value-type="float">
            <text:p>0</text:p>
          </table:table-cell>
          <table:table-cell table:formula="of:=IF([.$C$13] &gt; 0; IF(8 &lt; COM.MICROSOFT.FLOOR.MATH(LOG(ABS([.$C$13]); 2)) + 1; MOD(BITRSHIFT(ABS([.$C$13]); 8); 2); 0); IF(8 &lt; COM.MICROSOFT.FLOOR.MATH(LOG(ABS([.$C$13]); 2)) + 1; 1 - MOD(BITRSHIFT(ABS([.$C$13]) - 1; 8); 2); 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[.$C$13] &gt; 0; IF(7 &lt; COM.MICROSOFT.FLOOR.MATH(LOG(ABS([.$C$13]); 2)) + 1; MOD(BITRSHIFT(ABS([.$C$13]); 7); 2); 0); IF(7 &lt; COM.MICROSOFT.FLOOR.MATH(LOG(ABS([.$C$13]); 2)) + 1; 1 - MOD(BITRSHIFT(ABS([.$C$13]) - 1; 7); 2); 1))" office:value-type="float" office:value="1" calcext:value-type="float">
            <text:p>1</text:p>
          </table:table-cell>
          <table:table-cell table:formula="of:=IF([.$C$13] &gt; 0; IF(6 &lt; COM.MICROSOFT.FLOOR.MATH(LOG(ABS([.$C$13]); 2)) + 1; MOD(BITRSHIFT(ABS([.$C$13]); 6); 2); 0); IF(6 &lt; COM.MICROSOFT.FLOOR.MATH(LOG(ABS([.$C$13]); 2)) + 1; 1 - MOD(BITRSHIFT(ABS([.$C$13]) - 1; 6); 2); 1))" office:value-type="float" office:value="1" calcext:value-type="float">
            <text:p>1</text:p>
          </table:table-cell>
          <table:table-cell table:formula="of:=IF([.$C$13] &gt; 0; IF(5 &lt; COM.MICROSOFT.FLOOR.MATH(LOG(ABS([.$C$13]); 2)) + 1; MOD(BITRSHIFT(ABS([.$C$13]); 5); 2); 0); IF(5 &lt; COM.MICROSOFT.FLOOR.MATH(LOG(ABS([.$C$13]); 2)) + 1; 1 - MOD(BITRSHIFT(ABS([.$C$13]) - 1; 5); 2); 1))" office:value-type="float" office:value="1" calcext:value-type="float">
            <text:p>1</text:p>
          </table:table-cell>
          <table:table-cell table:formula="of:=IF([.$C$13] &gt; 0; IF(4 &lt; COM.MICROSOFT.FLOOR.MATH(LOG(ABS([.$C$13]); 2)) + 1; MOD(BITRSHIFT(ABS([.$C$13]); 4); 2); 0); IF(4 &lt; COM.MICROSOFT.FLOOR.MATH(LOG(ABS([.$C$13]); 2)) + 1; 1 - MOD(BITRSHIFT(ABS([.$C$13]) - 1; 4); 2); 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[.$C$13] &gt; 0; IF(3 &lt; COM.MICROSOFT.FLOOR.MATH(LOG(ABS([.$C$13]); 2)) + 1; MOD(BITRSHIFT(ABS([.$C$13]); 3); 2); 0); IF(3 &lt; COM.MICROSOFT.FLOOR.MATH(LOG(ABS([.$C$13]); 2)) + 1; 1 - MOD(BITRSHIFT(ABS([.$C$13]) - 1; 3); 2); 1))" office:value-type="float" office:value="1" calcext:value-type="float">
            <text:p>1</text:p>
          </table:table-cell>
          <table:table-cell table:formula="of:=IF([.$C$13] &gt; 0; IF(2 &lt; COM.MICROSOFT.FLOOR.MATH(LOG(ABS([.$C$13]); 2)) + 1; MOD(BITRSHIFT(ABS([.$C$13]); 2); 2); 0); IF(2 &lt; COM.MICROSOFT.FLOOR.MATH(LOG(ABS([.$C$13]); 2)) + 1; 1 - MOD(BITRSHIFT(ABS([.$C$13]) - 1; 2); 2); 1))" office:value-type="float" office:value="1" calcext:value-type="float">
            <text:p>1</text:p>
          </table:table-cell>
          <table:table-cell table:formula="of:=IF([.$C$13] &gt; 0; IF(1 &lt; COM.MICROSOFT.FLOOR.MATH(LOG(ABS([.$C$13]); 2)) + 1; MOD(BITRSHIFT(ABS([.$C$13]); 1); 2); 0); IF(1 &lt; COM.MICROSOFT.FLOOR.MATH(LOG(ABS([.$C$13]); 2)) + 1; 1 - MOD(BITRSHIFT(ABS([.$C$13]) - 1; 1); 2); 1))" office:value-type="float" office:value="1" calcext:value-type="float">
            <text:p>1</text:p>
          </table:table-cell>
          <table:table-cell table:formula="of:=IF([.$C$13] &gt; 0; IF(0 &lt; COM.MICROSOFT.FLOOR.MATH(LOG(ABS([.$C$13]); 2)) + 1; MOD(BITRSHIFT(ABS([.$C$13]); 0); 2); 0); IF(0 &lt; COM.MICROSOFT.FLOOR.MATH(LOG(ABS([.$C$13]); 2)) + 1; 1 - MOD(BITRSHIFT(ABS([.$C$13]) - 1; 0); 2); 1))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11 =</text:p>
          </table:table-cell>
          <table:table-cell office:value-type="string" calcext:value-type="string">
            <text:p>-X5 =</text:p>
          </table:table-cell>
          <table:table-cell table:formula="of:=-[.C8]" office:value-type="float" office:value="-9789" calcext:value-type="float">
            <text:p>-9789</text:p>
          </table:table-cell>
          <table:table-cell/>
          <table:table-cell office:value-type="string" calcext:value-type="string">
            <text:p>B11 =</text:p>
          </table:table-cell>
          <table:table-cell office:value-type="string" calcext:value-type="string">
            <text:p>-B5=</text:p>
          </table:table-cell>
          <table:table-cell table:formula="of:=IF([.$C$14] &gt; 0; IF(15 &lt; COM.MICROSOFT.FLOOR.MATH(LOG(ABS([.$C$14]); 2)) + 1; MOD(BITRSHIFT(ABS([.$C$14]); 15); 2); 0); IF(15 &lt; COM.MICROSOFT.FLOOR.MATH(LOG(ABS([.$C$14]); 2)) + 1; 1 - MOD(BITRSHIFT(ABS([.$C$14]) - 1; 15); 2); 1))" office:value-type="float" office:value="1" calcext:value-type="float">
            <text:p>1</text:p>
          </table:table-cell>
          <table:table-cell table:formula="of:=IF([.$C$14] &gt; 0; IF(14 &lt; COM.MICROSOFT.FLOOR.MATH(LOG(ABS([.$C$14]); 2)) + 1; MOD(BITRSHIFT(ABS([.$C$14]); 14); 2); 0); IF(14 &lt; COM.MICROSOFT.FLOOR.MATH(LOG(ABS([.$C$14]); 2)) + 1; 1 - MOD(BITRSHIFT(ABS([.$C$14]) - 1; 14); 2); 1))" office:value-type="float" office:value="1" calcext:value-type="float">
            <text:p>1</text:p>
          </table:table-cell>
          <table:table-cell table:formula="of:=IF([.$C$14] &gt; 0; IF(13 &lt; COM.MICROSOFT.FLOOR.MATH(LOG(ABS([.$C$14]); 2)) + 1; MOD(BITRSHIFT(ABS([.$C$14]); 13); 2); 0); IF(13 &lt; COM.MICROSOFT.FLOOR.MATH(LOG(ABS([.$C$14]); 2)) + 1; 1 - MOD(BITRSHIFT(ABS([.$C$14]) - 1; 13); 2); 1))" office:value-type="float" office:value="0" calcext:value-type="float">
            <text:p>0</text:p>
          </table:table-cell>
          <table:table-cell table:formula="of:=IF([.$C$14] &gt; 0; IF(12 &lt; COM.MICROSOFT.FLOOR.MATH(LOG(ABS([.$C$14]); 2)) + 1; MOD(BITRSHIFT(ABS([.$C$14]); 12); 2); 0); IF(12 &lt; COM.MICROSOFT.FLOOR.MATH(LOG(ABS([.$C$14]); 2)) + 1; 1 - MOD(BITRSHIFT(ABS([.$C$14]) - 1; 12); 2); 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[.$C$14] &gt; 0; IF(11 &lt; COM.MICROSOFT.FLOOR.MATH(LOG(ABS([.$C$14]); 2)) + 1; MOD(BITRSHIFT(ABS([.$C$14]); 11); 2); 0); IF(11 &lt; COM.MICROSOFT.FLOOR.MATH(LOG(ABS([.$C$14]); 2)) + 1; 1 - MOD(BITRSHIFT(ABS([.$C$14]) - 1; 11); 2); 1))" office:value-type="float" office:value="1" calcext:value-type="float">
            <text:p>1</text:p>
          </table:table-cell>
          <table:table-cell table:formula="of:=IF([.$C$14] &gt; 0; IF(10 &lt; COM.MICROSOFT.FLOOR.MATH(LOG(ABS([.$C$14]); 2)) + 1; MOD(BITRSHIFT(ABS([.$C$14]); 10); 2); 0); IF(10 &lt; COM.MICROSOFT.FLOOR.MATH(LOG(ABS([.$C$14]); 2)) + 1; 1 - MOD(BITRSHIFT(ABS([.$C$14]) - 1; 10); 2); 1))" office:value-type="float" office:value="0" calcext:value-type="float">
            <text:p>0</text:p>
          </table:table-cell>
          <table:table-cell table:formula="of:=IF([.$C$14] &gt; 0; IF(9 &lt; COM.MICROSOFT.FLOOR.MATH(LOG(ABS([.$C$14]); 2)) + 1; MOD(BITRSHIFT(ABS([.$C$14]); 9); 2); 0); IF(9 &lt; COM.MICROSOFT.FLOOR.MATH(LOG(ABS([.$C$14]); 2)) + 1; 1 - MOD(BITRSHIFT(ABS([.$C$14]) - 1; 9); 2); 1))" office:value-type="float" office:value="0" calcext:value-type="float">
            <text:p>0</text:p>
          </table:table-cell>
          <table:table-cell table:formula="of:=IF([.$C$14] &gt; 0; IF(8 &lt; COM.MICROSOFT.FLOOR.MATH(LOG(ABS([.$C$14]); 2)) + 1; MOD(BITRSHIFT(ABS([.$C$14]); 8); 2); 0); IF(8 &lt; COM.MICROSOFT.FLOOR.MATH(LOG(ABS([.$C$14]); 2)) + 1; 1 - MOD(BITRSHIFT(ABS([.$C$14]) - 1; 8); 2); 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[.$C$14] &gt; 0; IF(7 &lt; COM.MICROSOFT.FLOOR.MATH(LOG(ABS([.$C$14]); 2)) + 1; MOD(BITRSHIFT(ABS([.$C$14]); 7); 2); 0); IF(7 &lt; COM.MICROSOFT.FLOOR.MATH(LOG(ABS([.$C$14]); 2)) + 1; 1 - MOD(BITRSHIFT(ABS([.$C$14]) - 1; 7); 2); 1))" office:value-type="float" office:value="1" calcext:value-type="float">
            <text:p>1</text:p>
          </table:table-cell>
          <table:table-cell table:formula="of:=IF([.$C$14] &gt; 0; IF(6 &lt; COM.MICROSOFT.FLOOR.MATH(LOG(ABS([.$C$14]); 2)) + 1; MOD(BITRSHIFT(ABS([.$C$14]); 6); 2); 0); IF(6 &lt; COM.MICROSOFT.FLOOR.MATH(LOG(ABS([.$C$14]); 2)) + 1; 1 - MOD(BITRSHIFT(ABS([.$C$14]) - 1; 6); 2); 1))" office:value-type="float" office:value="1" calcext:value-type="float">
            <text:p>1</text:p>
          </table:table-cell>
          <table:table-cell table:formula="of:=IF([.$C$14] &gt; 0; IF(5 &lt; COM.MICROSOFT.FLOOR.MATH(LOG(ABS([.$C$14]); 2)) + 1; MOD(BITRSHIFT(ABS([.$C$14]); 5); 2); 0); IF(5 &lt; COM.MICROSOFT.FLOOR.MATH(LOG(ABS([.$C$14]); 2)) + 1; 1 - MOD(BITRSHIFT(ABS([.$C$14]) - 1; 5); 2); 1))" office:value-type="float" office:value="0" calcext:value-type="float">
            <text:p>0</text:p>
          </table:table-cell>
          <table:table-cell table:formula="of:=IF([.$C$14] &gt; 0; IF(4 &lt; COM.MICROSOFT.FLOOR.MATH(LOG(ABS([.$C$14]); 2)) + 1; MOD(BITRSHIFT(ABS([.$C$14]); 4); 2); 0); IF(4 &lt; COM.MICROSOFT.FLOOR.MATH(LOG(ABS([.$C$14]); 2)) + 1; 1 - MOD(BITRSHIFT(ABS([.$C$14]) - 1; 4); 2); 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[.$C$14] &gt; 0; IF(3 &lt; COM.MICROSOFT.FLOOR.MATH(LOG(ABS([.$C$14]); 2)) + 1; MOD(BITRSHIFT(ABS([.$C$14]); 3); 2); 0); IF(3 &lt; COM.MICROSOFT.FLOOR.MATH(LOG(ABS([.$C$14]); 2)) + 1; 1 - MOD(BITRSHIFT(ABS([.$C$14]) - 1; 3); 2); 1))" office:value-type="float" office:value="0" calcext:value-type="float">
            <text:p>0</text:p>
          </table:table-cell>
          <table:table-cell table:formula="of:=IF([.$C$14] &gt; 0; IF(2 &lt; COM.MICROSOFT.FLOOR.MATH(LOG(ABS([.$C$14]); 2)) + 1; MOD(BITRSHIFT(ABS([.$C$14]); 2); 2); 0); IF(2 &lt; COM.MICROSOFT.FLOOR.MATH(LOG(ABS([.$C$14]); 2)) + 1; 1 - MOD(BITRSHIFT(ABS([.$C$14]) - 1; 2); 2); 1))" office:value-type="float" office:value="0" calcext:value-type="float">
            <text:p>0</text:p>
          </table:table-cell>
          <table:table-cell table:formula="of:=IF([.$C$14] &gt; 0; IF(1 &lt; COM.MICROSOFT.FLOOR.MATH(LOG(ABS([.$C$14]); 2)) + 1; MOD(BITRSHIFT(ABS([.$C$14]); 1); 2); 0); IF(1 &lt; COM.MICROSOFT.FLOOR.MATH(LOG(ABS([.$C$14]); 2)) + 1; 1 - MOD(BITRSHIFT(ABS([.$C$14]) - 1; 1); 2); 1))" office:value-type="float" office:value="1" calcext:value-type="float">
            <text:p>1</text:p>
          </table:table-cell>
          <table:table-cell table:formula="of:=IF([.$C$14] &gt; 0; IF(0 &lt; COM.MICROSOFT.FLOOR.MATH(LOG(ABS([.$C$14]); 2)) + 1; MOD(BITRSHIFT(ABS([.$C$14]); 0); 2); 0); IF(0 &lt; COM.MICROSOFT.FLOOR.MATH(LOG(ABS([.$C$14]); 2)) + 1; 1 - MOD(BITRSHIFT(ABS([.$C$14]) - 1; 0); 2); 1))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12 =</text:p>
          </table:table-cell>
          <table:table-cell office:value-type="string" calcext:value-type="string">
            <text:p>-X6 =</text:p>
          </table:table-cell>
          <table:table-cell table:formula="of:=-[.C9]" office:value-type="float" office:value="-23791" calcext:value-type="float">
            <text:p>-23791</text:p>
          </table:table-cell>
          <table:table-cell/>
          <table:table-cell office:value-type="string" calcext:value-type="string">
            <text:p>B12 =</text:p>
          </table:table-cell>
          <table:table-cell office:value-type="string" calcext:value-type="string">
            <text:p>-B6=</text:p>
          </table:table-cell>
          <table:table-cell table:formula="of:=IF([.$C$15] &gt; 0; IF(15 &lt; COM.MICROSOFT.FLOOR.MATH(LOG(ABS([.$C$15]); 2)) + 1; MOD(BITRSHIFT(ABS([.$C$15]); 15); 2); 0); IF(15 &lt; COM.MICROSOFT.FLOOR.MATH(LOG(ABS([.$C$15]); 2)) + 1; 1 - MOD(BITRSHIFT(ABS([.$C$15]) - 1; 15); 2); 1))" office:value-type="float" office:value="1" calcext:value-type="float">
            <text:p>1</text:p>
          </table:table-cell>
          <table:table-cell table:formula="of:=IF([.$C$15] &gt; 0; IF(14 &lt; COM.MICROSOFT.FLOOR.MATH(LOG(ABS([.$C$15]); 2)) + 1; MOD(BITRSHIFT(ABS([.$C$15]); 14); 2); 0); IF(14 &lt; COM.MICROSOFT.FLOOR.MATH(LOG(ABS([.$C$15]); 2)) + 1; 1 - MOD(BITRSHIFT(ABS([.$C$15]) - 1; 14); 2); 1))" office:value-type="float" office:value="0" calcext:value-type="float">
            <text:p>0</text:p>
          </table:table-cell>
          <table:table-cell table:formula="of:=IF([.$C$15] &gt; 0; IF(13 &lt; COM.MICROSOFT.FLOOR.MATH(LOG(ABS([.$C$15]); 2)) + 1; MOD(BITRSHIFT(ABS([.$C$15]); 13); 2); 0); IF(13 &lt; COM.MICROSOFT.FLOOR.MATH(LOG(ABS([.$C$15]); 2)) + 1; 1 - MOD(BITRSHIFT(ABS([.$C$15]) - 1; 13); 2); 1))" office:value-type="float" office:value="1" calcext:value-type="float">
            <text:p>1</text:p>
          </table:table-cell>
          <table:table-cell table:formula="of:=IF([.$C$15] &gt; 0; IF(12 &lt; COM.MICROSOFT.FLOOR.MATH(LOG(ABS([.$C$15]); 2)) + 1; MOD(BITRSHIFT(ABS([.$C$15]); 12); 2); 0); IF(12 &lt; COM.MICROSOFT.FLOOR.MATH(LOG(ABS([.$C$15]); 2)) + 1; 1 - MOD(BITRSHIFT(ABS([.$C$15]) - 1; 12); 2); 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[.$C$15] &gt; 0; IF(11 &lt; COM.MICROSOFT.FLOOR.MATH(LOG(ABS([.$C$15]); 2)) + 1; MOD(BITRSHIFT(ABS([.$C$15]); 11); 2); 0); IF(11 &lt; COM.MICROSOFT.FLOOR.MATH(LOG(ABS([.$C$15]); 2)) + 1; 1 - MOD(BITRSHIFT(ABS([.$C$15]) - 1; 11); 2); 1))" office:value-type="float" office:value="0" calcext:value-type="float">
            <text:p>0</text:p>
          </table:table-cell>
          <table:table-cell table:formula="of:=IF([.$C$15] &gt; 0; IF(10 &lt; COM.MICROSOFT.FLOOR.MATH(LOG(ABS([.$C$15]); 2)) + 1; MOD(BITRSHIFT(ABS([.$C$15]); 10); 2); 0); IF(10 &lt; COM.MICROSOFT.FLOOR.MATH(LOG(ABS([.$C$15]); 2)) + 1; 1 - MOD(BITRSHIFT(ABS([.$C$15]) - 1; 10); 2); 1))" office:value-type="float" office:value="0" calcext:value-type="float">
            <text:p>0</text:p>
          </table:table-cell>
          <table:table-cell table:formula="of:=IF([.$C$15] &gt; 0; IF(9 &lt; COM.MICROSOFT.FLOOR.MATH(LOG(ABS([.$C$15]); 2)) + 1; MOD(BITRSHIFT(ABS([.$C$15]); 9); 2); 0); IF(9 &lt; COM.MICROSOFT.FLOOR.MATH(LOG(ABS([.$C$15]); 2)) + 1; 1 - MOD(BITRSHIFT(ABS([.$C$15]) - 1; 9); 2); 1))" office:value-type="float" office:value="1" calcext:value-type="float">
            <text:p>1</text:p>
          </table:table-cell>
          <table:table-cell table:formula="of:=IF([.$C$15] &gt; 0; IF(8 &lt; COM.MICROSOFT.FLOOR.MATH(LOG(ABS([.$C$15]); 2)) + 1; MOD(BITRSHIFT(ABS([.$C$15]); 8); 2); 0); IF(8 &lt; COM.MICROSOFT.FLOOR.MATH(LOG(ABS([.$C$15]); 2)) + 1; 1 - MOD(BITRSHIFT(ABS([.$C$15]) - 1; 8); 2); 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[.$C$15] &gt; 0; IF(7 &lt; COM.MICROSOFT.FLOOR.MATH(LOG(ABS([.$C$15]); 2)) + 1; MOD(BITRSHIFT(ABS([.$C$15]); 7); 2); 0); IF(7 &lt; COM.MICROSOFT.FLOOR.MATH(LOG(ABS([.$C$15]); 2)) + 1; 1 - MOD(BITRSHIFT(ABS([.$C$15]) - 1; 7); 2); 1))" office:value-type="float" office:value="0" calcext:value-type="float">
            <text:p>0</text:p>
          </table:table-cell>
          <table:table-cell table:formula="of:=IF([.$C$15] &gt; 0; IF(6 &lt; COM.MICROSOFT.FLOOR.MATH(LOG(ABS([.$C$15]); 2)) + 1; MOD(BITRSHIFT(ABS([.$C$15]); 6); 2); 0); IF(6 &lt; COM.MICROSOFT.FLOOR.MATH(LOG(ABS([.$C$15]); 2)) + 1; 1 - MOD(BITRSHIFT(ABS([.$C$15]) - 1; 6); 2); 1))" office:value-type="float" office:value="0" calcext:value-type="float">
            <text:p>0</text:p>
          </table:table-cell>
          <table:table-cell table:formula="of:=IF([.$C$15] &gt; 0; IF(5 &lt; COM.MICROSOFT.FLOOR.MATH(LOG(ABS([.$C$15]); 2)) + 1; MOD(BITRSHIFT(ABS([.$C$15]); 5); 2); 0); IF(5 &lt; COM.MICROSOFT.FLOOR.MATH(LOG(ABS([.$C$15]); 2)) + 1; 1 - MOD(BITRSHIFT(ABS([.$C$15]) - 1; 5); 2); 1))" office:value-type="float" office:value="0" calcext:value-type="float">
            <text:p>0</text:p>
          </table:table-cell>
          <table:table-cell table:formula="of:=IF([.$C$15] &gt; 0; IF(4 &lt; COM.MICROSOFT.FLOOR.MATH(LOG(ABS([.$C$15]); 2)) + 1; MOD(BITRSHIFT(ABS([.$C$15]); 4); 2); 0); IF(4 &lt; COM.MICROSOFT.FLOOR.MATH(LOG(ABS([.$C$15]); 2)) + 1; 1 - MOD(BITRSHIFT(ABS([.$C$15]) - 1; 4); 2); 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[.$C$15] &gt; 0; IF(3 &lt; COM.MICROSOFT.FLOOR.MATH(LOG(ABS([.$C$15]); 2)) + 1; MOD(BITRSHIFT(ABS([.$C$15]); 3); 2); 0); IF(3 &lt; COM.MICROSOFT.FLOOR.MATH(LOG(ABS([.$C$15]); 2)) + 1; 1 - MOD(BITRSHIFT(ABS([.$C$15]) - 1; 3); 2); 1))" office:value-type="float" office:value="0" calcext:value-type="float">
            <text:p>0</text:p>
          </table:table-cell>
          <table:table-cell table:formula="of:=IF([.$C$15] &gt; 0; IF(2 &lt; COM.MICROSOFT.FLOOR.MATH(LOG(ABS([.$C$15]); 2)) + 1; MOD(BITRSHIFT(ABS([.$C$15]); 2); 2); 0); IF(2 &lt; COM.MICROSOFT.FLOOR.MATH(LOG(ABS([.$C$15]); 2)) + 1; 1 - MOD(BITRSHIFT(ABS([.$C$15]) - 1; 2); 2); 1))" office:value-type="float" office:value="0" calcext:value-type="float">
            <text:p>0</text:p>
          </table:table-cell>
          <table:table-cell table:formula="of:=IF([.$C$15] &gt; 0; IF(1 &lt; COM.MICROSOFT.FLOOR.MATH(LOG(ABS([.$C$15]); 2)) + 1; MOD(BITRSHIFT(ABS([.$C$15]); 1); 2); 0); IF(1 &lt; COM.MICROSOFT.FLOOR.MATH(LOG(ABS([.$C$15]); 2)) + 1; 1 - MOD(BITRSHIFT(ABS([.$C$15]) - 1; 1); 2); 1))" office:value-type="float" office:value="0" calcext:value-type="float">
            <text:p>0</text:p>
          </table:table-cell>
          <table:table-cell table:formula="of:=IF([.$C$15] &gt; 0; IF(0 &lt; COM.MICROSOFT.FLOOR.MATH(LOG(ABS([.$C$15]); 2)) + 1; MOD(BITRSHIFT(ABS([.$C$15]); 0); 2); 0); IF(0 &lt; COM.MICROSOFT.FLOOR.MATH(LOG(ABS([.$C$15]); 2)) + 1; 1 - MOD(BITRSHIFT(ABS([.$C$15]) - 1; 0); 2); 1))" office:value-type="float" office:value="1" calcext:value-type="float">
            <text:p>1</text:p>
          </table:table-cell>
          <table:table-cell table:number-columns-repeated="1635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formula="of:=IF(SUM([.G18:.G20]) &gt; 1; 1; 0)" office:value-type="float" office:value="0" calcext:value-type="float">
            <text:p>0</text:p>
          </table:table-cell>
          <table:table-cell table:formula="of:=IF(SUM([.H18:.H20]) &gt; 1; 1; 0)" office:value-type="float" office:value="0" calcext:value-type="float">
            <text:p>0</text:p>
          </table:table-cell>
          <table:table-cell table:formula="of:=IF(SUM([.I18:.I20]) &gt; 1; 1; 0)" office:value-type="float" office:value="0" calcext:value-type="float">
            <text:p>0</text:p>
          </table:table-cell>
          <table:table-cell table:formula="of:=IF(SUM([.J18:.J20]) &gt; 1; 1; 0)" office:value-type="float" office:value="0" calcext:value-type="float">
            <text:p>0</text:p>
          </table:table-cell>
          <table:table-cell table:formula="of:=IF(SUM([.L18:.L20]) &gt; 1; 1; 0)" office:value-type="float" office:value="0" calcext:value-type="float">
            <text:p>0</text:p>
          </table:table-cell>
          <table:table-cell/>
          <table:table-cell table:formula="of:=IF(SUM([.M18:.M20]) &gt; 1; 1; 0)" office:value-type="float" office:value="0" calcext:value-type="float">
            <text:p>0</text:p>
          </table:table-cell>
          <table:table-cell table:formula="of:=IF(SUM([.N18:.N20]) &gt; 1; 1; 0)" office:value-type="float" office:value="0" calcext:value-type="float">
            <text:p>0</text:p>
          </table:table-cell>
          <table:table-cell table:formula="of:=IF(SUM([.O18:.O20]) &gt; 1; 1; 0)" office:value-type="float" office:value="0" calcext:value-type="float">
            <text:p>0</text:p>
          </table:table-cell>
          <table:table-cell table:formula="of:=IF(SUM([.Q18:.Q20]) &gt; 1; 1; 0)" office:value-type="float" office:value="0" calcext:value-type="float">
            <text:p>0</text:p>
          </table:table-cell>
          <table:table-cell/>
          <table:table-cell table:formula="of:=IF(SUM([.R18:.R20]) &gt; 1; 1; 0)" office:value-type="float" office:value="0" calcext:value-type="float">
            <text:p>0</text:p>
          </table:table-cell>
          <table:table-cell table:formula="of:=IF(SUM([.S18:.S20]) &gt; 1; 1; 0)" office:value-type="float" office:value="0" calcext:value-type="float">
            <text:p>0</text:p>
          </table:table-cell>
          <table:table-cell table:formula="of:=IF(SUM([.T18:.T20]) &gt; 1; 1; 0)" office:value-type="float" office:value="1" calcext:value-type="float">
            <text:p>1</text:p>
          </table:table-cell>
          <table:table-cell table:formula="of:=IF(SUM([.V18:.V20]) &gt; 1; 1; 0)" office:value-type="float" office:value="1" calcext:value-type="float">
            <text:p>1</text:p>
          </table:table-cell>
          <table:table-cell/>
          <table:table-cell table:formula="of:=IF(SUM([.W18:.W20]) &gt; 1; 1; 0)" office:value-type="float" office:value="0" calcext:value-type="float">
            <text:p>0</text:p>
          </table:table-cell>
          <table:table-cell table:formula="of:=IF(SUM([.X18:.X20]) &gt; 1; 1; 0)" office:value-type="float" office:value="0" calcext:value-type="float">
            <text:p>0</text:p>
          </table:table-cell>
          <table:table-cell table:formula="of:=IF(SUM([.Y18:.Y20]) &gt; 1; 1; 0)"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table:number-columns-repeated="4"/>
          <table:table-cell office:value-type="string" calcext:value-type="string">
            <text:p>B1<text:span text:style-name="T1">(2)</text:span></text:p>
          </table:table-cell>
          <table:table-cell/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1" calcext:value-type="float">
            <text:p>1</text:p>
          </table:table-cell>
          <table:table-cell table:formula="of:=[.K4]" office:value-type="string" office:string-value="." calcext:value-type="string">
            <text:p>.</text:p>
          </table:table-cell>
          <table:table-cell table:formula="of:=[.L4]" office:value-type="float" office:value="1" calcext:value-type="float">
            <text:p>1</text:p>
          </table:table-cell>
          <table:table-cell table:formula="of:=[.M4]" office:value-type="float" office:value="1" calcext:value-type="float">
            <text:p>1</text:p>
          </table:table-cell>
          <table:table-cell table:formula="of:=[.N4]" office:value-type="float" office:value="0" calcext:value-type="float">
            <text:p>0</text:p>
          </table:table-cell>
          <table:table-cell table:formula="of:=[.O4]" office:value-type="float" office:value="0" calcext:value-type="float">
            <text:p>0</text:p>
          </table:table-cell>
          <table:table-cell table:formula="of:=[.P4]" office:value-type="string" office:string-value="." calcext:value-type="string">
            <text:p>.</text:p>
          </table:table-cell>
          <table:table-cell table:formula="of:=[.Q4]" office:value-type="float" office:value="1" calcext:value-type="float">
            <text:p>1</text:p>
          </table:table-cell>
          <table:table-cell table:formula="of:=[.R4]" office:value-type="float" office:value="1" calcext:value-type="float">
            <text:p>1</text:p>
          </table:table-cell>
          <table:table-cell table:formula="of:=[.S4]" office:value-type="float" office:value="0" calcext:value-type="float">
            <text:p>0</text:p>
          </table:table-cell>
          <table:table-cell table:formula="of:=[.T4]" office:value-type="float" office:value="1" calcext:value-type="float">
            <text:p>1</text:p>
          </table:table-cell>
          <table:table-cell table:formula="of:=[.U4]" office:value-type="string" office:string-value="." calcext:value-type="string">
            <text:p>.</text:p>
          </table:table-cell>
          <table:table-cell table:formula="of:=[.V4]" office:value-type="float" office:value="1" calcext:value-type="float">
            <text:p>1</text:p>
          </table:table-cell>
          <table:table-cell table:formula="of:=[.W4]" office:value-type="float" office:value="1" calcext:value-type="float">
            <text:p>1</text:p>
          </table:table-cell>
          <table:table-cell table:formula="of:=[.X4]" office:value-type="float" office:value="0" calcext:value-type="float">
            <text:p>0</text:p>
          </table:table-cell>
          <table:table-cell table:formula="of:=[.Y4]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1<text:span text:style-name="T1">(10)</text:span></text:p>
          </table:table-cell>
          <table:table-cell table:formula="of:=[.C4]" office:value-type="float" office:value="7389" calcext:value-type="float">
            <text:p>7389</text:p>
          </table:table-cell>
          <table:table-cell/>
          <table:table-cell table:style-name="ce2" table:formula="of:=CONCATENATE(IF(AND([.C4] &gt;= 0; [.C5] &gt;= 0); &quot;При сложении двух положительных слагаемых&quot;; IF(AND([.C4] &lt; 0; [.C5] &lt; 0); &quot;При сложении двух отрицательных слагаемых&quot;; &quot;При сложении положительного и отрицательного слагаемых&quot;)); &quot; получено &quot;; IF([.AA22] &gt;= 0; &quot;положительное число.&quot;; &quot;отрицательное число.&quot;); &quot; &quot;; IF([.Q25] = 1; &quot;Зафиксировано переполнение, результат выполнения операции не соответствует сумме десятичных экивалентов&quot;; &quot;Результат выполнения операции верный и корректный, соответствует сумме десятичных экивалентов.&quot;))" office:value-type="string" office:string-value="При сложении двух положительных слагаемых получено положительное число. Результат выполнения операции верный и корректный, соответствует сумме десятичных экивалентов." calcext:value-type="string" table:number-columns-spanned="5" table:number-rows-spanned="4">
            <text:p>При сложении двух положительных слагаемых получено положительное число. Результат выполнения операции верный и корректный, соответствует сумме десятичных экивалентов.</text:p>
          </table:table-cell>
          <table:covered-table-cell table:number-columns-repeated="4"/>
          <table:table-cell table:number-columns-repeated="16344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2<text:span text:style-name="T1">(2)</text:span>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0" calcext:value-type="float">
            <text:p>0</text:p>
          </table:table-cell>
          <table:table-cell table:formula="of:=[.M5]" office:value-type="float" office:value="0" calcext:value-type="float">
            <text:p>0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0" calcext:value-type="float">
            <text:p>0</text:p>
          </table:table-cell>
          <table:table-cell table:formula="of:=[.R5]" office:value-type="float" office:value="0" calcext:value-type="float">
            <text:p>0</text:p>
          </table:table-cell>
          <table:table-cell table:formula="of:=[.S5]" office:value-type="float" office:value="0" calcext:value-type="float">
            <text:p>0</text:p>
          </table:table-cell>
          <table:table-cell table:formula="of:=[.T5]" office:value-type="float" office:value="1" calcext:value-type="float">
            <text:p>1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X2<text:span text:style-name="T1">(10)</text:span></text:p>
          </table:table-cell>
          <table:table-cell table:formula="of:=[.C5]" office:value-type="float" office:value="17178" calcext:value-type="float">
            <text:p>17178</text:p>
          </table:table-cell>
          <table:table-cell/>
          <table:covered-table-cell table:number-columns-repeated="5"/>
          <table:table-cell table:number-columns-repeated="16344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-----</text:p>
          </table:table-cell>
          <table:table-cell table:number-columns-repeated="19" office:value-type="string" calcext:value-type="string">
            <text:p>--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-----</text:p>
          </table:table-cell>
          <table:table-cell/>
          <table:covered-table-cell table:number-columns-repeated="5"/>
          <table:table-cell table:number-columns-repeated="16344"/>
        </table:table-row>
        <table:table-row table:style-name="ro2">
          <table:table-cell table:number-columns-repeated="6"/>
          <table:table-cell table:formula="of:=MOD([.G19] + [.G20] + [.G18]; 2)" office:value-type="float" office:value="0" calcext:value-type="float">
            <text:p>0</text:p>
          </table:table-cell>
          <table:table-cell table:formula="of:=MOD([.H19] + [.H20] + [.H18]; 2)" office:value-type="float" office:value="1" calcext:value-type="float">
            <text:p>1</text:p>
          </table:table-cell>
          <table:table-cell table:formula="of:=MOD([.I19] + [.I20] + [.I18]; 2)" office:value-type="float" office:value="0" calcext:value-type="float">
            <text:p>0</text:p>
          </table:table-cell>
          <table:table-cell table:formula="of:=MOD([.J19] + [.J20] + [.J18]; 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L19] + [.L20] + [.L18]; 2)" office:value-type="float" office:value="1" calcext:value-type="float">
            <text:p>1</text:p>
          </table:table-cell>
          <table:table-cell table:formula="of:=MOD([.M19] + [.M20] + [.M18]; 2)" office:value-type="float" office:value="1" calcext:value-type="float">
            <text:p>1</text:p>
          </table:table-cell>
          <table:table-cell table:formula="of:=MOD([.N19] + [.N20] + [.N18]; 2)" office:value-type="float" office:value="1" calcext:value-type="float">
            <text:p>1</text:p>
          </table:table-cell>
          <table:table-cell table:formula="of:=MOD([.O19] + [.O20] + [.O18]; 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Q19] + [.Q20] + [.Q18]; 2)" office:value-type="float" office:value="1" calcext:value-type="float">
            <text:p>1</text:p>
          </table:table-cell>
          <table:table-cell table:formula="of:=MOD([.R19] + [.R20] + [.R18]; 2)" office:value-type="float" office:value="1" calcext:value-type="float">
            <text:p>1</text:p>
          </table:table-cell>
          <table:table-cell table:formula="of:=MOD([.S19] + [.S20] + [.S18]; 2)" office:value-type="float" office:value="1" calcext:value-type="float">
            <text:p>1</text:p>
          </table:table-cell>
          <table:table-cell table:formula="of:=MOD([.T19] + [.T20] + [.T18]; 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V19] + [.V20] + [.V18]; 2)" office:value-type="float" office:value="0" calcext:value-type="float">
            <text:p>0</text:p>
          </table:table-cell>
          <table:table-cell table:formula="of:=MOD([.W19] + [.W20] + [.W18]; 2)" office:value-type="float" office:value="1" calcext:value-type="float">
            <text:p>1</text:p>
          </table:table-cell>
          <table:table-cell table:formula="of:=MOD([.X19] + [.X20] + [.X18]; 2)" office:value-type="float" office:value="1" calcext:value-type="float">
            <text:p>1</text:p>
          </table:table-cell>
          <table:table-cell table:formula="of:=MOD([.Y19] + [.Y20] + [.Y18]; 2)" office:value-type="float" office:value="1" calcext:value-type="float">
            <text:p>1</text:p>
          </table:table-cell>
          <table:table-cell office:value-type="string" calcext:value-type="string">
            <text:p><text:span text:style-name="T1">(2)</text:span>=</text:p>
          </table:table-cell>
          <table:table-cell table:formula="of:=IF(LEFT([.G26]; 1) = &quot;0&quot;; BITLSHIFT(BIN2DEC(LEFT(RIGHT([.G26]; 15); 7)); 8) + BIN2DEC(RIGHT([.G26]; 8)); (BITLSHIFT(BIN2DEC(LEFT(RIGHT(SUBSTITUTE(SUBSTITUTE(SUBSTITUTE([.G26]; 0; 2); 1; 0); 2; 1); 15); 7)); 8) + BIN2DEC(RIGHT(SUBSTITUTE(SUBSTITUTE(SUBSTITUTE([.G26]; 0; 2); 1; 0); 2; 1); 8)) + 1) * (-1))" office:value-type="float" office:value="24567" calcext:value-type="float">
            <text:p>24567</text:p>
          </table:table-cell>
          <table:table-cell office:value-type="string" calcext:value-type="string">
            <text:p><text:span text:style-name="T1">(10)</text:span></text:p>
          </table:table-cell>
          <table:table-cell table:number-columns-repeated="5"/>
          <table:table-cell table:formula="of:=[.AH19] + [.AH20]" office:value-type="float" office:value="24567" calcext:value-type="float">
            <text:p>24567</text:p>
          </table:table-cell>
          <table:table-cell office:value-type="string" calcext:value-type="string">
            <text:p><text:span text:style-name="T1">(10)</text:span></text:p>
          </table:table-cell>
          <table:covered-table-cell table:number-columns-repeated="5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CF =</text:p>
          </table:table-cell>
          <table:table-cell/>
          <table:table-cell table:formula="of:=IF([.F18] = 1; 1; 0)" office:value-type="float" office:value="0" calcext:value-type="float">
            <text:p>0</text:p>
          </table:table-cell>
          <table:table-cell/>
          <table:table-cell office:value-type="string" calcext:value-type="string">
            <text:p>PF =</text:p>
          </table:table-cell>
          <table:table-cell/>
          <table:table-cell table:formula="of:=IF(MOD(SUM([.Q22:.Y22]); 2) = 0; 1; 0)" office:value-type="float" office:value="0" calcext:value-type="float">
            <text:p>0</text:p>
          </table:table-cell>
          <table:table-cell/>
          <table:table-cell office:value-type="string" calcext:value-type="string">
            <text:p>AF =</text:p>
          </table:table-cell>
          <table:table-cell/>
          <table:table-cell table:formula="of:=IF([.T18] = 1; 1; 0)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string" calcext:value-type="string">
            <text:p>ZF =</text:p>
          </table:table-cell>
          <table:table-cell/>
          <table:table-cell table:formula="of:=IF(SUM([.F22:.Y22]) = 0; 1; 0)" office:value-type="float" office:value="0" calcext:value-type="float">
            <text:p>0</text:p>
          </table:table-cell>
          <table:table-cell/>
          <table:table-cell office:value-type="string" calcext:value-type="string">
            <text:p>SF =</text:p>
          </table:table-cell>
          <table:table-cell/>
          <table:table-cell table:formula="of:=IF([.G22] = 1; 1; 0)" office:value-type="float" office:value="0" calcext:value-type="float">
            <text:p>0</text:p>
          </table:table-cell>
          <table:table-cell/>
          <table:table-cell office:value-type="string" calcext:value-type="string">
            <text:p>OF =</text:p>
          </table:table-cell>
          <table:table-cell/>
          <table:table-cell table:formula="of:=IF([.F18] &lt;&gt; [.G18]; 1; 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formula="of:=SUBSTITUTE(COM.MICROSOFT.TEXTJOIN(&quot;&quot;;1;[.G22:.Y22]); &quot;.&quot;; &quot;&quot;)" office:value-type="string" office:string-value="0101111111110111" calcext:value-type="string">
            <text:p>010111111111011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formula="of:=IF(SUM([.G28:.G30]) &gt; 1; 1; 0)" office:value-type="float" office:value="0" calcext:value-type="float">
            <text:p>0</text:p>
          </table:table-cell>
          <table:table-cell table:formula="of:=IF(SUM([.H28:.H30]) &gt; 1; 1; 0)" office:value-type="float" office:value="1" calcext:value-type="float">
            <text:p>1</text:p>
          </table:table-cell>
          <table:table-cell table:formula="of:=IF(SUM([.I28:.I30]) &gt; 1; 1; 0)" office:value-type="float" office:value="0" calcext:value-type="float">
            <text:p>0</text:p>
          </table:table-cell>
          <table:table-cell table:formula="of:=IF(SUM([.J28:.J30]) &gt; 1; 1; 0)" office:value-type="float" office:value="1" calcext:value-type="float">
            <text:p>1</text:p>
          </table:table-cell>
          <table:table-cell table:formula="of:=IF(SUM([.L28:.L30]) &gt; 1; 1; 0)" office:value-type="float" office:value="1" calcext:value-type="float">
            <text:p>1</text:p>
          </table:table-cell>
          <table:table-cell/>
          <table:table-cell table:formula="of:=IF(SUM([.M28:.M30]) &gt; 1; 1; 0)" office:value-type="float" office:value="1" calcext:value-type="float">
            <text:p>1</text:p>
          </table:table-cell>
          <table:table-cell table:formula="of:=IF(SUM([.N28:.N30]) &gt; 1; 1; 0)" office:value-type="float" office:value="1" calcext:value-type="float">
            <text:p>1</text:p>
          </table:table-cell>
          <table:table-cell table:formula="of:=IF(SUM([.O28:.O30]) &gt; 1; 1; 0)" office:value-type="float" office:value="1" calcext:value-type="float">
            <text:p>1</text:p>
          </table:table-cell>
          <table:table-cell table:formula="of:=IF(SUM([.Q28:.Q30]) &gt; 1; 1; 0)" office:value-type="float" office:value="1" calcext:value-type="float">
            <text:p>1</text:p>
          </table:table-cell>
          <table:table-cell/>
          <table:table-cell table:formula="of:=IF(SUM([.R28:.R30]) &gt; 1; 1; 0)" office:value-type="float" office:value="1" calcext:value-type="float">
            <text:p>1</text:p>
          </table:table-cell>
          <table:table-cell table:formula="of:=IF(SUM([.S28:.S30]) &gt; 1; 1; 0)" office:value-type="float" office:value="1" calcext:value-type="float">
            <text:p>1</text:p>
          </table:table-cell>
          <table:table-cell table:formula="of:=IF(SUM([.T28:.T30]) &gt; 1; 1; 0)" office:value-type="float" office:value="1" calcext:value-type="float">
            <text:p>1</text:p>
          </table:table-cell>
          <table:table-cell table:formula="of:=IF(SUM([.V28:.V30]) &gt; 1; 1; 0)" office:value-type="float" office:value="1" calcext:value-type="float">
            <text:p>1</text:p>
          </table:table-cell>
          <table:table-cell/>
          <table:table-cell table:formula="of:=IF(SUM([.W28:.W30]) &gt; 1; 1; 0)" office:value-type="float" office:value="1" calcext:value-type="float">
            <text:p>1</text:p>
          </table:table-cell>
          <table:table-cell table:formula="of:=IF(SUM([.X28:.X30]) &gt; 1; 1; 0)" office:value-type="float" office:value="1" calcext:value-type="float">
            <text:p>1</text:p>
          </table:table-cell>
          <table:table-cell table:formula="of:=IF(SUM([.Y28:.Y30]) &gt; 1; 1; 0)"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table:number-columns-repeated="4"/>
          <table:table-cell office:value-type="string" calcext:value-type="string">
            <text:p>B2<text:span text:style-name="T1">(2)</text:span>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0" calcext:value-type="float">
            <text:p>0</text:p>
          </table:table-cell>
          <table:table-cell table:formula="of:=[.M5]" office:value-type="float" office:value="0" calcext:value-type="float">
            <text:p>0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0" calcext:value-type="float">
            <text:p>0</text:p>
          </table:table-cell>
          <table:table-cell table:formula="of:=[.R5]" office:value-type="float" office:value="0" calcext:value-type="float">
            <text:p>0</text:p>
          </table:table-cell>
          <table:table-cell table:formula="of:=[.S5]" office:value-type="float" office:value="0" calcext:value-type="float">
            <text:p>0</text:p>
          </table:table-cell>
          <table:table-cell table:formula="of:=[.T5]" office:value-type="float" office:value="1" calcext:value-type="float">
            <text:p>1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X2<text:span text:style-name="T1">(10)</text:span></text:p>
          </table:table-cell>
          <table:table-cell table:formula="of:=[.C5]" office:value-type="float" office:value="17178" calcext:value-type="float">
            <text:p>17178</text:p>
          </table:table-cell>
          <table:table-cell/>
          <table:table-cell table:style-name="ce2" table:formula="of:=CONCATENATE(IF(AND([.C5] &gt;= 0; [.C6] &gt;= 0); &quot;При сложении двух положительных слагаемых&quot;; IF(AND([.C5] &lt; 0; [.C6] &lt; 0); &quot;При сложении двух отрицательных слагаемых&quot;; &quot;При сложении положительного и отрицательного слагаемых&quot;)); &quot; получено &quot;; IF([.AA32] &gt;= 0; &quot;положительное число.&quot;; &quot;отрицательное число.&quot;); &quot; &quot;; IF([.Q35] = 1; &quot;Зафиксировано переполнение, результат выполнения операции не соответствует сумме десятичных экивалентов&quot;; &quot;Результат выполнения операции верный и корректный, соответствует сумме десятичных экивалентов.&quot;))" office:value-type="string" office:string-value="При сложении двух положительных слагаемых получено отрицательное число. Зафиксировано переполнение, результат выполнения операции не соответствует сумме десятичных экивалентов" calcext:value-type="string" table:number-columns-spanned="5" table:number-rows-spanned="4">
            <text:p>При сложении двух положительных слагаемых получено отрицательное число. Зафиксировано переполнение, результат выполнения операции не соответствует сумме десятичных экивалентов</text:p>
          </table:table-cell>
          <table:covered-table-cell table:number-columns-repeated="4"/>
          <table:table-cell table:number-columns-repeated="16344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3<text:span text:style-name="T1">(2)</text:span></text:p>
          </table:table-cell>
          <table:table-cell/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1" calcext:value-type="float">
            <text:p>1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1" calcext:value-type="float">
            <text:p>1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float" office:value="1" calcext:value-type="float">
            <text:p>1</text:p>
          </table:table-cell>
          <table:table-cell table:formula="of:=[.M6]" office:value-type="float" office:value="1" calcext:value-type="float">
            <text:p>1</text:p>
          </table:table-cell>
          <table:table-cell table:formula="of:=[.N6]" office:value-type="float" office:value="1" calcext:value-type="float">
            <text:p>1</text:p>
          </table:table-cell>
          <table:table-cell table:formula="of:=[.O6]" office:value-type="float" office:value="1" calcext:value-type="float">
            <text:p>1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float" office:value="1" calcext:value-type="float">
            <text:p>1</text:p>
          </table:table-cell>
          <table:table-cell table:formula="of:=[.R6]" office:value-type="float" office:value="1" calcext:value-type="float">
            <text:p>1</text:p>
          </table:table-cell>
          <table:table-cell table:formula="of:=[.S6]" office:value-type="float" office:value="1" calcext:value-type="float">
            <text:p>1</text:p>
          </table:table-cell>
          <table:table-cell table:formula="of:=[.T6]" office:value-type="float" office:value="1" calcext:value-type="float">
            <text:p>1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float" office:value="0" calcext:value-type="float">
            <text:p>0</text:p>
          </table:table-cell>
          <table:table-cell table:formula="of:=[.W6]" office:value-type="float" office:value="1" calcext:value-type="float">
            <text:p>1</text:p>
          </table:table-cell>
          <table:table-cell table:formula="of:=[.X6]" office:value-type="float" office:value="1" calcext:value-type="float">
            <text:p>1</text:p>
          </table:table-cell>
          <table:table-cell table:formula="of:=[.Y6]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X3<text:span text:style-name="T1">(10)</text:span></text:p>
          </table:table-cell>
          <table:table-cell table:formula="of:=[.C6]" office:value-type="float" office:value="24567" calcext:value-type="float">
            <text:p>24567</text:p>
          </table:table-cell>
          <table:table-cell/>
          <table:covered-table-cell table:number-columns-repeated="5"/>
          <table:table-cell table:number-columns-repeated="16344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-----</text:p>
          </table:table-cell>
          <table:table-cell table:number-columns-repeated="19" office:value-type="string" calcext:value-type="string">
            <text:p>--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-----</text:p>
          </table:table-cell>
          <table:table-cell/>
          <table:covered-table-cell table:number-columns-repeated="5"/>
          <table:table-cell table:number-columns-repeated="16344"/>
        </table:table-row>
        <table:table-row table:style-name="ro2">
          <table:table-cell table:number-columns-repeated="6"/>
          <table:table-cell table:formula="of:=MOD([.G29] + [.G30] + [.G28]; 2)" office:value-type="float" office:value="1" calcext:value-type="float">
            <text:p>1</text:p>
          </table:table-cell>
          <table:table-cell table:formula="of:=MOD([.H29] + [.H30] + [.H28]; 2)" office:value-type="float" office:value="0" calcext:value-type="float">
            <text:p>0</text:p>
          </table:table-cell>
          <table:table-cell table:formula="of:=MOD([.I29] + [.I30] + [.I28]; 2)" office:value-type="float" office:value="1" calcext:value-type="float">
            <text:p>1</text:p>
          </table:table-cell>
          <table:table-cell table:formula="of:=MOD([.J29] + [.J30] + [.J28]; 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L29] + [.L30] + [.L28]; 2)" office:value-type="float" office:value="0" calcext:value-type="float">
            <text:p>0</text:p>
          </table:table-cell>
          <table:table-cell table:formula="of:=MOD([.M29] + [.M30] + [.M28]; 2)" office:value-type="float" office:value="0" calcext:value-type="float">
            <text:p>0</text:p>
          </table:table-cell>
          <table:table-cell table:formula="of:=MOD([.N29] + [.N30] + [.N28]; 2)" office:value-type="float" office:value="1" calcext:value-type="float">
            <text:p>1</text:p>
          </table:table-cell>
          <table:table-cell table:formula="of:=MOD([.O29] + [.O30] + [.O28]; 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Q29] + [.Q30] + [.Q28]; 2)" office:value-type="float" office:value="0" calcext:value-type="float">
            <text:p>0</text:p>
          </table:table-cell>
          <table:table-cell table:formula="of:=MOD([.R29] + [.R30] + [.R28]; 2)" office:value-type="float" office:value="0" calcext:value-type="float">
            <text:p>0</text:p>
          </table:table-cell>
          <table:table-cell table:formula="of:=MOD([.S29] + [.S30] + [.S28]; 2)" office:value-type="float" office:value="0" calcext:value-type="float">
            <text:p>0</text:p>
          </table:table-cell>
          <table:table-cell table:formula="of:=MOD([.T29] + [.T30] + [.T28]; 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V29] + [.V30] + [.V28]; 2)" office:value-type="float" office:value="0" calcext:value-type="float">
            <text:p>0</text:p>
          </table:table-cell>
          <table:table-cell table:formula="of:=MOD([.W29] + [.W30] + [.W28]; 2)" office:value-type="float" office:value="0" calcext:value-type="float">
            <text:p>0</text:p>
          </table:table-cell>
          <table:table-cell table:formula="of:=MOD([.X29] + [.X30] + [.X28]; 2)" office:value-type="float" office:value="0" calcext:value-type="float">
            <text:p>0</text:p>
          </table:table-cell>
          <table:table-cell table:formula="of:=MOD([.Y29] + [.Y30] + [.Y28]; 2)" office:value-type="float" office:value="1" calcext:value-type="float">
            <text:p>1</text:p>
          </table:table-cell>
          <table:table-cell office:value-type="string" calcext:value-type="string">
            <text:p><text:span text:style-name="T1">(2)</text:span>=</text:p>
          </table:table-cell>
          <table:table-cell table:formula="of:=IF(LEFT([.G36]; 1) = &quot;0&quot;; BITLSHIFT(BIN2DEC(LEFT(RIGHT([.G36]; 15); 7)); 8) + BIN2DEC(RIGHT([.G36]; 8)); (BITLSHIFT(BIN2DEC(LEFT(RIGHT(SUBSTITUTE(SUBSTITUTE(SUBSTITUTE([.G36]; 0; 2); 1; 0); 2; 1); 15); 7)); 8) + BIN2DEC(RIGHT(SUBSTITUTE(SUBSTITUTE(SUBSTITUTE([.G36]; 0; 2); 1; 0); 2; 1); 8)) + 1) * (-1))" office:value-type="float" office:value="-23791" calcext:value-type="float">
            <text:p>-23791</text:p>
          </table:table-cell>
          <table:table-cell office:value-type="string" calcext:value-type="string">
            <text:p><text:span text:style-name="T1">(10)</text:span></text:p>
          </table:table-cell>
          <table:table-cell table:number-columns-repeated="5"/>
          <table:table-cell table:formula="of:=[.AH29] + [.AH30]" office:value-type="float" office:value="41745" calcext:value-type="float">
            <text:p>41745</text:p>
          </table:table-cell>
          <table:table-cell office:value-type="string" calcext:value-type="string">
            <text:p><text:span text:style-name="T1">(10)</text:span></text:p>
          </table:table-cell>
          <table:covered-table-cell table:number-columns-repeated="5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CF =</text:p>
          </table:table-cell>
          <table:table-cell/>
          <table:table-cell table:formula="of:=IF([.F28] = 1; 1; 0)" office:value-type="float" office:value="0" calcext:value-type="float">
            <text:p>0</text:p>
          </table:table-cell>
          <table:table-cell/>
          <table:table-cell office:value-type="string" calcext:value-type="string">
            <text:p>PF =</text:p>
          </table:table-cell>
          <table:table-cell/>
          <table:table-cell table:formula="of:=IF(MOD(SUM([.Q32:.Y32]); 2) = 0; 1; 0)" office:value-type="float" office:value="1" calcext:value-type="float">
            <text:p>1</text:p>
          </table:table-cell>
          <table:table-cell/>
          <table:table-cell office:value-type="string" calcext:value-type="string">
            <text:p>AF =</text:p>
          </table:table-cell>
          <table:table-cell/>
          <table:table-cell table:formula="of:=IF([.T28] = 1; 1; 0)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string" calcext:value-type="string">
            <text:p>ZF =</text:p>
          </table:table-cell>
          <table:table-cell/>
          <table:table-cell table:formula="of:=IF(SUM([.F32:.Y32]) = 0; 1; 0)" office:value-type="float" office:value="0" calcext:value-type="float">
            <text:p>0</text:p>
          </table:table-cell>
          <table:table-cell/>
          <table:table-cell office:value-type="string" calcext:value-type="string">
            <text:p>SF =</text:p>
          </table:table-cell>
          <table:table-cell/>
          <table:table-cell table:formula="of:=IF([.G32] = 1; 1; 0)" office:value-type="float" office:value="1" calcext:value-type="float">
            <text:p>1</text:p>
          </table:table-cell>
          <table:table-cell/>
          <table:table-cell office:value-type="string" calcext:value-type="string">
            <text:p>OF =</text:p>
          </table:table-cell>
          <table:table-cell/>
          <table:table-cell table:formula="of:=IF([.F28] &lt;&gt; [.G28]; 1; 0)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formula="of:=SUBSTITUTE(COM.MICROSOFT.TEXTJOIN(&quot;&quot;;1;[.G32:.Y32]); &quot;.&quot;; &quot;&quot;)" office:value-type="string" office:string-value="1010001100010001" calcext:value-type="string">
            <text:p>101000110001000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formula="of:=IF(SUM([.G38:.G40]) &gt; 1; 1; 0)" office:value-type="float" office:value="1" calcext:value-type="float">
            <text:p>1</text:p>
          </table:table-cell>
          <table:table-cell table:formula="of:=IF(SUM([.H38:.H40]) &gt; 1; 1; 0)" office:value-type="float" office:value="1" calcext:value-type="float">
            <text:p>1</text:p>
          </table:table-cell>
          <table:table-cell table:formula="of:=IF(SUM([.I38:.I40]) &gt; 1; 1; 0)" office:value-type="float" office:value="0" calcext:value-type="float">
            <text:p>0</text:p>
          </table:table-cell>
          <table:table-cell table:formula="of:=IF(SUM([.J38:.J40]) &gt; 1; 1; 0)" office:value-type="float" office:value="0" calcext:value-type="float">
            <text:p>0</text:p>
          </table:table-cell>
          <table:table-cell table:formula="of:=IF(SUM([.L38:.L40]) &gt; 1; 1; 0)" office:value-type="float" office:value="0" calcext:value-type="float">
            <text:p>0</text:p>
          </table:table-cell>
          <table:table-cell/>
          <table:table-cell table:formula="of:=IF(SUM([.M38:.M40]) &gt; 1; 1; 0)" office:value-type="float" office:value="0" calcext:value-type="float">
            <text:p>0</text:p>
          </table:table-cell>
          <table:table-cell table:formula="of:=IF(SUM([.N38:.N40]) &gt; 1; 1; 0)" office:value-type="float" office:value="1" calcext:value-type="float">
            <text:p>1</text:p>
          </table:table-cell>
          <table:table-cell table:formula="of:=IF(SUM([.O38:.O40]) &gt; 1; 1; 0)" office:value-type="float" office:value="1" calcext:value-type="float">
            <text:p>1</text:p>
          </table:table-cell>
          <table:table-cell table:formula="of:=IF(SUM([.Q38:.Q40]) &gt; 1; 1; 0)" office:value-type="float" office:value="0" calcext:value-type="float">
            <text:p>0</text:p>
          </table:table-cell>
          <table:table-cell/>
          <table:table-cell table:formula="of:=IF(SUM([.R38:.R40]) &gt; 1; 1; 0)" office:value-type="float" office:value="0" calcext:value-type="float">
            <text:p>0</text:p>
          </table:table-cell>
          <table:table-cell table:formula="of:=IF(SUM([.S38:.S40]) &gt; 1; 1; 0)" office:value-type="float" office:value="0" calcext:value-type="float">
            <text:p>0</text:p>
          </table:table-cell>
          <table:table-cell table:formula="of:=IF(SUM([.T38:.T40]) &gt; 1; 1; 0)" office:value-type="float" office:value="0" calcext:value-type="float">
            <text:p>0</text:p>
          </table:table-cell>
          <table:table-cell table:formula="of:=IF(SUM([.V38:.V40]) &gt; 1; 1; 0)" office:value-type="float" office:value="0" calcext:value-type="float">
            <text:p>0</text:p>
          </table:table-cell>
          <table:table-cell/>
          <table:table-cell table:formula="of:=IF(SUM([.W38:.W40]) &gt; 1; 1; 0)" office:value-type="float" office:value="0" calcext:value-type="float">
            <text:p>0</text:p>
          </table:table-cell>
          <table:table-cell table:formula="of:=IF(SUM([.X38:.X40]) &gt; 1; 1; 0)" office:value-type="float" office:value="1" calcext:value-type="float">
            <text:p>1</text:p>
          </table:table-cell>
          <table:table-cell table:formula="of:=IF(SUM([.Y38:.Y40]) &gt; 1; 1; 0)"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table:number-columns-repeated="4"/>
          <table:table-cell office:value-type="string" calcext:value-type="string">
            <text:p>B2<text:span text:style-name="T1">(2)</text:span>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0" calcext:value-type="float">
            <text:p>0</text:p>
          </table:table-cell>
          <table:table-cell table:formula="of:=[.M5]" office:value-type="float" office:value="0" calcext:value-type="float">
            <text:p>0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0" calcext:value-type="float">
            <text:p>0</text:p>
          </table:table-cell>
          <table:table-cell table:formula="of:=[.R5]" office:value-type="float" office:value="0" calcext:value-type="float">
            <text:p>0</text:p>
          </table:table-cell>
          <table:table-cell table:formula="of:=[.S5]" office:value-type="float" office:value="0" calcext:value-type="float">
            <text:p>0</text:p>
          </table:table-cell>
          <table:table-cell table:formula="of:=[.T5]" office:value-type="float" office:value="1" calcext:value-type="float">
            <text:p>1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X2<text:span text:style-name="T1">(10)</text:span></text:p>
          </table:table-cell>
          <table:table-cell table:formula="of:=[.C5]" office:value-type="float" office:value="17178" calcext:value-type="float">
            <text:p>17178</text:p>
          </table:table-cell>
          <table:table-cell/>
          <table:table-cell table:style-name="ce2" table:formula="of:=CONCATENATE(IF(AND([.C5] &gt;= 0; [.C10] &gt;= 0); &quot;При сложении двух положительных слагаемых&quot;; IF(AND([.C5] &lt; 0; [.C10] &lt; 0); &quot;При сложении двух отрицательных слагаемых&quot;; &quot;При сложении положительного и отрицательного слагаемых&quot;)); &quot; получено &quot;; IF([.AA42] &gt;= 0; &quot;положительное число.&quot;; &quot;отрицательное число.&quot;); &quot; &quot;; IF([.Q45] = 1; &quot;Зафиксировано переполнение, результат выполнения операции не соответствует сумме десятичных экивалентов&quot;; &quot;Результат выполнения операции верный и корректный, соответствует сумме десятичных экивалентов.&quot;))" office:value-type="string" office:string-value="При сложении положительного и отрицательного слагаемых получено положительное число. Результат выполнения операции верный и корректный, соответствует сумме десятичных экивалентов." calcext:value-type="string" table:number-columns-spanned="5" table:number-rows-spanned="4">
            <text:p>При сложении положительного и отрицательного слагаемых получено положительное число. Результат выполнения операции верный и корректный, соответствует сумме десятичных экивалентов.</text:p>
          </table:table-cell>
          <table:covered-table-cell table:number-columns-repeated="4"/>
          <table:table-cell table:number-columns-repeated="16344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7<text:span text:style-name="T1">(2)</text:span></text:p>
          </table:table-cell>
          <table:table-cell/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1" calcext:value-type="float">
            <text:p>1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O10]" office:value-type="float" office:value="1" calcext:value-type="float">
            <text:p>1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float" office:value="0" calcext:value-type="float">
            <text:p>0</text:p>
          </table:table-cell>
          <table:table-cell table:formula="of:=[.R10]" office:value-type="float" office:value="0" calcext:value-type="float">
            <text:p>0</text:p>
          </table:table-cell>
          <table:table-cell table:formula="of:=[.S10]" office:value-type="float" office:value="1" calcext:value-type="float">
            <text:p>1</text:p>
          </table:table-cell>
          <table:table-cell table:formula="of:=[.T10]" office:value-type="float" office:value="0" calcext:value-type="float">
            <text:p>0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0" calcext:value-type="float">
            <text:p>0</text:p>
          </table:table-cell>
          <table:table-cell table:formula="of:=[.X10]" office:value-type="float" office:value="1" calcext:value-type="float">
            <text:p>1</text:p>
          </table:table-cell>
          <table:table-cell table:formula="of:=[.Y10]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X7<text:span text:style-name="T1">(10)</text:span></text:p>
          </table:table-cell>
          <table:table-cell table:formula="of:=[.C10]" office:value-type="float" office:value="-7389" calcext:value-type="float">
            <text:p>-7389</text:p>
          </table:table-cell>
          <table:table-cell/>
          <table:covered-table-cell table:number-columns-repeated="5"/>
          <table:table-cell table:number-columns-repeated="16344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-----</text:p>
          </table:table-cell>
          <table:table-cell table:number-columns-repeated="19" office:value-type="string" calcext:value-type="string">
            <text:p>--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-----</text:p>
          </table:table-cell>
          <table:table-cell/>
          <table:covered-table-cell table:number-columns-repeated="5"/>
          <table:table-cell table:number-columns-repeated="16344"/>
        </table:table-row>
        <table:table-row table:style-name="ro2">
          <table:table-cell table:number-columns-repeated="6"/>
          <table:table-cell table:formula="of:=MOD([.G39] + [.G40] + [.G38]; 2)" office:value-type="float" office:value="0" calcext:value-type="float">
            <text:p>0</text:p>
          </table:table-cell>
          <table:table-cell table:formula="of:=MOD([.H39] + [.H40] + [.H38]; 2)" office:value-type="float" office:value="0" calcext:value-type="float">
            <text:p>0</text:p>
          </table:table-cell>
          <table:table-cell table:formula="of:=MOD([.I39] + [.I40] + [.I38]; 2)" office:value-type="float" office:value="1" calcext:value-type="float">
            <text:p>1</text:p>
          </table:table-cell>
          <table:table-cell table:formula="of:=MOD([.J39] + [.J40] + [.J38]; 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L39] + [.L40] + [.L38]; 2)" office:value-type="float" office:value="0" calcext:value-type="float">
            <text:p>0</text:p>
          </table:table-cell>
          <table:table-cell table:formula="of:=MOD([.M39] + [.M40] + [.M38]; 2)" office:value-type="float" office:value="1" calcext:value-type="float">
            <text:p>1</text:p>
          </table:table-cell>
          <table:table-cell table:formula="of:=MOD([.N39] + [.N40] + [.N38]; 2)" office:value-type="float" office:value="1" calcext:value-type="float">
            <text:p>1</text:p>
          </table:table-cell>
          <table:table-cell table:formula="of:=MOD([.O39] + [.O40] + [.O38]; 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Q39] + [.Q40] + [.Q38]; 2)" office:value-type="float" office:value="0" calcext:value-type="float">
            <text:p>0</text:p>
          </table:table-cell>
          <table:table-cell table:formula="of:=MOD([.R39] + [.R40] + [.R38]; 2)" office:value-type="float" office:value="0" calcext:value-type="float">
            <text:p>0</text:p>
          </table:table-cell>
          <table:table-cell table:formula="of:=MOD([.S39] + [.S40] + [.S38]; 2)" office:value-type="float" office:value="1" calcext:value-type="float">
            <text:p>1</text:p>
          </table:table-cell>
          <table:table-cell table:formula="of:=MOD([.T39] + [.T40] + [.T38]; 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V39] + [.V40] + [.V38]; 2)" office:value-type="float" office:value="1" calcext:value-type="float">
            <text:p>1</text:p>
          </table:table-cell>
          <table:table-cell table:formula="of:=MOD([.W39] + [.W40] + [.W38]; 2)" office:value-type="float" office:value="1" calcext:value-type="float">
            <text:p>1</text:p>
          </table:table-cell>
          <table:table-cell table:formula="of:=MOD([.X39] + [.X40] + [.X38]; 2)" office:value-type="float" office:value="0" calcext:value-type="float">
            <text:p>0</text:p>
          </table:table-cell>
          <table:table-cell table:formula="of:=MOD([.Y39] + [.Y40] + [.Y38]; 2)" office:value-type="float" office:value="1" calcext:value-type="float">
            <text:p>1</text:p>
          </table:table-cell>
          <table:table-cell office:value-type="string" calcext:value-type="string">
            <text:p><text:span text:style-name="T1">(2)</text:span>=</text:p>
          </table:table-cell>
          <table:table-cell table:formula="of:=IF(LEFT([.G46]; 1) = &quot;0&quot;; BITLSHIFT(BIN2DEC(LEFT(RIGHT([.G46]; 15); 7)); 8) + BIN2DEC(RIGHT([.G46]; 8)); (BITLSHIFT(BIN2DEC(LEFT(RIGHT(SUBSTITUTE(SUBSTITUTE(SUBSTITUTE([.G46]; 0; 2); 1; 0); 2; 1); 15); 7)); 8) + BIN2DEC(RIGHT(SUBSTITUTE(SUBSTITUTE(SUBSTITUTE([.G46]; 0; 2); 1; 0); 2; 1); 8)) + 1) * (-1))" office:value-type="float" office:value="9789" calcext:value-type="float">
            <text:p>9789</text:p>
          </table:table-cell>
          <table:table-cell office:value-type="string" calcext:value-type="string">
            <text:p><text:span text:style-name="T1">(10)</text:span></text:p>
          </table:table-cell>
          <table:table-cell table:number-columns-repeated="5"/>
          <table:table-cell table:formula="of:=[.AH39] + [.AH40]" office:value-type="float" office:value="9789" calcext:value-type="float">
            <text:p>9789</text:p>
          </table:table-cell>
          <table:table-cell office:value-type="string" calcext:value-type="string">
            <text:p><text:span text:style-name="T1">(10)</text:span></text:p>
          </table:table-cell>
          <table:covered-table-cell table:number-columns-repeated="5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CF =</text:p>
          </table:table-cell>
          <table:table-cell/>
          <table:table-cell table:formula="of:=IF([.F38] = 1; 1; 0)" office:value-type="float" office:value="1" calcext:value-type="float">
            <text:p>1</text:p>
          </table:table-cell>
          <table:table-cell/>
          <table:table-cell office:value-type="string" calcext:value-type="string">
            <text:p>PF =</text:p>
          </table:table-cell>
          <table:table-cell/>
          <table:table-cell table:formula="of:=IF(MOD(SUM([.Q42:.Y42]); 2) = 0; 1; 0)" office:value-type="float" office:value="0" calcext:value-type="float">
            <text:p>0</text:p>
          </table:table-cell>
          <table:table-cell/>
          <table:table-cell office:value-type="string" calcext:value-type="string">
            <text:p>AF =</text:p>
          </table:table-cell>
          <table:table-cell/>
          <table:table-cell table:formula="of:=IF([.T38] = 1; 1; 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string" calcext:value-type="string">
            <text:p>ZF =</text:p>
          </table:table-cell>
          <table:table-cell/>
          <table:table-cell table:formula="of:=IF(SUM([.F42:.Y42]) = 0; 1; 0)" office:value-type="float" office:value="0" calcext:value-type="float">
            <text:p>0</text:p>
          </table:table-cell>
          <table:table-cell/>
          <table:table-cell office:value-type="string" calcext:value-type="string">
            <text:p>SF =</text:p>
          </table:table-cell>
          <table:table-cell/>
          <table:table-cell table:formula="of:=IF([.G42] = 1; 1; 0)" office:value-type="float" office:value="0" calcext:value-type="float">
            <text:p>0</text:p>
          </table:table-cell>
          <table:table-cell/>
          <table:table-cell office:value-type="string" calcext:value-type="string">
            <text:p>OF =</text:p>
          </table:table-cell>
          <table:table-cell/>
          <table:table-cell table:formula="of:=IF([.F38] &lt;&gt; [.G38]; 1; 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formula="of:=SUBSTITUTE(COM.MICROSOFT.TEXTJOIN(&quot;&quot;;1;[.G42:.Y42]); &quot;.&quot;; &quot;&quot;)" office:value-type="string" office:string-value="0010011000111101" calcext:value-type="string">
            <text:p>001001100011110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formula="of:=IF(SUM([.G48:.G50]) &gt; 1; 1; 0)" office:value-type="float" office:value="1" calcext:value-type="float">
            <text:p>1</text:p>
          </table:table-cell>
          <table:table-cell table:formula="of:=IF(SUM([.H48:.H50]) &gt; 1; 1; 0)" office:value-type="float" office:value="1" calcext:value-type="float">
            <text:p>1</text:p>
          </table:table-cell>
          <table:table-cell table:formula="of:=IF(SUM([.I48:.I50]) &gt; 1; 1; 0)" office:value-type="float" office:value="1" calcext:value-type="float">
            <text:p>1</text:p>
          </table:table-cell>
          <table:table-cell table:formula="of:=IF(SUM([.J48:.J50]) &gt; 1; 1; 0)" office:value-type="float" office:value="1" calcext:value-type="float">
            <text:p>1</text:p>
          </table:table-cell>
          <table:table-cell table:formula="of:=IF(SUM([.L48:.L50]) &gt; 1; 1; 0)" office:value-type="float" office:value="1" calcext:value-type="float">
            <text:p>1</text:p>
          </table:table-cell>
          <table:table-cell/>
          <table:table-cell table:formula="of:=IF(SUM([.M48:.M50]) &gt; 1; 1; 0)" office:value-type="float" office:value="1" calcext:value-type="float">
            <text:p>1</text:p>
          </table:table-cell>
          <table:table-cell table:formula="of:=IF(SUM([.N48:.N50]) &gt; 1; 1; 0)" office:value-type="float" office:value="1" calcext:value-type="float">
            <text:p>1</text:p>
          </table:table-cell>
          <table:table-cell table:formula="of:=IF(SUM([.O48:.O50]) &gt; 1; 1; 0)" office:value-type="float" office:value="1" calcext:value-type="float">
            <text:p>1</text:p>
          </table:table-cell>
          <table:table-cell table:formula="of:=IF(SUM([.Q48:.Q50]) &gt; 1; 1; 0)" office:value-type="float" office:value="1" calcext:value-type="float">
            <text:p>1</text:p>
          </table:table-cell>
          <table:table-cell/>
          <table:table-cell table:formula="of:=IF(SUM([.R48:.R50]) &gt; 1; 1; 0)" office:value-type="float" office:value="1" calcext:value-type="float">
            <text:p>1</text:p>
          </table:table-cell>
          <table:table-cell table:formula="of:=IF(SUM([.S48:.S50]) &gt; 1; 1; 0)" office:value-type="float" office:value="1" calcext:value-type="float">
            <text:p>1</text:p>
          </table:table-cell>
          <table:table-cell table:formula="of:=IF(SUM([.T48:.T50]) &gt; 1; 1; 0)" office:value-type="float" office:value="0" calcext:value-type="float">
            <text:p>0</text:p>
          </table:table-cell>
          <table:table-cell table:formula="of:=IF(SUM([.V48:.V50]) &gt; 1; 1; 0)" office:value-type="float" office:value="0" calcext:value-type="float">
            <text:p>0</text:p>
          </table:table-cell>
          <table:table-cell/>
          <table:table-cell table:formula="of:=IF(SUM([.W48:.W50]) &gt; 1; 1; 0)" office:value-type="float" office:value="1" calcext:value-type="float">
            <text:p>1</text:p>
          </table:table-cell>
          <table:table-cell table:formula="of:=IF(SUM([.X48:.X50]) &gt; 1; 1; 0)" office:value-type="float" office:value="1" calcext:value-type="float">
            <text:p>1</text:p>
          </table:table-cell>
          <table:table-cell table:formula="of:=IF(SUM([.Y48:.Y50]) &gt; 1; 1; 0)"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table:number-columns-repeated="4"/>
          <table:table-cell office:value-type="string" calcext:value-type="string">
            <text:p>B7<text:span text:style-name="T1">(2)</text:span></text:p>
          </table:table-cell>
          <table:table-cell/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1" calcext:value-type="float">
            <text:p>1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O10]" office:value-type="float" office:value="1" calcext:value-type="float">
            <text:p>1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float" office:value="0" calcext:value-type="float">
            <text:p>0</text:p>
          </table:table-cell>
          <table:table-cell table:formula="of:=[.R10]" office:value-type="float" office:value="0" calcext:value-type="float">
            <text:p>0</text:p>
          </table:table-cell>
          <table:table-cell table:formula="of:=[.S10]" office:value-type="float" office:value="1" calcext:value-type="float">
            <text:p>1</text:p>
          </table:table-cell>
          <table:table-cell table:formula="of:=[.T10]" office:value-type="float" office:value="0" calcext:value-type="float">
            <text:p>0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0" calcext:value-type="float">
            <text:p>0</text:p>
          </table:table-cell>
          <table:table-cell table:formula="of:=[.X10]" office:value-type="float" office:value="1" calcext:value-type="float">
            <text:p>1</text:p>
          </table:table-cell>
          <table:table-cell table:formula="of:=[.Y10]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7<text:span text:style-name="T1">(10)</text:span></text:p>
          </table:table-cell>
          <table:table-cell table:formula="of:=[.C10]" office:value-type="float" office:value="-7389" calcext:value-type="float">
            <text:p>-7389</text:p>
          </table:table-cell>
          <table:table-cell/>
          <table:table-cell table:style-name="ce2" table:formula="of:=CONCATENATE(IF(AND([.C10] &gt;= 0; [.C11] &gt;= 0); &quot;При сложении двух положительных слагаемых&quot;; IF(AND([.C10] &lt; 0; [.C11] &lt; 0); &quot;При сложении двух отрицательных слагаемых&quot;; &quot;При сложении положительного и отрицательного слагаемых&quot;)); &quot; получено &quot;; IF([.AA52] &gt;= 0; &quot;положительное число.&quot;; &quot;отрицательное число.&quot;); &quot; &quot;; IF([.Q55] = 1; &quot;Зафиксировано переполнение, результат выполнения операции не соответствует сумме десятичных экивалентов&quot;; &quot;Результат выполнения операции верный и корректный, соответствует сумме десятичных экивалентов.&quot;))" office:value-type="string" office:string-value="При сложении двух отрицательных слагаемых получено отрицательное число. Результат выполнения операции верный и корректный, соответствует сумме десятичных экивалентов." calcext:value-type="string" table:number-columns-spanned="5" table:number-rows-spanned="4">
            <text:p>При сложении двух отрицательных слагаемых получено отрицательное число. Результат выполнения операции верный и корректный, соответствует сумме десятичных экивалентов.</text:p>
          </table:table-cell>
          <table:covered-table-cell table:number-columns-repeated="4"/>
          <table:table-cell table:number-columns-repeated="16344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8<text:span text:style-name="T1">(2)</text:span>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1" calcext:value-type="float">
            <text:p>1</text:p>
          </table:table-cell>
          <table:table-cell table:formula="of:=[.M11]" office:value-type="float" office:value="1" calcext:value-type="float">
            <text:p>1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1" calcext:value-type="float">
            <text:p>1</text:p>
          </table:table-cell>
          <table:table-cell table:formula="of:=[.R11]" office:value-type="float" office:value="1" calcext:value-type="float">
            <text:p>1</text:p>
          </table:table-cell>
          <table:table-cell table:formula="of:=[.S11]" office:value-type="float" office:value="1" calcext:value-type="float">
            <text:p>1</text:p>
          </table:table-cell>
          <table:table-cell table:formula="of:=[.T11]" office:value-type="float" office:value="0" calcext:value-type="float">
            <text:p>0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1" calcext:value-type="float">
            <text:p>1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X8<text:span text:style-name="T1">(10)</text:span></text:p>
          </table:table-cell>
          <table:table-cell table:formula="of:=[.C11]" office:value-type="float" office:value="-17178" calcext:value-type="float">
            <text:p>-17178</text:p>
          </table:table-cell>
          <table:table-cell/>
          <table:covered-table-cell table:number-columns-repeated="5"/>
          <table:table-cell table:number-columns-repeated="16344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-----</text:p>
          </table:table-cell>
          <table:table-cell table:number-columns-repeated="19" office:value-type="string" calcext:value-type="string">
            <text:p>--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-----</text:p>
          </table:table-cell>
          <table:table-cell/>
          <table:covered-table-cell table:number-columns-repeated="5"/>
          <table:table-cell table:number-columns-repeated="16344"/>
        </table:table-row>
        <table:table-row table:style-name="ro2">
          <table:table-cell table:number-columns-repeated="6"/>
          <table:table-cell table:formula="of:=MOD([.G49] + [.G50] + [.G48]; 2)" office:value-type="float" office:value="1" calcext:value-type="float">
            <text:p>1</text:p>
          </table:table-cell>
          <table:table-cell table:formula="of:=MOD([.H49] + [.H50] + [.H48]; 2)" office:value-type="float" office:value="0" calcext:value-type="float">
            <text:p>0</text:p>
          </table:table-cell>
          <table:table-cell table:formula="of:=MOD([.I49] + [.I50] + [.I48]; 2)" office:value-type="float" office:value="1" calcext:value-type="float">
            <text:p>1</text:p>
          </table:table-cell>
          <table:table-cell table:formula="of:=MOD([.J49] + [.J50] + [.J48]; 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L49] + [.L50] + [.L48]; 2)" office:value-type="float" office:value="0" calcext:value-type="float">
            <text:p>0</text:p>
          </table:table-cell>
          <table:table-cell table:formula="of:=MOD([.M49] + [.M50] + [.M48]; 2)" office:value-type="float" office:value="0" calcext:value-type="float">
            <text:p>0</text:p>
          </table:table-cell>
          <table:table-cell table:formula="of:=MOD([.N49] + [.N50] + [.N48]; 2)" office:value-type="float" office:value="0" calcext:value-type="float">
            <text:p>0</text:p>
          </table:table-cell>
          <table:table-cell table:formula="of:=MOD([.O49] + [.O50] + [.O48]; 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Q49] + [.Q50] + [.Q48]; 2)" office:value-type="float" office:value="0" calcext:value-type="float">
            <text:p>0</text:p>
          </table:table-cell>
          <table:table-cell table:formula="of:=MOD([.R49] + [.R50] + [.R48]; 2)" office:value-type="float" office:value="0" calcext:value-type="float">
            <text:p>0</text:p>
          </table:table-cell>
          <table:table-cell table:formula="of:=MOD([.S49] + [.S50] + [.S48]; 2)" office:value-type="float" office:value="0" calcext:value-type="float">
            <text:p>0</text:p>
          </table:table-cell>
          <table:table-cell table:formula="of:=MOD([.T49] + [.T50] + [.T48]; 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V49] + [.V50] + [.V48]; 2)" office:value-type="float" office:value="1" calcext:value-type="float">
            <text:p>1</text:p>
          </table:table-cell>
          <table:table-cell table:formula="of:=MOD([.W49] + [.W50] + [.W48]; 2)" office:value-type="float" office:value="0" calcext:value-type="float">
            <text:p>0</text:p>
          </table:table-cell>
          <table:table-cell table:formula="of:=MOD([.X49] + [.X50] + [.X48]; 2)" office:value-type="float" office:value="0" calcext:value-type="float">
            <text:p>0</text:p>
          </table:table-cell>
          <table:table-cell table:formula="of:=MOD([.Y49] + [.Y50] + [.Y48]; 2)" office:value-type="float" office:value="1" calcext:value-type="float">
            <text:p>1</text:p>
          </table:table-cell>
          <table:table-cell office:value-type="string" calcext:value-type="string">
            <text:p><text:span text:style-name="T1">(2)</text:span>=</text:p>
          </table:table-cell>
          <table:table-cell table:formula="of:=IF(LEFT([.G56]; 1) = &quot;0&quot;; BITLSHIFT(BIN2DEC(LEFT(RIGHT([.G56]; 15); 7)); 8) + BIN2DEC(RIGHT([.G56]; 8)); (BITLSHIFT(BIN2DEC(LEFT(RIGHT(SUBSTITUTE(SUBSTITUTE(SUBSTITUTE([.G56]; 0; 2); 1; 0); 2; 1); 15); 7)); 8) + BIN2DEC(RIGHT(SUBSTITUTE(SUBSTITUTE(SUBSTITUTE([.G56]; 0; 2); 1; 0); 2; 1); 8)) + 1) * (-1))" office:value-type="float" office:value="-24567" calcext:value-type="float">
            <text:p>-24567</text:p>
          </table:table-cell>
          <table:table-cell office:value-type="string" calcext:value-type="string">
            <text:p><text:span text:style-name="T1">(10)</text:span></text:p>
          </table:table-cell>
          <table:table-cell table:number-columns-repeated="5"/>
          <table:table-cell table:formula="of:=[.AH49] + [.AH50]" office:value-type="float" office:value="-24567" calcext:value-type="float">
            <text:p>-24567</text:p>
          </table:table-cell>
          <table:table-cell office:value-type="string" calcext:value-type="string">
            <text:p><text:span text:style-name="T1">(10)</text:span></text:p>
          </table:table-cell>
          <table:covered-table-cell table:number-columns-repeated="5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CF =</text:p>
          </table:table-cell>
          <table:table-cell/>
          <table:table-cell table:formula="of:=IF([.F48] = 1; 1; 0)" office:value-type="float" office:value="1" calcext:value-type="float">
            <text:p>1</text:p>
          </table:table-cell>
          <table:table-cell/>
          <table:table-cell office:value-type="string" calcext:value-type="string">
            <text:p>PF =</text:p>
          </table:table-cell>
          <table:table-cell/>
          <table:table-cell table:formula="of:=IF(MOD(SUM([.Q52:.Y52]); 2) = 0; 1; 0)" office:value-type="float" office:value="1" calcext:value-type="float">
            <text:p>1</text:p>
          </table:table-cell>
          <table:table-cell/>
          <table:table-cell office:value-type="string" calcext:value-type="string">
            <text:p>AF =</text:p>
          </table:table-cell>
          <table:table-cell/>
          <table:table-cell table:formula="of:=IF([.T48] = 1; 1; 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string" calcext:value-type="string">
            <text:p>ZF =</text:p>
          </table:table-cell>
          <table:table-cell/>
          <table:table-cell table:formula="of:=IF(SUM([.F52:.Y52]) = 0; 1; 0)" office:value-type="float" office:value="0" calcext:value-type="float">
            <text:p>0</text:p>
          </table:table-cell>
          <table:table-cell/>
          <table:table-cell office:value-type="string" calcext:value-type="string">
            <text:p>SF =</text:p>
          </table:table-cell>
          <table:table-cell/>
          <table:table-cell table:formula="of:=IF([.G52] = 1; 1; 0)" office:value-type="float" office:value="1" calcext:value-type="float">
            <text:p>1</text:p>
          </table:table-cell>
          <table:table-cell/>
          <table:table-cell office:value-type="string" calcext:value-type="string">
            <text:p>OF =</text:p>
          </table:table-cell>
          <table:table-cell/>
          <table:table-cell table:formula="of:=IF([.F48] &lt;&gt; [.G48]; 1; 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formula="of:=SUBSTITUTE(COM.MICROSOFT.TEXTJOIN(&quot;&quot;;1;[.G52:.Y52]); &quot;.&quot;; &quot;&quot;)" office:value-type="string" office:string-value="1010000000001001" calcext:value-type="string">
            <text:p>101000000000100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formula="of:=IF(SUM([.G58:.G60]) &gt; 1; 1; 0)" office:value-type="float" office:value="1" calcext:value-type="float">
            <text:p>1</text:p>
          </table:table-cell>
          <table:table-cell table:formula="of:=IF(SUM([.H58:.H60]) &gt; 1; 1; 0)" office:value-type="float" office:value="0" calcext:value-type="float">
            <text:p>0</text:p>
          </table:table-cell>
          <table:table-cell table:formula="of:=IF(SUM([.I58:.I60]) &gt; 1; 1; 0)" office:value-type="float" office:value="1" calcext:value-type="float">
            <text:p>1</text:p>
          </table:table-cell>
          <table:table-cell table:formula="of:=IF(SUM([.J58:.J60]) &gt; 1; 1; 0)" office:value-type="float" office:value="0" calcext:value-type="float">
            <text:p>0</text:p>
          </table:table-cell>
          <table:table-cell table:formula="of:=IF(SUM([.L58:.L60]) &gt; 1; 1; 0)" office:value-type="float" office:value="0" calcext:value-type="float">
            <text:p>0</text:p>
          </table:table-cell>
          <table:table-cell/>
          <table:table-cell table:formula="of:=IF(SUM([.M58:.M60]) &gt; 1; 1; 0)" office:value-type="float" office:value="0" calcext:value-type="float">
            <text:p>0</text:p>
          </table:table-cell>
          <table:table-cell table:formula="of:=IF(SUM([.N58:.N60]) &gt; 1; 1; 0)" office:value-type="float" office:value="0" calcext:value-type="float">
            <text:p>0</text:p>
          </table:table-cell>
          <table:table-cell table:formula="of:=IF(SUM([.O58:.O60]) &gt; 1; 1; 0)" office:value-type="float" office:value="0" calcext:value-type="float">
            <text:p>0</text:p>
          </table:table-cell>
          <table:table-cell table:formula="of:=IF(SUM([.Q58:.Q60]) &gt; 1; 1; 0)" office:value-type="float" office:value="0" calcext:value-type="float">
            <text:p>0</text:p>
          </table:table-cell>
          <table:table-cell/>
          <table:table-cell table:formula="of:=IF(SUM([.R58:.R60]) &gt; 1; 1; 0)" office:value-type="float" office:value="0" calcext:value-type="float">
            <text:p>0</text:p>
          </table:table-cell>
          <table:table-cell table:formula="of:=IF(SUM([.S58:.S60]) &gt; 1; 1; 0)" office:value-type="float" office:value="0" calcext:value-type="float">
            <text:p>0</text:p>
          </table:table-cell>
          <table:table-cell table:formula="of:=IF(SUM([.T58:.T60]) &gt; 1; 1; 0)" office:value-type="float" office:value="0" calcext:value-type="float">
            <text:p>0</text:p>
          </table:table-cell>
          <table:table-cell table:formula="of:=IF(SUM([.V58:.V60]) &gt; 1; 1; 0)" office:value-type="float" office:value="0" calcext:value-type="float">
            <text:p>0</text:p>
          </table:table-cell>
          <table:table-cell/>
          <table:table-cell table:formula="of:=IF(SUM([.W58:.W60]) &gt; 1; 1; 0)" office:value-type="float" office:value="0" calcext:value-type="float">
            <text:p>0</text:p>
          </table:table-cell>
          <table:table-cell table:formula="of:=IF(SUM([.X58:.X60]) &gt; 1; 1; 0)" office:value-type="float" office:value="0" calcext:value-type="float">
            <text:p>0</text:p>
          </table:table-cell>
          <table:table-cell table:formula="of:=IF(SUM([.Y58:.Y60]) &gt; 1; 1; 0)"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table:number-columns-repeated="4"/>
          <table:table-cell office:value-type="string" calcext:value-type="string">
            <text:p>B8<text:span text:style-name="T1">(2)</text:span>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1" calcext:value-type="float">
            <text:p>1</text:p>
          </table:table-cell>
          <table:table-cell table:formula="of:=[.M11]" office:value-type="float" office:value="1" calcext:value-type="float">
            <text:p>1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1" calcext:value-type="float">
            <text:p>1</text:p>
          </table:table-cell>
          <table:table-cell table:formula="of:=[.R11]" office:value-type="float" office:value="1" calcext:value-type="float">
            <text:p>1</text:p>
          </table:table-cell>
          <table:table-cell table:formula="of:=[.S11]" office:value-type="float" office:value="1" calcext:value-type="float">
            <text:p>1</text:p>
          </table:table-cell>
          <table:table-cell table:formula="of:=[.T11]" office:value-type="float" office:value="0" calcext:value-type="float">
            <text:p>0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1" calcext:value-type="float">
            <text:p>1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X8<text:span text:style-name="T1">(10)</text:span></text:p>
          </table:table-cell>
          <table:table-cell table:formula="of:=[.C11]" office:value-type="float" office:value="-17178" calcext:value-type="float">
            <text:p>-17178</text:p>
          </table:table-cell>
          <table:table-cell/>
          <table:table-cell table:style-name="ce2" table:formula="of:=CONCATENATE(IF(AND([.C11] &gt;= 0; [.C12] &gt;= 0); &quot;При сложении двух положительных слагаемых&quot;; IF(AND([.C11] &lt; 0; [.C12] &lt; 0); &quot;При сложении двух отрицательных слагаемых&quot;; &quot;При сложении положительного и отрицательного слагаемых&quot;)); &quot; получено &quot;; IF([.AA62] &gt;= 0; &quot;положительное число.&quot;; &quot;отрицательное число.&quot;); &quot; &quot;; IF([.Q65] = 1; &quot;Зафиксировано переполнение, результат выполнения операции не соответствует сумме десятичных экивалентов&quot;; &quot;Результат выполнения операции верный и корректный, соответствует сумме десятичных экивалентов.&quot;))" office:value-type="string" office:string-value="При сложении двух отрицательных слагаемых получено положительное число. Зафиксировано переполнение, результат выполнения операции не соответствует сумме десятичных экивалентов" calcext:value-type="string" table:number-columns-spanned="5" table:number-rows-spanned="4">
            <text:p>При сложении двух отрицательных слагаемых получено положительное число. Зафиксировано переполнение, результат выполнения операции не соответствует сумме десятичных экивалентов</text:p>
          </table:table-cell>
          <table:covered-table-cell table:number-columns-repeated="4"/>
          <table:table-cell table:number-columns-repeated="16344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9<text:span text:style-name="T1">(2)</text:span></text:p>
          </table:table-cell>
          <table:table-cell/>
          <table:table-cell table:formula="of:=[.G12]" office:value-type="float" office:value="1" calcext:value-type="float">
            <text:p>1</text:p>
          </table:table-cell>
          <table:table-cell table:formula="of:=[.H12]" office:value-type="float" office:value="0" calcext:value-type="float">
            <text:p>0</text:p>
          </table:table-cell>
          <table:table-cell table:formula="of:=[.I12]" office:value-type="float" office:value="1" calcext:value-type="float">
            <text:p>1</text:p>
          </table:table-cell>
          <table:table-cell table:formula="of:=[.J12]" office:value-type="float" office:value="0" calcext:value-type="float">
            <text:p>0</text:p>
          </table:table-cell>
          <table:table-cell table:formula="of:=[.K12]" office:value-type="string" office:string-value="." calcext:value-type="string">
            <text:p>.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0" calcext:value-type="float">
            <text:p>0</text:p>
          </table:table-cell>
          <table:table-cell table:formula="of:=[.N12]" office:value-type="float" office:value="0" calcext:value-type="float">
            <text:p>0</text:p>
          </table:table-cell>
          <table:table-cell table:formula="of:=[.O12]" office:value-type="float" office:value="0" calcext:value-type="float">
            <text:p>0</text:p>
          </table:table-cell>
          <table:table-cell table:formula="of:=[.P12]" office:value-type="string" office:string-value="." calcext:value-type="string">
            <text:p>.</text:p>
          </table:table-cell>
          <table:table-cell table:formula="of:=[.Q12]" office:value-type="float" office:value="0" calcext:value-type="float">
            <text:p>0</text:p>
          </table:table-cell>
          <table:table-cell table:formula="of:=[.R12]" office:value-type="float" office:value="0" calcext:value-type="float">
            <text:p>0</text:p>
          </table:table-cell>
          <table:table-cell table:formula="of:=[.S12]" office:value-type="float" office:value="0" calcext:value-type="float">
            <text:p>0</text:p>
          </table:table-cell>
          <table:table-cell table:formula="of:=[.T12]" office:value-type="float" office:value="0" calcext:value-type="float">
            <text:p>0</text:p>
          </table:table-cell>
          <table:table-cell table:formula="of:=[.U12]" office:value-type="string" office:string-value="." calcext:value-type="string">
            <text:p>.</text:p>
          </table:table-cell>
          <table:table-cell table:formula="of:=[.V12]" office:value-type="float" office:value="1" calcext:value-type="float">
            <text:p>1</text:p>
          </table:table-cell>
          <table:table-cell table:formula="of:=[.W12]" office:value-type="float" office:value="0" calcext:value-type="float">
            <text:p>0</text:p>
          </table:table-cell>
          <table:table-cell table:formula="of:=[.X12]" office:value-type="float" office:value="0" calcext:value-type="float">
            <text:p>0</text:p>
          </table:table-cell>
          <table:table-cell table:formula="of:=[.Y12]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X9<text:span text:style-name="T1">(10)</text:span></text:p>
          </table:table-cell>
          <table:table-cell table:formula="of:=[.C12]" office:value-type="float" office:value="-24567" calcext:value-type="float">
            <text:p>-24567</text:p>
          </table:table-cell>
          <table:table-cell/>
          <table:covered-table-cell table:number-columns-repeated="5"/>
          <table:table-cell table:number-columns-repeated="16344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-----</text:p>
          </table:table-cell>
          <table:table-cell table:number-columns-repeated="19" office:value-type="string" calcext:value-type="string">
            <text:p>--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-----</text:p>
          </table:table-cell>
          <table:table-cell/>
          <table:covered-table-cell table:number-columns-repeated="5"/>
          <table:table-cell table:number-columns-repeated="16344"/>
        </table:table-row>
        <table:table-row table:style-name="ro2">
          <table:table-cell table:number-columns-repeated="6"/>
          <table:table-cell table:formula="of:=MOD([.G59] + [.G60] + [.G58]; 2)" office:value-type="float" office:value="0" calcext:value-type="float">
            <text:p>0</text:p>
          </table:table-cell>
          <table:table-cell table:formula="of:=MOD([.H59] + [.H60] + [.H58]; 2)" office:value-type="float" office:value="1" calcext:value-type="float">
            <text:p>1</text:p>
          </table:table-cell>
          <table:table-cell table:formula="of:=MOD([.I59] + [.I60] + [.I58]; 2)" office:value-type="float" office:value="0" calcext:value-type="float">
            <text:p>0</text:p>
          </table:table-cell>
          <table:table-cell table:formula="of:=MOD([.J59] + [.J60] + [.J58]; 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L59] + [.L60] + [.L58]; 2)" office:value-type="float" office:value="1" calcext:value-type="float">
            <text:p>1</text:p>
          </table:table-cell>
          <table:table-cell table:formula="of:=MOD([.M59] + [.M60] + [.M58]; 2)" office:value-type="float" office:value="1" calcext:value-type="float">
            <text:p>1</text:p>
          </table:table-cell>
          <table:table-cell table:formula="of:=MOD([.N59] + [.N60] + [.N58]; 2)" office:value-type="float" office:value="0" calcext:value-type="float">
            <text:p>0</text:p>
          </table:table-cell>
          <table:table-cell table:formula="of:=MOD([.O59] + [.O60] + [.O58]; 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Q59] + [.Q60] + [.Q58]; 2)" office:value-type="float" office:value="1" calcext:value-type="float">
            <text:p>1</text:p>
          </table:table-cell>
          <table:table-cell table:formula="of:=MOD([.R59] + [.R60] + [.R58]; 2)" office:value-type="float" office:value="1" calcext:value-type="float">
            <text:p>1</text:p>
          </table:table-cell>
          <table:table-cell table:formula="of:=MOD([.S59] + [.S60] + [.S58]; 2)" office:value-type="float" office:value="1" calcext:value-type="float">
            <text:p>1</text:p>
          </table:table-cell>
          <table:table-cell table:formula="of:=MOD([.T59] + [.T60] + [.T58]; 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V59] + [.V60] + [.V58]; 2)" office:value-type="float" office:value="1" calcext:value-type="float">
            <text:p>1</text:p>
          </table:table-cell>
          <table:table-cell table:formula="of:=MOD([.W59] + [.W60] + [.W58]; 2)" office:value-type="float" office:value="1" calcext:value-type="float">
            <text:p>1</text:p>
          </table:table-cell>
          <table:table-cell table:formula="of:=MOD([.X59] + [.X60] + [.X58]; 2)" office:value-type="float" office:value="1" calcext:value-type="float">
            <text:p>1</text:p>
          </table:table-cell>
          <table:table-cell table:formula="of:=MOD([.Y59] + [.Y60] + [.Y58]; 2)" office:value-type="float" office:value="1" calcext:value-type="float">
            <text:p>1</text:p>
          </table:table-cell>
          <table:table-cell office:value-type="string" calcext:value-type="string">
            <text:p><text:span text:style-name="T1">(2)</text:span>=</text:p>
          </table:table-cell>
          <table:table-cell table:formula="of:=IF(LEFT([.G66]; 1) = &quot;0&quot;; BITLSHIFT(BIN2DEC(LEFT(RIGHT([.G66]; 15); 7)); 8) + BIN2DEC(RIGHT([.G66]; 8)); (BITLSHIFT(BIN2DEC(LEFT(RIGHT(SUBSTITUTE(SUBSTITUTE(SUBSTITUTE([.G66]; 0; 2); 1; 0); 2; 1); 15); 7)); 8) + BIN2DEC(RIGHT(SUBSTITUTE(SUBSTITUTE(SUBSTITUTE([.G66]; 0; 2); 1; 0); 2; 1); 8)) + 1) * (-1))" office:value-type="float" office:value="23791" calcext:value-type="float">
            <text:p>23791</text:p>
          </table:table-cell>
          <table:table-cell office:value-type="string" calcext:value-type="string">
            <text:p><text:span text:style-name="T1">(10)</text:span></text:p>
          </table:table-cell>
          <table:table-cell table:number-columns-repeated="5"/>
          <table:table-cell table:formula="of:=[.AH59] + [.AH60]" office:value-type="float" office:value="-41745" calcext:value-type="float">
            <text:p>-41745</text:p>
          </table:table-cell>
          <table:table-cell office:value-type="string" calcext:value-type="string">
            <text:p><text:span text:style-name="T1">(10)</text:span></text:p>
          </table:table-cell>
          <table:covered-table-cell table:number-columns-repeated="5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CF =</text:p>
          </table:table-cell>
          <table:table-cell/>
          <table:table-cell table:formula="of:=IF([.F58] = 1; 1; 0)" office:value-type="float" office:value="1" calcext:value-type="float">
            <text:p>1</text:p>
          </table:table-cell>
          <table:table-cell/>
          <table:table-cell office:value-type="string" calcext:value-type="string">
            <text:p>PF =</text:p>
          </table:table-cell>
          <table:table-cell/>
          <table:table-cell table:formula="of:=IF(MOD(SUM([.Q62:.Y62]); 2) = 0; 1; 0)" office:value-type="float" office:value="0" calcext:value-type="float">
            <text:p>0</text:p>
          </table:table-cell>
          <table:table-cell/>
          <table:table-cell office:value-type="string" calcext:value-type="string">
            <text:p>AF =</text:p>
          </table:table-cell>
          <table:table-cell/>
          <table:table-cell table:formula="of:=IF([.T58] = 1; 1; 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string" calcext:value-type="string">
            <text:p>ZF =</text:p>
          </table:table-cell>
          <table:table-cell/>
          <table:table-cell table:formula="of:=IF(SUM([.F62:.Y62]) = 0; 1; 0)" office:value-type="float" office:value="0" calcext:value-type="float">
            <text:p>0</text:p>
          </table:table-cell>
          <table:table-cell/>
          <table:table-cell office:value-type="string" calcext:value-type="string">
            <text:p>SF =</text:p>
          </table:table-cell>
          <table:table-cell/>
          <table:table-cell table:formula="of:=IF([.G62] = 1; 1; 0)" office:value-type="float" office:value="0" calcext:value-type="float">
            <text:p>0</text:p>
          </table:table-cell>
          <table:table-cell/>
          <table:table-cell office:value-type="string" calcext:value-type="string">
            <text:p>OF =</text:p>
          </table:table-cell>
          <table:table-cell/>
          <table:table-cell table:formula="of:=IF([.F58] &lt;&gt; [.G58]; 1; 0)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formula="of:=SUBSTITUTE(COM.MICROSOFT.TEXTJOIN(&quot;&quot;;1;[.G62:.Y62]); &quot;.&quot;; &quot;&quot;)" office:value-type="string" office:string-value="0101110011101111" calcext:value-type="string">
            <text:p>010111001110111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formula="of:=IF(SUM([.G68:.G70]) &gt; 1; 1; 0)" office:value-type="float" office:value="0" calcext:value-type="float">
            <text:p>0</text:p>
          </table:table-cell>
          <table:table-cell table:formula="of:=IF(SUM([.H68:.H70]) &gt; 1; 1; 0)" office:value-type="float" office:value="0" calcext:value-type="float">
            <text:p>0</text:p>
          </table:table-cell>
          <table:table-cell table:formula="of:=IF(SUM([.I68:.I70]) &gt; 1; 1; 0)" office:value-type="float" office:value="1" calcext:value-type="float">
            <text:p>1</text:p>
          </table:table-cell>
          <table:table-cell table:formula="of:=IF(SUM([.J68:.J70]) &gt; 1; 1; 0)" office:value-type="float" office:value="1" calcext:value-type="float">
            <text:p>1</text:p>
          </table:table-cell>
          <table:table-cell table:formula="of:=IF(SUM([.L68:.L70]) &gt; 1; 1; 0)" office:value-type="float" office:value="1" calcext:value-type="float">
            <text:p>1</text:p>
          </table:table-cell>
          <table:table-cell/>
          <table:table-cell table:formula="of:=IF(SUM([.M68:.M70]) &gt; 1; 1; 0)" office:value-type="float" office:value="1" calcext:value-type="float">
            <text:p>1</text:p>
          </table:table-cell>
          <table:table-cell table:formula="of:=IF(SUM([.N68:.N70]) &gt; 1; 1; 0)" office:value-type="float" office:value="0" calcext:value-type="float">
            <text:p>0</text:p>
          </table:table-cell>
          <table:table-cell table:formula="of:=IF(SUM([.O68:.O70]) &gt; 1; 1; 0)" office:value-type="float" office:value="0" calcext:value-type="float">
            <text:p>0</text:p>
          </table:table-cell>
          <table:table-cell table:formula="of:=IF(SUM([.Q68:.Q70]) &gt; 1; 1; 0)" office:value-type="float" office:value="1" calcext:value-type="float">
            <text:p>1</text:p>
          </table:table-cell>
          <table:table-cell/>
          <table:table-cell table:formula="of:=IF(SUM([.R68:.R70]) &gt; 1; 1; 0)" office:value-type="float" office:value="1" calcext:value-type="float">
            <text:p>1</text:p>
          </table:table-cell>
          <table:table-cell table:formula="of:=IF(SUM([.S68:.S70]) &gt; 1; 1; 0)" office:value-type="float" office:value="1" calcext:value-type="float">
            <text:p>1</text:p>
          </table:table-cell>
          <table:table-cell table:formula="of:=IF(SUM([.T68:.T70]) &gt; 1; 1; 0)" office:value-type="float" office:value="1" calcext:value-type="float">
            <text:p>1</text:p>
          </table:table-cell>
          <table:table-cell table:formula="of:=IF(SUM([.V68:.V70]) &gt; 1; 1; 0)" office:value-type="float" office:value="1" calcext:value-type="float">
            <text:p>1</text:p>
          </table:table-cell>
          <table:table-cell/>
          <table:table-cell table:formula="of:=IF(SUM([.W68:.W70]) &gt; 1; 1; 0)" office:value-type="float" office:value="1" calcext:value-type="float">
            <text:p>1</text:p>
          </table:table-cell>
          <table:table-cell table:formula="of:=IF(SUM([.X68:.X70]) &gt; 1; 1; 0)" office:value-type="float" office:value="0" calcext:value-type="float">
            <text:p>0</text:p>
          </table:table-cell>
          <table:table-cell table:formula="of:=IF(SUM([.Y68:.Y70]) &gt; 1; 1; 0)" office:value-type="float" office:value="0" calcext:value-type="float">
            <text:p>0</text:p>
          </table:table-cell>
          <table:table-cell table:number-columns-repeated="16360"/>
        </table:table-row>
        <table:table-row table:style-name="ro2">
          <table:table-cell table:number-columns-repeated="4"/>
          <table:table-cell office:value-type="string" calcext:value-type="string">
            <text:p>B1<text:span text:style-name="T1">(2)</text:span></text:p>
          </table:table-cell>
          <table:table-cell/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1" calcext:value-type="float">
            <text:p>1</text:p>
          </table:table-cell>
          <table:table-cell table:formula="of:=[.K4]" office:value-type="string" office:string-value="." calcext:value-type="string">
            <text:p>.</text:p>
          </table:table-cell>
          <table:table-cell table:formula="of:=[.L4]" office:value-type="float" office:value="1" calcext:value-type="float">
            <text:p>1</text:p>
          </table:table-cell>
          <table:table-cell table:formula="of:=[.M4]" office:value-type="float" office:value="1" calcext:value-type="float">
            <text:p>1</text:p>
          </table:table-cell>
          <table:table-cell table:formula="of:=[.N4]" office:value-type="float" office:value="0" calcext:value-type="float">
            <text:p>0</text:p>
          </table:table-cell>
          <table:table-cell table:formula="of:=[.O4]" office:value-type="float" office:value="0" calcext:value-type="float">
            <text:p>0</text:p>
          </table:table-cell>
          <table:table-cell table:formula="of:=[.P4]" office:value-type="string" office:string-value="." calcext:value-type="string">
            <text:p>.</text:p>
          </table:table-cell>
          <table:table-cell table:formula="of:=[.Q4]" office:value-type="float" office:value="1" calcext:value-type="float">
            <text:p>1</text:p>
          </table:table-cell>
          <table:table-cell table:formula="of:=[.R4]" office:value-type="float" office:value="1" calcext:value-type="float">
            <text:p>1</text:p>
          </table:table-cell>
          <table:table-cell table:formula="of:=[.S4]" office:value-type="float" office:value="0" calcext:value-type="float">
            <text:p>0</text:p>
          </table:table-cell>
          <table:table-cell table:formula="of:=[.T4]" office:value-type="float" office:value="1" calcext:value-type="float">
            <text:p>1</text:p>
          </table:table-cell>
          <table:table-cell table:formula="of:=[.U4]" office:value-type="string" office:string-value="." calcext:value-type="string">
            <text:p>.</text:p>
          </table:table-cell>
          <table:table-cell table:formula="of:=[.V4]" office:value-type="float" office:value="1" calcext:value-type="float">
            <text:p>1</text:p>
          </table:table-cell>
          <table:table-cell table:formula="of:=[.W4]" office:value-type="float" office:value="1" calcext:value-type="float">
            <text:p>1</text:p>
          </table:table-cell>
          <table:table-cell table:formula="of:=[.X4]" office:value-type="float" office:value="0" calcext:value-type="float">
            <text:p>0</text:p>
          </table:table-cell>
          <table:table-cell table:formula="of:=[.Y4]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1<text:span text:style-name="T1">(10)</text:span></text:p>
          </table:table-cell>
          <table:table-cell table:formula="of:=[.C4]" office:value-type="float" office:value="7389" calcext:value-type="float">
            <text:p>7389</text:p>
          </table:table-cell>
          <table:table-cell/>
          <table:table-cell table:style-name="ce2" table:formula="of:=CONCATENATE(IF(AND([.C4] &gt;= 0; [.C11] &gt;= 0); &quot;При сложении двух положительных слагаемых&quot;; IF(AND([.C4] &lt; 0; [.C11] &lt; 0); &quot;При сложении двух отрицательных слагаемых&quot;; &quot;При сложении положительного и отрицательного слагаемых&quot;)); &quot; получено &quot;; IF([.AA72] &gt;= 0; &quot;положительное число.&quot;; &quot;отрицательное число.&quot;); &quot; &quot;; IF([.Q75] = 1; &quot;Зафиксировано переполнение, результат выполнения операции не соответствует сумме десятичных экивалентов&quot;; &quot;Результат выполнения операции верный и корректный, соответствует сумме десятичных экивалентов.&quot;))" office:value-type="string" office:string-value="При сложении положительного и отрицательного слагаемых получено отрицательное число. Результат выполнения операции верный и корректный, соответствует сумме десятичных экивалентов." calcext:value-type="string" table:number-columns-spanned="5" table:number-rows-spanned="4">
            <text:p>При сложении положительного и отрицательного слагаемых получено отрицательное число. Результат выполнения операции верный и корректный, соответствует сумме десятичных экивалентов.</text:p>
          </table:table-cell>
          <table:covered-table-cell table:number-columns-repeated="4"/>
          <table:table-cell table:number-columns-repeated="16344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8<text:span text:style-name="T1">(2)</text:span>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1" calcext:value-type="float">
            <text:p>1</text:p>
          </table:table-cell>
          <table:table-cell table:formula="of:=[.M11]" office:value-type="float" office:value="1" calcext:value-type="float">
            <text:p>1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1" calcext:value-type="float">
            <text:p>1</text:p>
          </table:table-cell>
          <table:table-cell table:formula="of:=[.R11]" office:value-type="float" office:value="1" calcext:value-type="float">
            <text:p>1</text:p>
          </table:table-cell>
          <table:table-cell table:formula="of:=[.S11]" office:value-type="float" office:value="1" calcext:value-type="float">
            <text:p>1</text:p>
          </table:table-cell>
          <table:table-cell table:formula="of:=[.T11]" office:value-type="float" office:value="0" calcext:value-type="float">
            <text:p>0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1" calcext:value-type="float">
            <text:p>1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X8<text:span text:style-name="T1">(10)</text:span></text:p>
          </table:table-cell>
          <table:table-cell table:formula="of:=[.C11]" office:value-type="float" office:value="-17178" calcext:value-type="float">
            <text:p>-17178</text:p>
          </table:table-cell>
          <table:table-cell/>
          <table:covered-table-cell table:number-columns-repeated="5"/>
          <table:table-cell table:number-columns-repeated="16344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-----</text:p>
          </table:table-cell>
          <table:table-cell table:number-columns-repeated="19" office:value-type="string" calcext:value-type="string">
            <text:p>--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-----</text:p>
          </table:table-cell>
          <table:table-cell/>
          <table:covered-table-cell table:number-columns-repeated="5"/>
          <table:table-cell table:number-columns-repeated="16344"/>
        </table:table-row>
        <table:table-row table:style-name="ro2">
          <table:table-cell table:number-columns-repeated="6"/>
          <table:table-cell table:formula="of:=MOD([.G69] + [.G70] + [.G68]; 2)" office:value-type="float" office:value="1" calcext:value-type="float">
            <text:p>1</text:p>
          </table:table-cell>
          <table:table-cell table:formula="of:=MOD([.H69] + [.H70] + [.H68]; 2)" office:value-type="float" office:value="1" calcext:value-type="float">
            <text:p>1</text:p>
          </table:table-cell>
          <table:table-cell table:formula="of:=MOD([.I69] + [.I70] + [.I68]; 2)" office:value-type="float" office:value="0" calcext:value-type="float">
            <text:p>0</text:p>
          </table:table-cell>
          <table:table-cell table:formula="of:=MOD([.J69] + [.J70] + [.J68]; 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L69] + [.L70] + [.L68]; 2)" office:value-type="float" office:value="1" calcext:value-type="float">
            <text:p>1</text:p>
          </table:table-cell>
          <table:table-cell table:formula="of:=MOD([.M69] + [.M70] + [.M68]; 2)" office:value-type="float" office:value="0" calcext:value-type="float">
            <text:p>0</text:p>
          </table:table-cell>
          <table:table-cell table:formula="of:=MOD([.N69] + [.N70] + [.N68]; 2)" office:value-type="float" office:value="0" calcext:value-type="float">
            <text:p>0</text:p>
          </table:table-cell>
          <table:table-cell table:formula="of:=MOD([.O69] + [.O70] + [.O68]; 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Q69] + [.Q70] + [.Q68]; 2)" office:value-type="float" office:value="1" calcext:value-type="float">
            <text:p>1</text:p>
          </table:table-cell>
          <table:table-cell table:formula="of:=MOD([.R69] + [.R70] + [.R68]; 2)" office:value-type="float" office:value="1" calcext:value-type="float">
            <text:p>1</text:p>
          </table:table-cell>
          <table:table-cell table:formula="of:=MOD([.S69] + [.S70] + [.S68]; 2)" office:value-type="float" office:value="0" calcext:value-type="float">
            <text:p>0</text:p>
          </table:table-cell>
          <table:table-cell table:formula="of:=MOD([.T69] + [.T70] + [.T68]; 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V69] + [.V70] + [.V68]; 2)" office:value-type="float" office:value="0" calcext:value-type="float">
            <text:p>0</text:p>
          </table:table-cell>
          <table:table-cell table:formula="of:=MOD([.W69] + [.W70] + [.W68]; 2)" office:value-type="float" office:value="0" calcext:value-type="float">
            <text:p>0</text:p>
          </table:table-cell>
          <table:table-cell table:formula="of:=MOD([.X69] + [.X70] + [.X68]; 2)" office:value-type="float" office:value="1" calcext:value-type="float">
            <text:p>1</text:p>
          </table:table-cell>
          <table:table-cell table:formula="of:=MOD([.Y69] + [.Y70] + [.Y68]; 2)" office:value-type="float" office:value="1" calcext:value-type="float">
            <text:p>1</text:p>
          </table:table-cell>
          <table:table-cell office:value-type="string" calcext:value-type="string">
            <text:p><text:span text:style-name="T1">(2)</text:span>=</text:p>
          </table:table-cell>
          <table:table-cell table:formula="of:=IF(LEFT([.G76]; 1) = &quot;0&quot;; BITLSHIFT(BIN2DEC(LEFT(RIGHT([.G76]; 15); 7)); 8) + BIN2DEC(RIGHT([.G76]; 8)); (BITLSHIFT(BIN2DEC(LEFT(RIGHT(SUBSTITUTE(SUBSTITUTE(SUBSTITUTE([.G76]; 0; 2); 1; 0); 2; 1); 15); 7)); 8) + BIN2DEC(RIGHT(SUBSTITUTE(SUBSTITUTE(SUBSTITUTE([.G76]; 0; 2); 1; 0); 2; 1); 8)) + 1) * (-1))" office:value-type="float" office:value="-9789" calcext:value-type="float">
            <text:p>-9789</text:p>
          </table:table-cell>
          <table:table-cell office:value-type="string" calcext:value-type="string">
            <text:p><text:span text:style-name="T1">(10)</text:span></text:p>
          </table:table-cell>
          <table:table-cell table:number-columns-repeated="5"/>
          <table:table-cell table:formula="of:=[.AH69] + [.AH70]" office:value-type="float" office:value="-9789" calcext:value-type="float">
            <text:p>-9789</text:p>
          </table:table-cell>
          <table:table-cell office:value-type="string" calcext:value-type="string">
            <text:p><text:span text:style-name="T1">(10)</text:span></text:p>
          </table:table-cell>
          <table:covered-table-cell table:number-columns-repeated="5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CF =</text:p>
          </table:table-cell>
          <table:table-cell/>
          <table:table-cell table:formula="of:=IF([.F68] = 1; 1; 0)" office:value-type="float" office:value="0" calcext:value-type="float">
            <text:p>0</text:p>
          </table:table-cell>
          <table:table-cell/>
          <table:table-cell office:value-type="string" calcext:value-type="string">
            <text:p>PF =</text:p>
          </table:table-cell>
          <table:table-cell/>
          <table:table-cell table:formula="of:=IF(MOD(SUM([.Q72:.Y72]); 2) = 0; 1; 0)" office:value-type="float" office:value="1" calcext:value-type="float">
            <text:p>1</text:p>
          </table:table-cell>
          <table:table-cell/>
          <table:table-cell office:value-type="string" calcext:value-type="string">
            <text:p>AF =</text:p>
          </table:table-cell>
          <table:table-cell/>
          <table:table-cell table:formula="of:=IF([.T68] = 1; 1; 0)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string" calcext:value-type="string">
            <text:p>ZF =</text:p>
          </table:table-cell>
          <table:table-cell/>
          <table:table-cell table:formula="of:=IF(SUM([.F72:.Y72]) = 0; 1; 0)" office:value-type="float" office:value="0" calcext:value-type="float">
            <text:p>0</text:p>
          </table:table-cell>
          <table:table-cell/>
          <table:table-cell office:value-type="string" calcext:value-type="string">
            <text:p>SF =</text:p>
          </table:table-cell>
          <table:table-cell/>
          <table:table-cell table:formula="of:=IF([.G72] = 1; 1; 0)" office:value-type="float" office:value="1" calcext:value-type="float">
            <text:p>1</text:p>
          </table:table-cell>
          <table:table-cell/>
          <table:table-cell office:value-type="string" calcext:value-type="string">
            <text:p>OF =</text:p>
          </table:table-cell>
          <table:table-cell/>
          <table:table-cell table:formula="of:=IF([.F68] &lt;&gt; [.G68]; 1; 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formula="of:=SUBSTITUTE(COM.MICROSOFT.TEXTJOIN(&quot;&quot;;1;[.G72:.Y72]); &quot;.&quot;; &quot;&quot;)" office:value-type="string" office:string-value="1101100111000011" calcext:value-type="string">
            <text:p>110110011100001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formula="of:=IF(SUM([.G78:.G80]) &gt; 1; 1; 0)" office:value-type="float" office:value="1" calcext:value-type="float">
            <text:p>1</text:p>
          </table:table-cell>
          <table:table-cell table:formula="of:=IF(SUM([.H78:.H80]) &gt; 1; 1; 0)" office:value-type="float" office:value="1" calcext:value-type="float">
            <text:p>1</text:p>
          </table:table-cell>
          <table:table-cell table:formula="of:=IF(SUM([.I78:.I80]) &gt; 1; 1; 0)" office:value-type="float" office:value="0" calcext:value-type="float">
            <text:p>0</text:p>
          </table:table-cell>
          <table:table-cell table:formula="of:=IF(SUM([.J78:.J80]) &gt; 1; 1; 0)" office:value-type="float" office:value="1" calcext:value-type="float">
            <text:p>1</text:p>
          </table:table-cell>
          <table:table-cell table:formula="of:=IF(SUM([.L78:.L80]) &gt; 1; 1; 0)" office:value-type="float" office:value="1" calcext:value-type="float">
            <text:p>1</text:p>
          </table:table-cell>
          <table:table-cell/>
          <table:table-cell table:formula="of:=IF(SUM([.M78:.M80]) &gt; 1; 1; 0)" office:value-type="float" office:value="1" calcext:value-type="float">
            <text:p>1</text:p>
          </table:table-cell>
          <table:table-cell table:formula="of:=IF(SUM([.N78:.N80]) &gt; 1; 1; 0)" office:value-type="float" office:value="1" calcext:value-type="float">
            <text:p>1</text:p>
          </table:table-cell>
          <table:table-cell table:formula="of:=IF(SUM([.O78:.O80]) &gt; 1; 1; 0)" office:value-type="float" office:value="1" calcext:value-type="float">
            <text:p>1</text:p>
          </table:table-cell>
          <table:table-cell table:formula="of:=IF(SUM([.Q78:.Q80]) &gt; 1; 1; 0)" office:value-type="float" office:value="1" calcext:value-type="float">
            <text:p>1</text:p>
          </table:table-cell>
          <table:table-cell/>
          <table:table-cell table:formula="of:=IF(SUM([.R78:.R80]) &gt; 1; 1; 0)" office:value-type="float" office:value="1" calcext:value-type="float">
            <text:p>1</text:p>
          </table:table-cell>
          <table:table-cell table:formula="of:=IF(SUM([.S78:.S80]) &gt; 1; 1; 0)" office:value-type="float" office:value="0" calcext:value-type="float">
            <text:p>0</text:p>
          </table:table-cell>
          <table:table-cell table:formula="of:=IF(SUM([.T78:.T80]) &gt; 1; 1; 0)" office:value-type="float" office:value="0" calcext:value-type="float">
            <text:p>0</text:p>
          </table:table-cell>
          <table:table-cell table:formula="of:=IF(SUM([.V78:.V80]) &gt; 1; 1; 0)" office:value-type="float" office:value="0" calcext:value-type="float">
            <text:p>0</text:p>
          </table:table-cell>
          <table:table-cell/>
          <table:table-cell table:formula="of:=IF(SUM([.W78:.W80]) &gt; 1; 1; 0)" office:value-type="float" office:value="1" calcext:value-type="float">
            <text:p>1</text:p>
          </table:table-cell>
          <table:table-cell table:formula="of:=IF(SUM([.X78:.X80]) &gt; 1; 1; 0)" office:value-type="float" office:value="1" calcext:value-type="float">
            <text:p>1</text:p>
          </table:table-cell>
          <table:table-cell table:formula="of:=IF(SUM([.Y78:.Y80]) &gt; 1; 1; 0)" office:value-type="float" office:value="1" calcext:value-type="float">
            <text:p>1</text:p>
          </table:table-cell>
          <table:table-cell table:number-columns-repeated="16360"/>
        </table:table-row>
        <table:table-row table:style-name="ro2">
          <table:table-cell table:number-columns-repeated="4"/>
          <table:table-cell office:value-type="string" calcext:value-type="string">
            <text:p>B11<text:span text:style-name="T1">(2)</text:span></text:p>
          </table:table-cell>
          <table:table-cell/>
          <table:table-cell table:formula="of:=[.G14]" office:value-type="float" office:value="1" calcext:value-type="float">
            <text:p>1</text:p>
          </table:table-cell>
          <table:table-cell table:formula="of:=[.H14]" office:value-type="float" office:value="1" calcext:value-type="float">
            <text:p>1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1" calcext:value-type="float">
            <text:p>1</text:p>
          </table:table-cell>
          <table:table-cell table:formula="of:=[.K14]" office:value-type="string" office:string-value="." calcext:value-type="string">
            <text:p>.</text:p>
          </table:table-cell>
          <table:table-cell table:formula="of:=[.L14]" office:value-type="float" office:value="1" calcext:value-type="float">
            <text:p>1</text:p>
          </table:table-cell>
          <table:table-cell table:formula="of:=[.M14]" office:value-type="float" office:value="0" calcext:value-type="float">
            <text:p>0</text:p>
          </table:table-cell>
          <table:table-cell table:formula="of:=[.N14]" office:value-type="float" office:value="0" calcext:value-type="float">
            <text:p>0</text:p>
          </table:table-cell>
          <table:table-cell table:formula="of:=[.O14]" office:value-type="float" office:value="1" calcext:value-type="float">
            <text:p>1</text:p>
          </table:table-cell>
          <table:table-cell table:formula="of:=[.P14]" office:value-type="string" office:string-value="." calcext:value-type="string">
            <text:p>.</text:p>
          </table:table-cell>
          <table:table-cell table:formula="of:=[.Q14]" office:value-type="float" office:value="1" calcext:value-type="float">
            <text:p>1</text:p>
          </table:table-cell>
          <table:table-cell table:formula="of:=[.R14]" office:value-type="float" office:value="1" calcext:value-type="float">
            <text:p>1</text:p>
          </table:table-cell>
          <table:table-cell table:formula="of:=[.S14]" office:value-type="float" office:value="0" calcext:value-type="float">
            <text:p>0</text:p>
          </table:table-cell>
          <table:table-cell table:formula="of:=[.T14]" office:value-type="float" office:value="0" calcext:value-type="float">
            <text:p>0</text:p>
          </table:table-cell>
          <table:table-cell table:formula="of:=[.U14]" office:value-type="string" office:string-value="." calcext:value-type="string">
            <text:p>.</text:p>
          </table:table-cell>
          <table:table-cell table:formula="of:=[.V14]" office:value-type="float" office:value="0" calcext:value-type="float">
            <text:p>0</text:p>
          </table:table-cell>
          <table:table-cell table:formula="of:=[.W14]" office:value-type="float" office:value="0" calcext:value-type="float">
            <text:p>0</text:p>
          </table:table-cell>
          <table:table-cell table:formula="of:=[.X14]" office:value-type="float" office:value="1" calcext:value-type="float">
            <text:p>1</text:p>
          </table:table-cell>
          <table:table-cell table:formula="of:=[.Y14]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11<text:span text:style-name="T1">(10)</text:span></text:p>
          </table:table-cell>
          <table:table-cell table:formula="of:=[.C14]" office:value-type="float" office:value="-9789" calcext:value-type="float">
            <text:p>-9789</text:p>
          </table:table-cell>
          <table:table-cell/>
          <table:table-cell table:style-name="ce2" table:formula="of:=CONCATENATE(IF(AND([.C14] &gt;= 0; [.C6] &gt;= 0); &quot;При сложении двух положительных слагаемых&quot;; IF(AND([.C14] &lt; 0; [.C6] &lt; 0); &quot;При сложении двух отрицательных слагаемых&quot;; &quot;При сложении положительного и отрицательного слагаемых&quot;)); &quot; получено &quot;; IF([.AA82] &gt;= 0; &quot;положительное число.&quot;; &quot;отрицательное число.&quot;); &quot; &quot;; IF([.Q85] = 1; &quot;Зафиксировано переполнение, результат выполнения операции не соответствует сумме десятичных экивалентов&quot;; &quot;Результат выполнения операции верный и корректный, соответствует сумме десятичных экивалентов.&quot;))" office:value-type="string" office:string-value="При сложении положительного и отрицательного слагаемых получено положительное число. Результат выполнения операции верный и корректный, соответствует сумме десятичных экивалентов." calcext:value-type="string" table:number-columns-spanned="5" table:number-rows-spanned="4">
            <text:p>При сложении положительного и отрицательного слагаемых получено положительное число. Результат выполнения операции верный и корректный, соответствует сумме десятичных экивалентов.</text:p>
          </table:table-cell>
          <table:covered-table-cell table:number-columns-repeated="4"/>
          <table:table-cell table:number-columns-repeated="16344"/>
        </table:table-row>
        <table:table-row table:style-name="ro2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3<text:span text:style-name="T1">(2)</text:span></text:p>
          </table:table-cell>
          <table:table-cell/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1" calcext:value-type="float">
            <text:p>1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1" calcext:value-type="float">
            <text:p>1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float" office:value="1" calcext:value-type="float">
            <text:p>1</text:p>
          </table:table-cell>
          <table:table-cell table:formula="of:=[.M6]" office:value-type="float" office:value="1" calcext:value-type="float">
            <text:p>1</text:p>
          </table:table-cell>
          <table:table-cell table:formula="of:=[.N6]" office:value-type="float" office:value="1" calcext:value-type="float">
            <text:p>1</text:p>
          </table:table-cell>
          <table:table-cell table:formula="of:=[.O6]" office:value-type="float" office:value="1" calcext:value-type="float">
            <text:p>1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float" office:value="1" calcext:value-type="float">
            <text:p>1</text:p>
          </table:table-cell>
          <table:table-cell table:formula="of:=[.R6]" office:value-type="float" office:value="1" calcext:value-type="float">
            <text:p>1</text:p>
          </table:table-cell>
          <table:table-cell table:formula="of:=[.S6]" office:value-type="float" office:value="1" calcext:value-type="float">
            <text:p>1</text:p>
          </table:table-cell>
          <table:table-cell table:formula="of:=[.T6]" office:value-type="float" office:value="1" calcext:value-type="float">
            <text:p>1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float" office:value="0" calcext:value-type="float">
            <text:p>0</text:p>
          </table:table-cell>
          <table:table-cell table:formula="of:=[.W6]" office:value-type="float" office:value="1" calcext:value-type="float">
            <text:p>1</text:p>
          </table:table-cell>
          <table:table-cell table:formula="of:=[.X6]" office:value-type="float" office:value="1" calcext:value-type="float">
            <text:p>1</text:p>
          </table:table-cell>
          <table:table-cell table:formula="of:=[.Y6]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X3<text:span text:style-name="T1">(10)</text:span></text:p>
          </table:table-cell>
          <table:table-cell table:formula="of:=[.C6]" office:value-type="float" office:value="24567" calcext:value-type="float">
            <text:p>24567</text:p>
          </table:table-cell>
          <table:table-cell/>
          <table:covered-table-cell table:number-columns-repeated="5"/>
          <table:table-cell table:number-columns-repeated="16344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-----</text:p>
          </table:table-cell>
          <table:table-cell table:number-columns-repeated="19" office:value-type="string" calcext:value-type="string">
            <text:p>--</text:p>
          </table:table-cell>
          <table:table-cell table:number-columns-repeated="5"/>
          <table:table-cell office:value-type="string" calcext:value-type="string">
            <text:p>=</text:p>
          </table:table-cell>
          <table:table-cell table:number-columns-repeated="3" office:value-type="string" calcext:value-type="string">
            <text:p>-----</text:p>
          </table:table-cell>
          <table:table-cell/>
          <table:covered-table-cell table:number-columns-repeated="5"/>
          <table:table-cell table:number-columns-repeated="16344"/>
        </table:table-row>
        <table:table-row table:style-name="ro2">
          <table:table-cell table:number-columns-repeated="6"/>
          <table:table-cell table:formula="of:=MOD([.G79] + [.G80] + [.G78]; 2)" office:value-type="float" office:value="0" calcext:value-type="float">
            <text:p>0</text:p>
          </table:table-cell>
          <table:table-cell table:formula="of:=MOD([.H79] + [.H80] + [.H78]; 2)" office:value-type="float" office:value="0" calcext:value-type="float">
            <text:p>0</text:p>
          </table:table-cell>
          <table:table-cell table:formula="of:=MOD([.I79] + [.I80] + [.I78]; 2)" office:value-type="float" office:value="1" calcext:value-type="float">
            <text:p>1</text:p>
          </table:table-cell>
          <table:table-cell table:formula="of:=MOD([.J79] + [.J80] + [.J78]; 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L79] + [.L80] + [.L78]; 2)" office:value-type="float" office:value="1" calcext:value-type="float">
            <text:p>1</text:p>
          </table:table-cell>
          <table:table-cell table:formula="of:=MOD([.M79] + [.M80] + [.M78]; 2)" office:value-type="float" office:value="0" calcext:value-type="float">
            <text:p>0</text:p>
          </table:table-cell>
          <table:table-cell table:formula="of:=MOD([.N79] + [.N80] + [.N78]; 2)" office:value-type="float" office:value="0" calcext:value-type="float">
            <text:p>0</text:p>
          </table:table-cell>
          <table:table-cell table:formula="of:=MOD([.O79] + [.O80] + [.O78]; 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Q79] + [.Q80] + [.Q78]; 2)" office:value-type="float" office:value="1" calcext:value-type="float">
            <text:p>1</text:p>
          </table:table-cell>
          <table:table-cell table:formula="of:=MOD([.R79] + [.R80] + [.R78]; 2)" office:value-type="float" office:value="0" calcext:value-type="float">
            <text:p>0</text:p>
          </table:table-cell>
          <table:table-cell table:formula="of:=MOD([.S79] + [.S80] + [.S78]; 2)" office:value-type="float" office:value="1" calcext:value-type="float">
            <text:p>1</text:p>
          </table:table-cell>
          <table:table-cell table:formula="of:=MOD([.T79] + [.T80] + [.T78]; 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V79] + [.V80] + [.V78]; 2)" office:value-type="float" office:value="1" calcext:value-type="float">
            <text:p>1</text:p>
          </table:table-cell>
          <table:table-cell table:formula="of:=MOD([.W79] + [.W80] + [.W78]; 2)" office:value-type="float" office:value="0" calcext:value-type="float">
            <text:p>0</text:p>
          </table:table-cell>
          <table:table-cell table:formula="of:=MOD([.X79] + [.X80] + [.X78]; 2)" office:value-type="float" office:value="1" calcext:value-type="float">
            <text:p>1</text:p>
          </table:table-cell>
          <table:table-cell table:formula="of:=MOD([.Y79] + [.Y80] + [.Y78]; 2)" office:value-type="float" office:value="0" calcext:value-type="float">
            <text:p>0</text:p>
          </table:table-cell>
          <table:table-cell office:value-type="string" calcext:value-type="string">
            <text:p><text:span text:style-name="T1">(2)</text:span>=</text:p>
          </table:table-cell>
          <table:table-cell table:formula="of:=IF(LEFT([.G86]; 1) = &quot;0&quot;; BITLSHIFT(BIN2DEC(LEFT(RIGHT([.G86]; 15); 7)); 8) + BIN2DEC(RIGHT([.G86]; 8)); (BITLSHIFT(BIN2DEC(LEFT(RIGHT(SUBSTITUTE(SUBSTITUTE(SUBSTITUTE([.G86]; 0; 2); 1; 0); 2; 1); 15); 7)); 8) + BIN2DEC(RIGHT(SUBSTITUTE(SUBSTITUTE(SUBSTITUTE([.G86]; 0; 2); 1; 0); 2; 1); 8)) + 1) * (-1))" office:value-type="float" office:value="14778" calcext:value-type="float">
            <text:p>14778</text:p>
          </table:table-cell>
          <table:table-cell office:value-type="string" calcext:value-type="string">
            <text:p><text:span text:style-name="T1">(10)</text:span></text:p>
          </table:table-cell>
          <table:table-cell table:number-columns-repeated="5"/>
          <table:table-cell table:formula="of:=[.AH79] + [.AH80]" office:value-type="float" office:value="14778" calcext:value-type="float">
            <text:p>14778</text:p>
          </table:table-cell>
          <table:table-cell office:value-type="string" calcext:value-type="string">
            <text:p><text:span text:style-name="T1">(10)</text:span></text:p>
          </table:table-cell>
          <table:covered-table-cell table:number-columns-repeated="5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CF =</text:p>
          </table:table-cell>
          <table:table-cell/>
          <table:table-cell table:formula="of:=IF([.F78] = 1; 1; 0)" office:value-type="float" office:value="1" calcext:value-type="float">
            <text:p>1</text:p>
          </table:table-cell>
          <table:table-cell/>
          <table:table-cell office:value-type="string" calcext:value-type="string">
            <text:p>PF =</text:p>
          </table:table-cell>
          <table:table-cell/>
          <table:table-cell table:formula="of:=IF(MOD(SUM([.Q82:.Y82]); 2) = 0; 1; 0)" office:value-type="float" office:value="0" calcext:value-type="float">
            <text:p>0</text:p>
          </table:table-cell>
          <table:table-cell/>
          <table:table-cell office:value-type="string" calcext:value-type="string">
            <text:p>AF =</text:p>
          </table:table-cell>
          <table:table-cell/>
          <table:table-cell table:formula="of:=IF([.T78] = 1; 1; 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6"/>
          <table:table-cell office:value-type="string" calcext:value-type="string">
            <text:p>ZF =</text:p>
          </table:table-cell>
          <table:table-cell/>
          <table:table-cell table:formula="of:=IF(SUM([.F82:.Y82]) = 0; 1; 0)" office:value-type="float" office:value="0" calcext:value-type="float">
            <text:p>0</text:p>
          </table:table-cell>
          <table:table-cell/>
          <table:table-cell office:value-type="string" calcext:value-type="string">
            <text:p>SF =</text:p>
          </table:table-cell>
          <table:table-cell/>
          <table:table-cell table:formula="of:=IF([.G82] = 1; 1; 0)" office:value-type="float" office:value="0" calcext:value-type="float">
            <text:p>0</text:p>
          </table:table-cell>
          <table:table-cell/>
          <table:table-cell office:value-type="string" calcext:value-type="string">
            <text:p>OF =</text:p>
          </table:table-cell>
          <table:table-cell/>
          <table:table-cell table:formula="of:=IF([.F78] &lt;&gt; [.G78]; 1; 0)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formula="of:=SUBSTITUTE(COM.MICROSOFT.TEXTJOIN(&quot;&quot;;1;[.G82:.Y82]); &quot;.&quot;; &quot;&quot;)" office:value-type="string" office:string-value="0011100110111010" calcext:value-type="string">
            <text:p>0011100110111010</text:p>
          </table:table-cell>
          <table:table-cell table:number-columns-repeated="16377"/>
        </table:table-row>
        <table:table-row table:style-name="ro3" table:number-rows-repeated="104848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Sheet.G4:Sheet.Y7">
            <calcext:condition calcext:apply-style-name="Untitled1" calcext:value="=0" calcext:base-cell-address="Sheet.G4"/>
            <calcext:condition calcext:apply-style-name="Untitled2" calcext:value="=1" calcext:base-cell-address="Sheet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ext-properties fo:color="#2a6099">
        <loext:char-complex-color loext:theme-type="dark1" loext:color-type="theme"/>
      </style:text-properties>
    </style:style>
    <style:style style:name="Untitled2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.00.0000</text:date>, <text:time style:data-style-name="N2" text:time-value="14:29:04.023364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" style:display-name="PageStyle_Sheet" style:page-layout-name="Mpm3">
      <style:header>
        <text:p><text:span text:style-name="MT1">Гусев Максим Вадимович, 12 вариант, </text:span><text:span text:style-name="MT1"><text:file-name text:display="name-and-extension">???</text:file-name></text:span></text:p>
      </style:header>
      <style:header-left style:display="false"/>
      <style:header-first style:display="false"/>
      <style:footer>
        <text:p><text:date style:data-style-name="N2" text:date-value="2023-12-13">00.00.0000</text:date><text:s/><text:time style:data-style-name="N2" text:time-value="14:29:04.033513632">00:00:00</text:time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12-12T21:45:22</meta:creation-date>
    <dc:date>2023-12-13T14:29:50.227261444</dc:date>
    <meta:generator>LibreOffice/7.6.3.2$Linux_X86_64 LibreOffice_project/4fe86607b5ac922e55f140471fda9b60bdaa980d</meta:generator>
    <meta:editing-duration>PT15M25S</meta:editing-duration>
    <meta:editing-cycles>2</meta:editing-cycles>
    <meta:document-statistic meta:table-count="1" meta:cell-count="1161" meta:object-count="0"/>
    <meta:user-defined meta:name="AppVersion">3.1</meta:user-defined>
  </office:meta>
</office:document-meta>
</file>